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29.799cm" svg:height="16.761cm" svg:x="22.28cm" svg:y="0.447cm">
            <draw:object draw:notify-on-update-of-ranges="Sheet1.B2:Sheet1.B70 Sheet1.C1:Sheet1.C1 Sheet1.C2:Sheet1.C70 Sheet1.D1:Sheet1.D1 Sheet1.D2:Sheet1.D70 Sheet1.E1:Sheet1.E1 Sheet1.E2:Sheet1.E70 Sheet1.F1:Sheet1.F1 Sheet1.F2:Sheet1.F70 Sheet1.G1:Sheet1.G1 Sheet1.G2:Sheet1.G70 Sheet1.H1:Sheet1.H1 Sheet1.H2:Sheet1.H70 Sheet1.I1:Sheet1.I1 Sheet1.I2:Sheet1.I70 Sheet1.J1:Sheet1.J1 Sheet1.J2:Sheet1.J70 Sheet1.K1:Sheet1.K1 Sheet1.K2:Sheet1.K70 Sheet1.L1:Sheet1.L1 Sheet1.L2:Sheet1.L7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Full-Service Restaurants</text:p>
          </table:table-cell>
          <table:table-cell table:style-name="ce1" office:value-type="string" calcext:value-type="string">
            <text:p>Elementary and Secondary Schools</text:p>
          </table:table-cell>
          <table:table-cell table:style-name="ce1" office:value-type="string" calcext:value-type="string">
            <text:p>Nature Parks and Other Similar Institutions</text:p>
          </table:table-cell>
          <table:table-cell table:style-name="ce1" office:value-type="string" calcext:value-type="string">
            <text:p>Malls</text:p>
          </table:table-cell>
          <table:table-cell table:style-name="ce1" office:value-type="string" calcext:value-type="string">
            <text:p>All Other General Merchandise Stores</text:p>
          </table:table-cell>
          <table:table-cell table:style-name="ce1" office:value-type="string" calcext:value-type="string">
            <text:p>Fitness and Recreational Sports Centers</text:p>
          </table:table-cell>
          <table:table-cell table:style-name="ce1" office:value-type="string" calcext:value-type="string">
            <text:p>Limited-Service Restaurants</text:p>
          </table:table-cell>
          <table:table-cell table:style-name="ce1" office:value-type="string" calcext:value-type="string">
            <text:p>Supermarkets and Other Grocery (except Convenience) Stores</text:p>
          </table:table-cell>
          <table:table-cell table:style-name="ce1" office:value-type="string" calcext:value-type="string">
            <text:p>Hotels (except Casino Hotels) and Motels</text:p>
          </table:table-cell>
          <table:table-cell table:style-name="ce1" office:value-type="string" calcext:value-type="string">
            <text:p>Hardware Stores</text:p>
          </table:table-cell>
          <table:table-cell table:number-columns-repeated="101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03/02-03/09</text:p>
          </table:table-cell>
          <table:table-cell office:value-type="float" office:value="280176" calcext:value-type="float">
            <text:p>280176</text:p>
          </table:table-cell>
          <table:table-cell office:value-type="float" office:value="360308" calcext:value-type="float">
            <text:p>360308</text:p>
          </table:table-cell>
          <table:table-cell office:value-type="float" office:value="131486" calcext:value-type="float">
            <text:p>131486</text:p>
          </table:table-cell>
          <table:table-cell office:value-type="float" office:value="181934" calcext:value-type="float">
            <text:p>181934</text:p>
          </table:table-cell>
          <table:table-cell office:value-type="float" office:value="71626" calcext:value-type="float">
            <text:p>71626</text:p>
          </table:table-cell>
          <table:table-cell office:value-type="float" office:value="127865" calcext:value-type="float">
            <text:p>127865</text:p>
          </table:table-cell>
          <table:table-cell office:value-type="float" office:value="91640" calcext:value-type="float">
            <text:p>91640</text:p>
          </table:table-cell>
          <table:table-cell office:value-type="float" office:value="55931" calcext:value-type="float">
            <text:p>55931</text:p>
          </table:table-cell>
          <table:table-cell office:value-type="float" office:value="64163" calcext:value-type="float">
            <text:p>64163</text:p>
          </table:table-cell>
          <table:table-cell office:value-type="float" office:value="36947" calcext:value-type="float">
            <text:p>36947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03/09-3/16</text:p>
          </table:table-cell>
          <table:table-cell office:value-type="float" office:value="239701" calcext:value-type="float">
            <text:p>239701</text:p>
          </table:table-cell>
          <table:table-cell office:value-type="float" office:value="285124" calcext:value-type="float">
            <text:p>285124</text:p>
          </table:table-cell>
          <table:table-cell office:value-type="float" office:value="115363" calcext:value-type="float">
            <text:p>115363</text:p>
          </table:table-cell>
          <table:table-cell office:value-type="float" office:value="169048" calcext:value-type="float">
            <text:p>169048</text:p>
          </table:table-cell>
          <table:table-cell office:value-type="float" office:value="77824" calcext:value-type="float">
            <text:p>77824</text:p>
          </table:table-cell>
          <table:table-cell office:value-type="float" office:value="106884" calcext:value-type="float">
            <text:p>106884</text:p>
          </table:table-cell>
          <table:table-cell office:value-type="float" office:value="70790" calcext:value-type="float">
            <text:p>70790</text:p>
          </table:table-cell>
          <table:table-cell office:value-type="float" office:value="69733" calcext:value-type="float">
            <text:p>69733</text:p>
          </table:table-cell>
          <table:table-cell office:value-type="float" office:value="53000" calcext:value-type="float">
            <text:p>53000</text:p>
          </table:table-cell>
          <table:table-cell office:value-type="float" office:value="37006" calcext:value-type="float">
            <text:p>37006</text:p>
          </table:table-cell>
          <table:table-cell table:number-columns-repeated="101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03/16-03/23</text:p>
          </table:table-cell>
          <table:table-cell office:value-type="float" office:value="76985" calcext:value-type="float">
            <text:p>76985</text:p>
          </table:table-cell>
          <table:table-cell office:value-type="float" office:value="71062" calcext:value-type="float">
            <text:p>71062</text:p>
          </table:table-cell>
          <table:table-cell office:value-type="float" office:value="85001" calcext:value-type="float">
            <text:p>85001</text:p>
          </table:table-cell>
          <table:table-cell office:value-type="float" office:value="75211" calcext:value-type="float">
            <text:p>75211</text:p>
          </table:table-cell>
          <table:table-cell office:value-type="float" office:value="56783" calcext:value-type="float">
            <text:p>56783</text:p>
          </table:table-cell>
          <table:table-cell office:value-type="float" office:value="36443" calcext:value-type="float">
            <text:p>36443</text:p>
          </table:table-cell>
          <table:table-cell office:value-type="float" office:value="34175" calcext:value-type="float">
            <text:p>34175</text:p>
          </table:table-cell>
          <table:table-cell office:value-type="float" office:value="59263" calcext:value-type="float">
            <text:p>59263</text:p>
          </table:table-cell>
          <table:table-cell office:value-type="float" office:value="22870" calcext:value-type="float">
            <text:p>22870</text:p>
          </table:table-cell>
          <table:table-cell office:value-type="float" office:value="30797" calcext:value-type="float">
            <text:p>30797</text:p>
          </table:table-cell>
          <table:table-cell table:number-columns-repeated="101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03/23-03/30</text:p>
          </table:table-cell>
          <table:table-cell office:value-type="float" office:value="57364" calcext:value-type="float">
            <text:p>57364</text:p>
          </table:table-cell>
          <table:table-cell office:value-type="float" office:value="43366" calcext:value-type="float">
            <text:p>43366</text:p>
          </table:table-cell>
          <table:table-cell office:value-type="float" office:value="85894" calcext:value-type="float">
            <text:p>85894</text:p>
          </table:table-cell>
          <table:table-cell office:value-type="float" office:value="60491" calcext:value-type="float">
            <text:p>60491</text:p>
          </table:table-cell>
          <table:table-cell office:value-type="float" office:value="54573" calcext:value-type="float">
            <text:p>54573</text:p>
          </table:table-cell>
          <table:table-cell office:value-type="float" office:value="26704" calcext:value-type="float">
            <text:p>26704</text:p>
          </table:table-cell>
          <table:table-cell office:value-type="float" office:value="28845" calcext:value-type="float">
            <text:p>28845</text:p>
          </table:table-cell>
          <table:table-cell office:value-type="float" office:value="53026" calcext:value-type="float">
            <text:p>53026</text:p>
          </table:table-cell>
          <table:table-cell office:value-type="float" office:value="16708" calcext:value-type="float">
            <text:p>16708</text:p>
          </table:table-cell>
          <table:table-cell office:value-type="float" office:value="34296" calcext:value-type="float">
            <text:p>34296</text:p>
          </table:table-cell>
          <table:table-cell table:number-columns-repeated="101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03/30-04/06</text:p>
          </table:table-cell>
          <table:table-cell office:value-type="float" office:value="47808" calcext:value-type="float">
            <text:p>47808</text:p>
          </table:table-cell>
          <table:table-cell office:value-type="float" office:value="30151" calcext:value-type="float">
            <text:p>30151</text:p>
          </table:table-cell>
          <table:table-cell office:value-type="float" office:value="70409" calcext:value-type="float">
            <text:p>70409</text:p>
          </table:table-cell>
          <table:table-cell office:value-type="float" office:value="54638" calcext:value-type="float">
            <text:p>54638</text:p>
          </table:table-cell>
          <table:table-cell office:value-type="float" office:value="51767" calcext:value-type="float">
            <text:p>51767</text:p>
          </table:table-cell>
          <table:table-cell office:value-type="float" office:value="23057" calcext:value-type="float">
            <text:p>23057</text:p>
          </table:table-cell>
          <table:table-cell office:value-type="float" office:value="27245" calcext:value-type="float">
            <text:p>27245</text:p>
          </table:table-cell>
          <table:table-cell office:value-type="float" office:value="47137" calcext:value-type="float">
            <text:p>47137</text:p>
          </table:table-cell>
          <table:table-cell office:value-type="float" office:value="13678" calcext:value-type="float">
            <text:p>13678</text:p>
          </table:table-cell>
          <table:table-cell office:value-type="float" office:value="31228" calcext:value-type="float">
            <text:p>31228</text:p>
          </table:table-cell>
          <table:table-cell table:number-columns-repeated="101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04/06-04/13</text:p>
          </table:table-cell>
          <table:table-cell office:value-type="float" office:value="45842" calcext:value-type="float">
            <text:p>45842</text:p>
          </table:table-cell>
          <table:table-cell office:value-type="float" office:value="26938" calcext:value-type="float">
            <text:p>26938</text:p>
          </table:table-cell>
          <table:table-cell office:value-type="float" office:value="65225" calcext:value-type="float">
            <text:p>65225</text:p>
          </table:table-cell>
          <table:table-cell office:value-type="float" office:value="54012" calcext:value-type="float">
            <text:p>54012</text:p>
          </table:table-cell>
          <table:table-cell office:value-type="float" office:value="53145" calcext:value-type="float">
            <text:p>53145</text:p>
          </table:table-cell>
          <table:table-cell office:value-type="float" office:value="21319" calcext:value-type="float">
            <text:p>21319</text:p>
          </table:table-cell>
          <table:table-cell office:value-type="float" office:value="25561" calcext:value-type="float">
            <text:p>25561</text:p>
          </table:table-cell>
          <table:table-cell office:value-type="float" office:value="47153" calcext:value-type="float">
            <text:p>47153</text:p>
          </table:table-cell>
          <table:table-cell office:value-type="float" office:value="13159" calcext:value-type="float">
            <text:p>13159</text:p>
          </table:table-cell>
          <table:table-cell office:value-type="float" office:value="29759" calcext:value-type="float">
            <text:p>29759</text:p>
          </table:table-cell>
          <table:table-cell table:number-columns-repeated="101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04/13-04/20</text:p>
          </table:table-cell>
          <table:table-cell office:value-type="float" office:value="45733" calcext:value-type="float">
            <text:p>45733</text:p>
          </table:table-cell>
          <table:table-cell office:value-type="float" office:value="24884" calcext:value-type="float">
            <text:p>24884</text:p>
          </table:table-cell>
          <table:table-cell office:value-type="float" office:value="60580" calcext:value-type="float">
            <text:p>60580</text:p>
          </table:table-cell>
          <table:table-cell office:value-type="float" office:value="53083" calcext:value-type="float">
            <text:p>53083</text:p>
          </table:table-cell>
          <table:table-cell office:value-type="float" office:value="52018" calcext:value-type="float">
            <text:p>52018</text:p>
          </table:table-cell>
          <table:table-cell office:value-type="float" office:value="20461" calcext:value-type="float">
            <text:p>20461</text:p>
          </table:table-cell>
          <table:table-cell office:value-type="float" office:value="26696" calcext:value-type="float">
            <text:p>26696</text:p>
          </table:table-cell>
          <table:table-cell office:value-type="float" office:value="43767" calcext:value-type="float">
            <text:p>43767</text:p>
          </table:table-cell>
          <table:table-cell office:value-type="float" office:value="12958" calcext:value-type="float">
            <text:p>12958</text:p>
          </table:table-cell>
          <table:table-cell office:value-type="float" office:value="35213" calcext:value-type="float">
            <text:p>35213</text:p>
          </table:table-cell>
          <table:table-cell table:number-columns-repeated="101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04/20-04/27</text:p>
          </table:table-cell>
          <table:table-cell office:value-type="float" office:value="53800" calcext:value-type="float">
            <text:p>53800</text:p>
          </table:table-cell>
          <table:table-cell office:value-type="float" office:value="31146" calcext:value-type="float">
            <text:p>31146</text:p>
          </table:table-cell>
          <table:table-cell office:value-type="float" office:value="83788" calcext:value-type="float">
            <text:p>83788</text:p>
          </table:table-cell>
          <table:table-cell office:value-type="float" office:value="57452" calcext:value-type="float">
            <text:p>57452</text:p>
          </table:table-cell>
          <table:table-cell office:value-type="float" office:value="56051" calcext:value-type="float">
            <text:p>56051</text:p>
          </table:table-cell>
          <table:table-cell office:value-type="float" office:value="24745" calcext:value-type="float">
            <text:p>24745</text:p>
          </table:table-cell>
          <table:table-cell office:value-type="float" office:value="30898" calcext:value-type="float">
            <text:p>30898</text:p>
          </table:table-cell>
          <table:table-cell office:value-type="float" office:value="46365" calcext:value-type="float">
            <text:p>46365</text:p>
          </table:table-cell>
          <table:table-cell office:value-type="float" office:value="16718" calcext:value-type="float">
            <text:p>16718</text:p>
          </table:table-cell>
          <table:table-cell office:value-type="float" office:value="44449" calcext:value-type="float">
            <text:p>44449</text:p>
          </table:table-cell>
          <table:table-cell table:number-columns-repeated="101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04/27-05/04</text:p>
          </table:table-cell>
          <table:table-cell office:value-type="float" office:value="56610" calcext:value-type="float">
            <text:p>56610</text:p>
          </table:table-cell>
          <table:table-cell office:value-type="float" office:value="32851" calcext:value-type="float">
            <text:p>32851</text:p>
          </table:table-cell>
          <table:table-cell office:value-type="float" office:value="87521" calcext:value-type="float">
            <text:p>87521</text:p>
          </table:table-cell>
          <table:table-cell office:value-type="float" office:value="60852" calcext:value-type="float">
            <text:p>60852</text:p>
          </table:table-cell>
          <table:table-cell office:value-type="float" office:value="61149" calcext:value-type="float">
            <text:p>61149</text:p>
          </table:table-cell>
          <table:table-cell office:value-type="float" office:value="25893" calcext:value-type="float">
            <text:p>25893</text:p>
          </table:table-cell>
          <table:table-cell office:value-type="float" office:value="33027" calcext:value-type="float">
            <text:p>33027</text:p>
          </table:table-cell>
          <table:table-cell office:value-type="float" office:value="46467" calcext:value-type="float">
            <text:p>46467</text:p>
          </table:table-cell>
          <table:table-cell office:value-type="float" office:value="18216" calcext:value-type="float">
            <text:p>18216</text:p>
          </table:table-cell>
          <table:table-cell office:value-type="float" office:value="46830" calcext:value-type="float">
            <text:p>46830</text:p>
          </table:table-cell>
          <table:table-cell table:number-columns-repeated="101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05/04-05/11</text:p>
          </table:table-cell>
          <table:table-cell office:value-type="float" office:value="58530" calcext:value-type="float">
            <text:p>58530</text:p>
          </table:table-cell>
          <table:table-cell office:value-type="float" office:value="31917" calcext:value-type="float">
            <text:p>31917</text:p>
          </table:table-cell>
          <table:table-cell office:value-type="float" office:value="76970" calcext:value-type="float">
            <text:p>76970</text:p>
          </table:table-cell>
          <table:table-cell office:value-type="float" office:value="66592" calcext:value-type="float">
            <text:p>66592</text:p>
          </table:table-cell>
          <table:table-cell office:value-type="float" office:value="63870" calcext:value-type="float">
            <text:p>63870</text:p>
          </table:table-cell>
          <table:table-cell office:value-type="float" office:value="25754" calcext:value-type="float">
            <text:p>25754</text:p>
          </table:table-cell>
          <table:table-cell office:value-type="float" office:value="33424" calcext:value-type="float">
            <text:p>33424</text:p>
          </table:table-cell>
          <table:table-cell office:value-type="float" office:value="49309" calcext:value-type="float">
            <text:p>49309</text:p>
          </table:table-cell>
          <table:table-cell office:value-type="float" office:value="19883" calcext:value-type="float">
            <text:p>19883</text:p>
          </table:table-cell>
          <table:table-cell office:value-type="float" office:value="45096" calcext:value-type="float">
            <text:p>45096</text:p>
          </table:table-cell>
          <table:table-cell table:number-columns-repeated="101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05/11-05/18</text:p>
          </table:table-cell>
          <table:table-cell office:value-type="float" office:value="59436" calcext:value-type="float">
            <text:p>59436</text:p>
          </table:table-cell>
          <table:table-cell office:value-type="float" office:value="33590" calcext:value-type="float">
            <text:p>33590</text:p>
          </table:table-cell>
          <table:table-cell office:value-type="float" office:value="81467" calcext:value-type="float">
            <text:p>81467</text:p>
          </table:table-cell>
          <table:table-cell office:value-type="float" office:value="63147" calcext:value-type="float">
            <text:p>63147</text:p>
          </table:table-cell>
          <table:table-cell office:value-type="float" office:value="61006" calcext:value-type="float">
            <text:p>61006</text:p>
          </table:table-cell>
          <table:table-cell office:value-type="float" office:value="26387" calcext:value-type="float">
            <text:p>26387</text:p>
          </table:table-cell>
          <table:table-cell office:value-type="float" office:value="34091" calcext:value-type="float">
            <text:p>34091</text:p>
          </table:table-cell>
          <table:table-cell office:value-type="float" office:value="47077" calcext:value-type="float">
            <text:p>47077</text:p>
          </table:table-cell>
          <table:table-cell office:value-type="float" office:value="21813" calcext:value-type="float">
            <text:p>21813</text:p>
          </table:table-cell>
          <table:table-cell office:value-type="float" office:value="46274" calcext:value-type="float">
            <text:p>46274</text:p>
          </table:table-cell>
          <table:table-cell table:number-columns-repeated="101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05/18-05/25</text:p>
          </table:table-cell>
          <table:table-cell office:value-type="float" office:value="67288" calcext:value-type="float">
            <text:p>67288</text:p>
          </table:table-cell>
          <table:table-cell office:value-type="float" office:value="38498" calcext:value-type="float">
            <text:p>38498</text:p>
          </table:table-cell>
          <table:table-cell office:value-type="float" office:value="105869" calcext:value-type="float">
            <text:p>105869</text:p>
          </table:table-cell>
          <table:table-cell office:value-type="float" office:value="73816" calcext:value-type="float">
            <text:p>73816</text:p>
          </table:table-cell>
          <table:table-cell office:value-type="float" office:value="63348" calcext:value-type="float">
            <text:p>63348</text:p>
          </table:table-cell>
          <table:table-cell office:value-type="float" office:value="30644" calcext:value-type="float">
            <text:p>30644</text:p>
          </table:table-cell>
          <table:table-cell office:value-type="float" office:value="37398" calcext:value-type="float">
            <text:p>37398</text:p>
          </table:table-cell>
          <table:table-cell office:value-type="float" office:value="48661" calcext:value-type="float">
            <text:p>48661</text:p>
          </table:table-cell>
          <table:table-cell office:value-type="float" office:value="27661" calcext:value-type="float">
            <text:p>27661</text:p>
          </table:table-cell>
          <table:table-cell office:value-type="float" office:value="49424" calcext:value-type="float">
            <text:p>49424</text:p>
          </table:table-cell>
          <table:table-cell table:number-columns-repeated="101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05/25-06/01</text:p>
          </table:table-cell>
          <table:table-cell office:value-type="float" office:value="67857" calcext:value-type="float">
            <text:p>67857</text:p>
          </table:table-cell>
          <table:table-cell office:value-type="float" office:value="40275" calcext:value-type="float">
            <text:p>40275</text:p>
          </table:table-cell>
          <table:table-cell office:value-type="float" office:value="103685" calcext:value-type="float">
            <text:p>103685</text:p>
          </table:table-cell>
          <table:table-cell office:value-type="float" office:value="72502" calcext:value-type="float">
            <text:p>72502</text:p>
          </table:table-cell>
          <table:table-cell office:value-type="float" office:value="59608" calcext:value-type="float">
            <text:p>59608</text:p>
          </table:table-cell>
          <table:table-cell office:value-type="float" office:value="31304" calcext:value-type="float">
            <text:p>31304</text:p>
          </table:table-cell>
          <table:table-cell office:value-type="float" office:value="38045" calcext:value-type="float">
            <text:p>38045</text:p>
          </table:table-cell>
          <table:table-cell office:value-type="float" office:value="47718" calcext:value-type="float">
            <text:p>47718</text:p>
          </table:table-cell>
          <table:table-cell office:value-type="float" office:value="27013" calcext:value-type="float">
            <text:p>27013</text:p>
          </table:table-cell>
          <table:table-cell office:value-type="float" office:value="46374" calcext:value-type="float">
            <text:p>46374</text:p>
          </table:table-cell>
          <table:table-cell table:number-columns-repeated="101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06/01-06/08</text:p>
          </table:table-cell>
          <table:table-cell office:value-type="float" office:value="111259" calcext:value-type="float">
            <text:p>111259</text:p>
          </table:table-cell>
          <table:table-cell office:value-type="float" office:value="45033" calcext:value-type="float">
            <text:p>45033</text:p>
          </table:table-cell>
          <table:table-cell office:value-type="float" office:value="124486" calcext:value-type="float">
            <text:p>124486</text:p>
          </table:table-cell>
          <table:table-cell office:value-type="float" office:value="94304" calcext:value-type="float">
            <text:p>94304</text:p>
          </table:table-cell>
          <table:table-cell office:value-type="float" office:value="66385" calcext:value-type="float">
            <text:p>66385</text:p>
          </table:table-cell>
          <table:table-cell office:value-type="float" office:value="42897" calcext:value-type="float">
            <text:p>42897</text:p>
          </table:table-cell>
          <table:table-cell office:value-type="float" office:value="45803" calcext:value-type="float">
            <text:p>45803</text:p>
          </table:table-cell>
          <table:table-cell office:value-type="float" office:value="50490" calcext:value-type="float">
            <text:p>50490</text:p>
          </table:table-cell>
          <table:table-cell office:value-type="float" office:value="33723" calcext:value-type="float">
            <text:p>33723</text:p>
          </table:table-cell>
          <table:table-cell office:value-type="float" office:value="47084" calcext:value-type="float">
            <text:p>47084</text:p>
          </table:table-cell>
          <table:table-cell table:number-columns-repeated="101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06/08-06/15</text:p>
          </table:table-cell>
          <table:table-cell office:value-type="float" office:value="139640" calcext:value-type="float">
            <text:p>139640</text:p>
          </table:table-cell>
          <table:table-cell office:value-type="float" office:value="40249" calcext:value-type="float">
            <text:p>40249</text:p>
          </table:table-cell>
          <table:table-cell office:value-type="float" office:value="123671" calcext:value-type="float">
            <text:p>123671</text:p>
          </table:table-cell>
          <table:table-cell office:value-type="float" office:value="105789" calcext:value-type="float">
            <text:p>105789</text:p>
          </table:table-cell>
          <table:table-cell office:value-type="float" office:value="67197" calcext:value-type="float">
            <text:p>67197</text:p>
          </table:table-cell>
          <table:table-cell office:value-type="float" office:value="52123" calcext:value-type="float">
            <text:p>52123</text:p>
          </table:table-cell>
          <table:table-cell office:value-type="float" office:value="47279" calcext:value-type="float">
            <text:p>47279</text:p>
          </table:table-cell>
          <table:table-cell office:value-type="float" office:value="49736" calcext:value-type="float">
            <text:p>49736</text:p>
          </table:table-cell>
          <table:table-cell office:value-type="float" office:value="36428" calcext:value-type="float">
            <text:p>36428</text:p>
          </table:table-cell>
          <table:table-cell office:value-type="float" office:value="46078" calcext:value-type="float">
            <text:p>46078</text:p>
          </table:table-cell>
          <table:table-cell table:number-columns-repeated="101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06/15-06/22</text:p>
          </table:table-cell>
          <table:table-cell office:value-type="float" office:value="160020" calcext:value-type="float">
            <text:p>160020</text:p>
          </table:table-cell>
          <table:table-cell office:value-type="float" office:value="46238" calcext:value-type="float">
            <text:p>46238</text:p>
          </table:table-cell>
          <table:table-cell office:value-type="float" office:value="115533" calcext:value-type="float">
            <text:p>115533</text:p>
          </table:table-cell>
          <table:table-cell office:value-type="float" office:value="111954" calcext:value-type="float">
            <text:p>111954</text:p>
          </table:table-cell>
          <table:table-cell office:value-type="float" office:value="66467" calcext:value-type="float">
            <text:p>66467</text:p>
          </table:table-cell>
          <table:table-cell office:value-type="float" office:value="62000" calcext:value-type="float">
            <text:p>62000</text:p>
          </table:table-cell>
          <table:table-cell office:value-type="float" office:value="47462" calcext:value-type="float">
            <text:p>47462</text:p>
          </table:table-cell>
          <table:table-cell office:value-type="float" office:value="49956" calcext:value-type="float">
            <text:p>49956</text:p>
          </table:table-cell>
          <table:table-cell office:value-type="float" office:value="39558" calcext:value-type="float">
            <text:p>39558</text:p>
          </table:table-cell>
          <table:table-cell office:value-type="float" office:value="42892" calcext:value-type="float">
            <text:p>42892</text:p>
          </table:table-cell>
          <table:table-cell table:number-columns-repeated="101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06/22-06/29</text:p>
          </table:table-cell>
          <table:table-cell office:value-type="float" office:value="168132" calcext:value-type="float">
            <text:p>168132</text:p>
          </table:table-cell>
          <table:table-cell office:value-type="float" office:value="53296" calcext:value-type="float">
            <text:p>53296</text:p>
          </table:table-cell>
          <table:table-cell office:value-type="float" office:value="127921" calcext:value-type="float">
            <text:p>127921</text:p>
          </table:table-cell>
          <table:table-cell office:value-type="float" office:value="115223" calcext:value-type="float">
            <text:p>115223</text:p>
          </table:table-cell>
          <table:table-cell office:value-type="float" office:value="69048" calcext:value-type="float">
            <text:p>69048</text:p>
          </table:table-cell>
          <table:table-cell office:value-type="float" office:value="69418" calcext:value-type="float">
            <text:p>69418</text:p>
          </table:table-cell>
          <table:table-cell office:value-type="float" office:value="51105" calcext:value-type="float">
            <text:p>51105</text:p>
          </table:table-cell>
          <table:table-cell office:value-type="float" office:value="51221" calcext:value-type="float">
            <text:p>51221</text:p>
          </table:table-cell>
          <table:table-cell office:value-type="float" office:value="45954" calcext:value-type="float">
            <text:p>45954</text:p>
          </table:table-cell>
          <table:table-cell office:value-type="float" office:value="44939" calcext:value-type="float">
            <text:p>44939</text:p>
          </table:table-cell>
          <table:table-cell table:number-columns-repeated="101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06/29-07/06</text:p>
          </table:table-cell>
          <table:table-cell office:value-type="float" office:value="150263" calcext:value-type="float">
            <text:p>150263</text:p>
          </table:table-cell>
          <table:table-cell office:value-type="float" office:value="39278" calcext:value-type="float">
            <text:p>39278</text:p>
          </table:table-cell>
          <table:table-cell office:value-type="float" office:value="125377" calcext:value-type="float">
            <text:p>125377</text:p>
          </table:table-cell>
          <table:table-cell office:value-type="float" office:value="103564" calcext:value-type="float">
            <text:p>103564</text:p>
          </table:table-cell>
          <table:table-cell office:value-type="float" office:value="67504" calcext:value-type="float">
            <text:p>67504</text:p>
          </table:table-cell>
          <table:table-cell office:value-type="float" office:value="53364" calcext:value-type="float">
            <text:p>53364</text:p>
          </table:table-cell>
          <table:table-cell office:value-type="float" office:value="44504" calcext:value-type="float">
            <text:p>44504</text:p>
          </table:table-cell>
          <table:table-cell office:value-type="float" office:value="48485" calcext:value-type="float">
            <text:p>48485</text:p>
          </table:table-cell>
          <table:table-cell office:value-type="float" office:value="46610" calcext:value-type="float">
            <text:p>46610</text:p>
          </table:table-cell>
          <table:table-cell office:value-type="float" office:value="38390" calcext:value-type="float">
            <text:p>38390</text:p>
          </table:table-cell>
          <table:table-cell table:number-columns-repeated="101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07/06-07/13</text:p>
          </table:table-cell>
          <table:table-cell office:value-type="float" office:value="167406" calcext:value-type="float">
            <text:p>167406</text:p>
          </table:table-cell>
          <table:table-cell office:value-type="float" office:value="52396" calcext:value-type="float">
            <text:p>52396</text:p>
          </table:table-cell>
          <table:table-cell office:value-type="float" office:value="134430" calcext:value-type="float">
            <text:p>134430</text:p>
          </table:table-cell>
          <table:table-cell office:value-type="float" office:value="108682" calcext:value-type="float">
            <text:p>108682</text:p>
          </table:table-cell>
          <table:table-cell office:value-type="float" office:value="63332" calcext:value-type="float">
            <text:p>63332</text:p>
          </table:table-cell>
          <table:table-cell office:value-type="float" office:value="65156" calcext:value-type="float">
            <text:p>65156</text:p>
          </table:table-cell>
          <table:table-cell office:value-type="float" office:value="48479" calcext:value-type="float">
            <text:p>48479</text:p>
          </table:table-cell>
          <table:table-cell office:value-type="float" office:value="45783" calcext:value-type="float">
            <text:p>45783</text:p>
          </table:table-cell>
          <table:table-cell office:value-type="float" office:value="46730" calcext:value-type="float">
            <text:p>46730</text:p>
          </table:table-cell>
          <table:table-cell office:value-type="float" office:value="39309" calcext:value-type="float">
            <text:p>39309</text:p>
          </table:table-cell>
          <table:table-cell table:number-columns-repeated="101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07/13-07/20</text:p>
          </table:table-cell>
          <table:table-cell office:value-type="float" office:value="171888" calcext:value-type="float">
            <text:p>171888</text:p>
          </table:table-cell>
          <table:table-cell office:value-type="float" office:value="62313" calcext:value-type="float">
            <text:p>62313</text:p>
          </table:table-cell>
          <table:table-cell office:value-type="float" office:value="141973" calcext:value-type="float">
            <text:p>141973</text:p>
          </table:table-cell>
          <table:table-cell office:value-type="float" office:value="110786" calcext:value-type="float">
            <text:p>110786</text:p>
          </table:table-cell>
          <table:table-cell office:value-type="float" office:value="63527" calcext:value-type="float">
            <text:p>63527</text:p>
          </table:table-cell>
          <table:table-cell office:value-type="float" office:value="72773" calcext:value-type="float">
            <text:p>72773</text:p>
          </table:table-cell>
          <table:table-cell office:value-type="float" office:value="50816" calcext:value-type="float">
            <text:p>50816</text:p>
          </table:table-cell>
          <table:table-cell office:value-type="float" office:value="47292" calcext:value-type="float">
            <text:p>47292</text:p>
          </table:table-cell>
          <table:table-cell office:value-type="float" office:value="50951" calcext:value-type="float">
            <text:p>50951</text:p>
          </table:table-cell>
          <table:table-cell office:value-type="float" office:value="39655" calcext:value-type="float">
            <text:p>39655</text:p>
          </table:table-cell>
          <table:table-cell table:number-columns-repeated="101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07/20-07/27</text:p>
          </table:table-cell>
          <table:table-cell office:value-type="float" office:value="173679" calcext:value-type="float">
            <text:p>173679</text:p>
          </table:table-cell>
          <table:table-cell office:value-type="float" office:value="60727" calcext:value-type="float">
            <text:p>60727</text:p>
          </table:table-cell>
          <table:table-cell office:value-type="float" office:value="188273" calcext:value-type="float">
            <text:p>188273</text:p>
          </table:table-cell>
          <table:table-cell office:value-type="float" office:value="113496" calcext:value-type="float">
            <text:p>113496</text:p>
          </table:table-cell>
          <table:table-cell office:value-type="float" office:value="62760" calcext:value-type="float">
            <text:p>62760</text:p>
          </table:table-cell>
          <table:table-cell office:value-type="float" office:value="73318" calcext:value-type="float">
            <text:p>73318</text:p>
          </table:table-cell>
          <table:table-cell office:value-type="float" office:value="51502" calcext:value-type="float">
            <text:p>51502</text:p>
          </table:table-cell>
          <table:table-cell office:value-type="float" office:value="47440" calcext:value-type="float">
            <text:p>47440</text:p>
          </table:table-cell>
          <table:table-cell office:value-type="float" office:value="55684" calcext:value-type="float">
            <text:p>55684</text:p>
          </table:table-cell>
          <table:table-cell office:value-type="float" office:value="40023" calcext:value-type="float">
            <text:p>40023</text:p>
          </table:table-cell>
          <table:table-cell table:number-columns-repeated="101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07/27-08/03</text:p>
          </table:table-cell>
          <table:table-cell office:value-type="float" office:value="182188" calcext:value-type="float">
            <text:p>182188</text:p>
          </table:table-cell>
          <table:table-cell office:value-type="float" office:value="62640" calcext:value-type="float">
            <text:p>62640</text:p>
          </table:table-cell>
          <table:table-cell office:value-type="float" office:value="152238" calcext:value-type="float">
            <text:p>152238</text:p>
          </table:table-cell>
          <table:table-cell office:value-type="float" office:value="113565" calcext:value-type="float">
            <text:p>113565</text:p>
          </table:table-cell>
          <table:table-cell office:value-type="float" office:value="62548" calcext:value-type="float">
            <text:p>62548</text:p>
          </table:table-cell>
          <table:table-cell office:value-type="float" office:value="71205" calcext:value-type="float">
            <text:p>71205</text:p>
          </table:table-cell>
          <table:table-cell office:value-type="float" office:value="52507" calcext:value-type="float">
            <text:p>52507</text:p>
          </table:table-cell>
          <table:table-cell office:value-type="float" office:value="46175" calcext:value-type="float">
            <text:p>46175</text:p>
          </table:table-cell>
          <table:table-cell office:value-type="float" office:value="55698" calcext:value-type="float">
            <text:p>55698</text:p>
          </table:table-cell>
          <table:table-cell office:value-type="float" office:value="38428" calcext:value-type="float">
            <text:p>38428</text:p>
          </table:table-cell>
          <table:table-cell table:number-columns-repeated="101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08/03-08/10</text:p>
          </table:table-cell>
          <table:table-cell office:value-type="float" office:value="179079" calcext:value-type="float">
            <text:p>179079</text:p>
          </table:table-cell>
          <table:table-cell office:value-type="float" office:value="62187" calcext:value-type="float">
            <text:p>62187</text:p>
          </table:table-cell>
          <table:table-cell office:value-type="float" office:value="133432" calcext:value-type="float">
            <text:p>133432</text:p>
          </table:table-cell>
          <table:table-cell office:value-type="float" office:value="117692" calcext:value-type="float">
            <text:p>117692</text:p>
          </table:table-cell>
          <table:table-cell office:value-type="float" office:value="63526" calcext:value-type="float">
            <text:p>63526</text:p>
          </table:table-cell>
          <table:table-cell office:value-type="float" office:value="65455" calcext:value-type="float">
            <text:p>65455</text:p>
          </table:table-cell>
          <table:table-cell office:value-type="float" office:value="51338" calcext:value-type="float">
            <text:p>51338</text:p>
          </table:table-cell>
          <table:table-cell office:value-type="float" office:value="45159" calcext:value-type="float">
            <text:p>45159</text:p>
          </table:table-cell>
          <table:table-cell office:value-type="float" office:value="52499" calcext:value-type="float">
            <text:p>52499</text:p>
          </table:table-cell>
          <table:table-cell office:value-type="float" office:value="35507" calcext:value-type="float">
            <text:p>35507</text:p>
          </table:table-cell>
          <table:table-cell table:number-columns-repeated="101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08/10-08/17</text:p>
          </table:table-cell>
          <table:table-cell office:value-type="float" office:value="185173" calcext:value-type="float">
            <text:p>185173</text:p>
          </table:table-cell>
          <table:table-cell office:value-type="float" office:value="53848" calcext:value-type="float">
            <text:p>53848</text:p>
          </table:table-cell>
          <table:table-cell office:value-type="float" office:value="125529" calcext:value-type="float">
            <text:p>125529</text:p>
          </table:table-cell>
          <table:table-cell office:value-type="float" office:value="120509" calcext:value-type="float">
            <text:p>120509</text:p>
          </table:table-cell>
          <table:table-cell office:value-type="float" office:value="63507" calcext:value-type="float">
            <text:p>63507</text:p>
          </table:table-cell>
          <table:table-cell office:value-type="float" office:value="64380" calcext:value-type="float">
            <text:p>64380</text:p>
          </table:table-cell>
          <table:table-cell office:value-type="float" office:value="52341" calcext:value-type="float">
            <text:p>52341</text:p>
          </table:table-cell>
          <table:table-cell office:value-type="float" office:value="45433" calcext:value-type="float">
            <text:p>45433</text:p>
          </table:table-cell>
          <table:table-cell office:value-type="float" office:value="51384" calcext:value-type="float">
            <text:p>51384</text:p>
          </table:table-cell>
          <table:table-cell office:value-type="float" office:value="35982" calcext:value-type="float">
            <text:p>35982</text:p>
          </table:table-cell>
          <table:table-cell table:number-columns-repeated="101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08/17-08/24</text:p>
          </table:table-cell>
          <table:table-cell office:value-type="float" office:value="193147" calcext:value-type="float">
            <text:p>193147</text:p>
          </table:table-cell>
          <table:table-cell office:value-type="float" office:value="63088" calcext:value-type="float">
            <text:p>63088</text:p>
          </table:table-cell>
          <table:table-cell office:value-type="float" office:value="148962" calcext:value-type="float">
            <text:p>148962</text:p>
          </table:table-cell>
          <table:table-cell office:value-type="float" office:value="124988" calcext:value-type="float">
            <text:p>124988</text:p>
          </table:table-cell>
          <table:table-cell office:value-type="float" office:value="68564" calcext:value-type="float">
            <text:p>68564</text:p>
          </table:table-cell>
          <table:table-cell office:value-type="float" office:value="66163" calcext:value-type="float">
            <text:p>66163</text:p>
          </table:table-cell>
          <table:table-cell office:value-type="float" office:value="54454" calcext:value-type="float">
            <text:p>54454</text:p>
          </table:table-cell>
          <table:table-cell office:value-type="float" office:value="47005" calcext:value-type="float">
            <text:p>47005</text:p>
          </table:table-cell>
          <table:table-cell office:value-type="float" office:value="50149" calcext:value-type="float">
            <text:p>50149</text:p>
          </table:table-cell>
          <table:table-cell office:value-type="float" office:value="37361" calcext:value-type="float">
            <text:p>37361</text:p>
          </table:table-cell>
          <table:table-cell table:number-columns-repeated="101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08/24-08/31</text:p>
          </table:table-cell>
          <table:table-cell office:value-type="float" office:value="174366" calcext:value-type="float">
            <text:p>174366</text:p>
          </table:table-cell>
          <table:table-cell office:value-type="float" office:value="73616" calcext:value-type="float">
            <text:p>73616</text:p>
          </table:table-cell>
          <table:table-cell office:value-type="float" office:value="118186" calcext:value-type="float">
            <text:p>118186</text:p>
          </table:table-cell>
          <table:table-cell office:value-type="float" office:value="115367" calcext:value-type="float">
            <text:p>115367</text:p>
          </table:table-cell>
          <table:table-cell office:value-type="float" office:value="62016" calcext:value-type="float">
            <text:p>62016</text:p>
          </table:table-cell>
          <table:table-cell office:value-type="float" office:value="60043" calcext:value-type="float">
            <text:p>60043</text:p>
          </table:table-cell>
          <table:table-cell office:value-type="float" office:value="51552" calcext:value-type="float">
            <text:p>51552</text:p>
          </table:table-cell>
          <table:table-cell office:value-type="float" office:value="44029" calcext:value-type="float">
            <text:p>44029</text:p>
          </table:table-cell>
          <table:table-cell office:value-type="float" office:value="42139" calcext:value-type="float">
            <text:p>42139</text:p>
          </table:table-cell>
          <table:table-cell office:value-type="float" office:value="34585" calcext:value-type="float">
            <text:p>34585</text:p>
          </table:table-cell>
          <table:table-cell table:number-columns-repeated="101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08/31-09/07</text:p>
          </table:table-cell>
          <table:table-cell office:value-type="float" office:value="189095" calcext:value-type="float">
            <text:p>189095</text:p>
          </table:table-cell>
          <table:table-cell office:value-type="float" office:value="97569" calcext:value-type="float">
            <text:p>97569</text:p>
          </table:table-cell>
          <table:table-cell office:value-type="float" office:value="141167" calcext:value-type="float">
            <text:p>141167</text:p>
          </table:table-cell>
          <table:table-cell office:value-type="float" office:value="122821" calcext:value-type="float">
            <text:p>122821</text:p>
          </table:table-cell>
          <table:table-cell office:value-type="float" office:value="67091" calcext:value-type="float">
            <text:p>67091</text:p>
          </table:table-cell>
          <table:table-cell office:value-type="float" office:value="58696" calcext:value-type="float">
            <text:p>58696</text:p>
          </table:table-cell>
          <table:table-cell office:value-type="float" office:value="53262" calcext:value-type="float">
            <text:p>53262</text:p>
          </table:table-cell>
          <table:table-cell office:value-type="float" office:value="46426" calcext:value-type="float">
            <text:p>46426</text:p>
          </table:table-cell>
          <table:table-cell office:value-type="float" office:value="45863" calcext:value-type="float">
            <text:p>45863</text:p>
          </table:table-cell>
          <table:table-cell office:value-type="float" office:value="36008" calcext:value-type="float">
            <text:p>36008</text:p>
          </table:table-cell>
          <table:table-cell table:number-columns-repeated="101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09/07-09/14</text:p>
          </table:table-cell>
          <table:table-cell office:value-type="float" office:value="178366" calcext:value-type="float">
            <text:p>178366</text:p>
          </table:table-cell>
          <table:table-cell office:value-type="float" office:value="132486" calcext:value-type="float">
            <text:p>132486</text:p>
          </table:table-cell>
          <table:table-cell office:value-type="float" office:value="129360" calcext:value-type="float">
            <text:p>129360</text:p>
          </table:table-cell>
          <table:table-cell office:value-type="float" office:value="125858" calcext:value-type="float">
            <text:p>125858</text:p>
          </table:table-cell>
          <table:table-cell office:value-type="float" office:value="70207" calcext:value-type="float">
            <text:p>70207</text:p>
          </table:table-cell>
          <table:table-cell office:value-type="float" office:value="64708" calcext:value-type="float">
            <text:p>64708</text:p>
          </table:table-cell>
          <table:table-cell office:value-type="float" office:value="51058" calcext:value-type="float">
            <text:p>51058</text:p>
          </table:table-cell>
          <table:table-cell office:value-type="float" office:value="47083" calcext:value-type="float">
            <text:p>47083</text:p>
          </table:table-cell>
          <table:table-cell office:value-type="float" office:value="39521" calcext:value-type="float">
            <text:p>39521</text:p>
          </table:table-cell>
          <table:table-cell office:value-type="float" office:value="36422" calcext:value-type="float">
            <text:p>36422</text:p>
          </table:table-cell>
          <table:table-cell table:number-columns-repeated="101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09/14-09/21</text:p>
          </table:table-cell>
          <table:table-cell office:value-type="float" office:value="176978" calcext:value-type="float">
            <text:p>176978</text:p>
          </table:table-cell>
          <table:table-cell office:value-type="float" office:value="159163" calcext:value-type="float">
            <text:p>159163</text:p>
          </table:table-cell>
          <table:table-cell office:value-type="float" office:value="120618" calcext:value-type="float">
            <text:p>120618</text:p>
          </table:table-cell>
          <table:table-cell office:value-type="float" office:value="109021" calcext:value-type="float">
            <text:p>109021</text:p>
          </table:table-cell>
          <table:table-cell office:value-type="float" office:value="58516" calcext:value-type="float">
            <text:p>58516</text:p>
          </table:table-cell>
          <table:table-cell office:value-type="float" office:value="68695" calcext:value-type="float">
            <text:p>68695</text:p>
          </table:table-cell>
          <table:table-cell office:value-type="float" office:value="48758" calcext:value-type="float">
            <text:p>48758</text:p>
          </table:table-cell>
          <table:table-cell office:value-type="float" office:value="43321" calcext:value-type="float">
            <text:p>43321</text:p>
          </table:table-cell>
          <table:table-cell office:value-type="float" office:value="43209" calcext:value-type="float">
            <text:p>43209</text:p>
          </table:table-cell>
          <table:table-cell office:value-type="float" office:value="33306" calcext:value-type="float">
            <text:p>33306</text:p>
          </table:table-cell>
          <table:table-cell table:number-columns-repeated="101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09/21-09/28</text:p>
          </table:table-cell>
          <table:table-cell office:value-type="float" office:value="181938" calcext:value-type="float">
            <text:p>181938</text:p>
          </table:table-cell>
          <table:table-cell office:value-type="float" office:value="156035" calcext:value-type="float">
            <text:p>156035</text:p>
          </table:table-cell>
          <table:table-cell office:value-type="float" office:value="118547" calcext:value-type="float">
            <text:p>118547</text:p>
          </table:table-cell>
          <table:table-cell office:value-type="float" office:value="110923" calcext:value-type="float">
            <text:p>110923</text:p>
          </table:table-cell>
          <table:table-cell office:value-type="float" office:value="59959" calcext:value-type="float">
            <text:p>59959</text:p>
          </table:table-cell>
          <table:table-cell office:value-type="float" office:value="66505" calcext:value-type="float">
            <text:p>66505</text:p>
          </table:table-cell>
          <table:table-cell office:value-type="float" office:value="49479" calcext:value-type="float">
            <text:p>49479</text:p>
          </table:table-cell>
          <table:table-cell office:value-type="float" office:value="45648" calcext:value-type="float">
            <text:p>45648</text:p>
          </table:table-cell>
          <table:table-cell office:value-type="float" office:value="41027" calcext:value-type="float">
            <text:p>41027</text:p>
          </table:table-cell>
          <table:table-cell office:value-type="float" office:value="33699" calcext:value-type="float">
            <text:p>33699</text:p>
          </table:table-cell>
          <table:table-cell table:number-columns-repeated="101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09/28-10/05</text:p>
          </table:table-cell>
          <table:table-cell office:value-type="float" office:value="172864" calcext:value-type="float">
            <text:p>172864</text:p>
          </table:table-cell>
          <table:table-cell office:value-type="float" office:value="168306" calcext:value-type="float">
            <text:p>168306</text:p>
          </table:table-cell>
          <table:table-cell office:value-type="float" office:value="107774" calcext:value-type="float">
            <text:p>107774</text:p>
          </table:table-cell>
          <table:table-cell office:value-type="float" office:value="110374" calcext:value-type="float">
            <text:p>110374</text:p>
          </table:table-cell>
          <table:table-cell office:value-type="float" office:value="63882" calcext:value-type="float">
            <text:p>63882</text:p>
          </table:table-cell>
          <table:table-cell office:value-type="float" office:value="65854" calcext:value-type="float">
            <text:p>65854</text:p>
          </table:table-cell>
          <table:table-cell office:value-type="float" office:value="48460" calcext:value-type="float">
            <text:p>48460</text:p>
          </table:table-cell>
          <table:table-cell office:value-type="float" office:value="45654" calcext:value-type="float">
            <text:p>45654</text:p>
          </table:table-cell>
          <table:table-cell office:value-type="float" office:value="36484" calcext:value-type="float">
            <text:p>36484</text:p>
          </table:table-cell>
          <table:table-cell office:value-type="float" office:value="34276" calcext:value-type="float">
            <text:p>34276</text:p>
          </table:table-cell>
          <table:table-cell table:number-columns-repeated="101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10/05-10/12</text:p>
          </table:table-cell>
          <table:table-cell office:value-type="float" office:value="176414" calcext:value-type="float">
            <text:p>176414</text:p>
          </table:table-cell>
          <table:table-cell office:value-type="float" office:value="172606" calcext:value-type="float">
            <text:p>172606</text:p>
          </table:table-cell>
          <table:table-cell office:value-type="float" office:value="122469" calcext:value-type="float">
            <text:p>122469</text:p>
          </table:table-cell>
          <table:table-cell office:value-type="float" office:value="108649" calcext:value-type="float">
            <text:p>108649</text:p>
          </table:table-cell>
          <table:table-cell office:value-type="float" office:value="59828" calcext:value-type="float">
            <text:p>59828</text:p>
          </table:table-cell>
          <table:table-cell office:value-type="float" office:value="64080" calcext:value-type="float">
            <text:p>64080</text:p>
          </table:table-cell>
          <table:table-cell office:value-type="float" office:value="49510" calcext:value-type="float">
            <text:p>49510</text:p>
          </table:table-cell>
          <table:table-cell office:value-type="float" office:value="38378" calcext:value-type="float">
            <text:p>38378</text:p>
          </table:table-cell>
          <table:table-cell office:value-type="float" office:value="36497" calcext:value-type="float">
            <text:p>36497</text:p>
          </table:table-cell>
          <table:table-cell office:value-type="float" office:value="32477" calcext:value-type="float">
            <text:p>32477</text:p>
          </table:table-cell>
          <table:table-cell table:number-columns-repeated="101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10/12-10/19</text:p>
          </table:table-cell>
          <table:table-cell office:value-type="float" office:value="175050" calcext:value-type="float">
            <text:p>175050</text:p>
          </table:table-cell>
          <table:table-cell office:value-type="float" office:value="121084" calcext:value-type="float">
            <text:p>121084</text:p>
          </table:table-cell>
          <table:table-cell office:value-type="float" office:value="104024" calcext:value-type="float">
            <text:p>104024</text:p>
          </table:table-cell>
          <table:table-cell office:value-type="float" office:value="117998" calcext:value-type="float">
            <text:p>117998</text:p>
          </table:table-cell>
          <table:table-cell office:value-type="float" office:value="65675" calcext:value-type="float">
            <text:p>65675</text:p>
          </table:table-cell>
          <table:table-cell office:value-type="float" office:value="61047" calcext:value-type="float">
            <text:p>61047</text:p>
          </table:table-cell>
          <table:table-cell office:value-type="float" office:value="49432" calcext:value-type="float">
            <text:p>49432</text:p>
          </table:table-cell>
          <table:table-cell office:value-type="float" office:value="39075" calcext:value-type="float">
            <text:p>39075</text:p>
          </table:table-cell>
          <table:table-cell office:value-type="float" office:value="42680" calcext:value-type="float">
            <text:p>42680</text:p>
          </table:table-cell>
          <table:table-cell office:value-type="float" office:value="34280" calcext:value-type="float">
            <text:p>34280</text:p>
          </table:table-cell>
          <table:table-cell table:number-columns-repeated="101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10/19-10/26</text:p>
          </table:table-cell>
          <table:table-cell office:value-type="float" office:value="160960" calcext:value-type="float">
            <text:p>160960</text:p>
          </table:table-cell>
          <table:table-cell office:value-type="float" office:value="159767" calcext:value-type="float">
            <text:p>159767</text:p>
          </table:table-cell>
          <table:table-cell office:value-type="float" office:value="98855" calcext:value-type="float">
            <text:p>98855</text:p>
          </table:table-cell>
          <table:table-cell office:value-type="float" office:value="113393" calcext:value-type="float">
            <text:p>113393</text:p>
          </table:table-cell>
          <table:table-cell office:value-type="float" office:value="67884" calcext:value-type="float">
            <text:p>67884</text:p>
          </table:table-cell>
          <table:table-cell office:value-type="float" office:value="63871" calcext:value-type="float">
            <text:p>63871</text:p>
          </table:table-cell>
          <table:table-cell office:value-type="float" office:value="45772" calcext:value-type="float">
            <text:p>45772</text:p>
          </table:table-cell>
          <table:table-cell office:value-type="float" office:value="38128" calcext:value-type="float">
            <text:p>38128</text:p>
          </table:table-cell>
          <table:table-cell office:value-type="float" office:value="33367" calcext:value-type="float">
            <text:p>33367</text:p>
          </table:table-cell>
          <table:table-cell office:value-type="float" office:value="33949" calcext:value-type="float">
            <text:p>33949</text:p>
          </table:table-cell>
          <table:table-cell table:number-columns-repeated="101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10/26-11/02</text:p>
          </table:table-cell>
          <table:table-cell office:value-type="float" office:value="155719" calcext:value-type="float">
            <text:p>155719</text:p>
          </table:table-cell>
          <table:table-cell office:value-type="float" office:value="161716" calcext:value-type="float">
            <text:p>161716</text:p>
          </table:table-cell>
          <table:table-cell office:value-type="float" office:value="90212" calcext:value-type="float">
            <text:p>90212</text:p>
          </table:table-cell>
          <table:table-cell office:value-type="float" office:value="111799" calcext:value-type="float">
            <text:p>111799</text:p>
          </table:table-cell>
          <table:table-cell office:value-type="float" office:value="66020" calcext:value-type="float">
            <text:p>66020</text:p>
          </table:table-cell>
          <table:table-cell office:value-type="float" office:value="62990" calcext:value-type="float">
            <text:p>62990</text:p>
          </table:table-cell>
          <table:table-cell office:value-type="float" office:value="46663" calcext:value-type="float">
            <text:p>46663</text:p>
          </table:table-cell>
          <table:table-cell office:value-type="float" office:value="36751" calcext:value-type="float">
            <text:p>36751</text:p>
          </table:table-cell>
          <table:table-cell office:value-type="float" office:value="28767" calcext:value-type="float">
            <text:p>28767</text:p>
          </table:table-cell>
          <table:table-cell office:value-type="float" office:value="31817" calcext:value-type="float">
            <text:p>31817</text:p>
          </table:table-cell>
          <table:table-cell table:number-columns-repeated="101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11/02-11/09</text:p>
          </table:table-cell>
          <table:table-cell office:value-type="float" office:value="150571" calcext:value-type="float">
            <text:p>150571</text:p>
          </table:table-cell>
          <table:table-cell office:value-type="float" office:value="142286" calcext:value-type="float">
            <text:p>142286</text:p>
          </table:table-cell>
          <table:table-cell office:value-type="float" office:value="234294" calcext:value-type="float">
            <text:p>234294</text:p>
          </table:table-cell>
          <table:table-cell office:value-type="float" office:value="107379" calcext:value-type="float">
            <text:p>107379</text:p>
          </table:table-cell>
          <table:table-cell office:value-type="float" office:value="57225" calcext:value-type="float">
            <text:p>57225</text:p>
          </table:table-cell>
          <table:table-cell office:value-type="float" office:value="59462" calcext:value-type="float">
            <text:p>59462</text:p>
          </table:table-cell>
          <table:table-cell office:value-type="float" office:value="44624" calcext:value-type="float">
            <text:p>44624</text:p>
          </table:table-cell>
          <table:table-cell office:value-type="float" office:value="34065" calcext:value-type="float">
            <text:p>34065</text:p>
          </table:table-cell>
          <table:table-cell office:value-type="float" office:value="27969" calcext:value-type="float">
            <text:p>27969</text:p>
          </table:table-cell>
          <table:table-cell office:value-type="float" office:value="29603" calcext:value-type="float">
            <text:p>29603</text:p>
          </table:table-cell>
          <table:table-cell table:number-columns-repeated="101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11/09-11/16</text:p>
          </table:table-cell>
          <table:table-cell office:value-type="float" office:value="127846" calcext:value-type="float">
            <text:p>127846</text:p>
          </table:table-cell>
          <table:table-cell office:value-type="float" office:value="118578" calcext:value-type="float">
            <text:p>118578</text:p>
          </table:table-cell>
          <table:table-cell office:value-type="float" office:value="85084" calcext:value-type="float">
            <text:p>85084</text:p>
          </table:table-cell>
          <table:table-cell office:value-type="float" office:value="110613" calcext:value-type="float">
            <text:p>110613</text:p>
          </table:table-cell>
          <table:table-cell office:value-type="float" office:value="64988" calcext:value-type="float">
            <text:p>64988</text:p>
          </table:table-cell>
          <table:table-cell office:value-type="float" office:value="56582" calcext:value-type="float">
            <text:p>56582</text:p>
          </table:table-cell>
          <table:table-cell office:value-type="float" office:value="39818" calcext:value-type="float">
            <text:p>39818</text:p>
          </table:table-cell>
          <table:table-cell office:value-type="float" office:value="34607" calcext:value-type="float">
            <text:p>34607</text:p>
          </table:table-cell>
          <table:table-cell office:value-type="float" office:value="26494" calcext:value-type="float">
            <text:p>26494</text:p>
          </table:table-cell>
          <table:table-cell office:value-type="float" office:value="29752" calcext:value-type="float">
            <text:p>29752</text:p>
          </table:table-cell>
          <table:table-cell table:number-columns-repeated="1012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office:value-type="string" calcext:value-type="string">
            <text:p>11/16-11/23</text:p>
          </table:table-cell>
          <table:table-cell office:value-type="float" office:value="111447" calcext:value-type="float">
            <text:p>111447</text:p>
          </table:table-cell>
          <table:table-cell office:value-type="float" office:value="101615" calcext:value-type="float">
            <text:p>101615</text:p>
          </table:table-cell>
          <table:table-cell office:value-type="float" office:value="126064" calcext:value-type="float">
            <text:p>126064</text:p>
          </table:table-cell>
          <table:table-cell office:value-type="float" office:value="104277" calcext:value-type="float">
            <text:p>104277</text:p>
          </table:table-cell>
          <table:table-cell office:value-type="float" office:value="61246" calcext:value-type="float">
            <text:p>61246</text:p>
          </table:table-cell>
          <table:table-cell office:value-type="float" office:value="48553" calcext:value-type="float">
            <text:p>48553</text:p>
          </table:table-cell>
          <table:table-cell office:value-type="float" office:value="39187" calcext:value-type="float">
            <text:p>39187</text:p>
          </table:table-cell>
          <table:table-cell office:value-type="float" office:value="35576" calcext:value-type="float">
            <text:p>35576</text:p>
          </table:table-cell>
          <table:table-cell office:value-type="float" office:value="21737" calcext:value-type="float">
            <text:p>21737</text:p>
          </table:table-cell>
          <table:table-cell office:value-type="float" office:value="30614" calcext:value-type="float">
            <text:p>30614</text:p>
          </table:table-cell>
          <table:table-cell table:number-columns-repeated="1012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office:value-type="string" calcext:value-type="string">
            <text:p>11/23-11/30</text:p>
          </table:table-cell>
          <table:table-cell office:value-type="float" office:value="53960" calcext:value-type="float">
            <text:p>53960</text:p>
          </table:table-cell>
          <table:table-cell office:value-type="float" office:value="37372" calcext:value-type="float">
            <text:p>37372</text:p>
          </table:table-cell>
          <table:table-cell office:value-type="float" office:value="156358" calcext:value-type="float">
            <text:p>156358</text:p>
          </table:table-cell>
          <table:table-cell office:value-type="float" office:value="94532" calcext:value-type="float">
            <text:p>94532</text:p>
          </table:table-cell>
          <table:table-cell office:value-type="float" office:value="59970" calcext:value-type="float">
            <text:p>59970</text:p>
          </table:table-cell>
          <table:table-cell office:value-type="float" office:value="21297" calcext:value-type="float">
            <text:p>21297</text:p>
          </table:table-cell>
          <table:table-cell office:value-type="float" office:value="31013" calcext:value-type="float">
            <text:p>31013</text:p>
          </table:table-cell>
          <table:table-cell office:value-type="float" office:value="31102" calcext:value-type="float">
            <text:p>31102</text:p>
          </table:table-cell>
          <table:table-cell office:value-type="float" office:value="17498" calcext:value-type="float">
            <text:p>17498</text:p>
          </table:table-cell>
          <table:table-cell office:value-type="float" office:value="31154" calcext:value-type="float">
            <text:p>31154</text:p>
          </table:table-cell>
          <table:table-cell table:number-columns-repeated="1012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11/30-12/07</text:p>
          </table:table-cell>
          <table:table-cell office:value-type="float" office:value="64698" calcext:value-type="float">
            <text:p>64698</text:p>
          </table:table-cell>
          <table:table-cell office:value-type="float" office:value="58949" calcext:value-type="float">
            <text:p>58949</text:p>
          </table:table-cell>
          <table:table-cell office:value-type="float" office:value="133392" calcext:value-type="float">
            <text:p>133392</text:p>
          </table:table-cell>
          <table:table-cell office:value-type="float" office:value="96230" calcext:value-type="float">
            <text:p>96230</text:p>
          </table:table-cell>
          <table:table-cell office:value-type="float" office:value="66693" calcext:value-type="float">
            <text:p>66693</text:p>
          </table:table-cell>
          <table:table-cell office:value-type="float" office:value="26639" calcext:value-type="float">
            <text:p>26639</text:p>
          </table:table-cell>
          <table:table-cell office:value-type="float" office:value="38067" calcext:value-type="float">
            <text:p>38067</text:p>
          </table:table-cell>
          <table:table-cell office:value-type="float" office:value="33072" calcext:value-type="float">
            <text:p>33072</text:p>
          </table:table-cell>
          <table:table-cell office:value-type="float" office:value="21840" calcext:value-type="float">
            <text:p>21840</text:p>
          </table:table-cell>
          <table:table-cell office:value-type="float" office:value="31136" calcext:value-type="float">
            <text:p>31136</text:p>
          </table:table-cell>
          <table:table-cell table:number-columns-repeated="1012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12/07-12/14</text:p>
          </table:table-cell>
          <table:table-cell office:value-type="float" office:value="64622" calcext:value-type="float">
            <text:p>64622</text:p>
          </table:table-cell>
          <table:table-cell office:value-type="float" office:value="62210" calcext:value-type="float">
            <text:p>62210</text:p>
          </table:table-cell>
          <table:table-cell office:value-type="float" office:value="82783" calcext:value-type="float">
            <text:p>82783</text:p>
          </table:table-cell>
          <table:table-cell office:value-type="float" office:value="99563" calcext:value-type="float">
            <text:p>99563</text:p>
          </table:table-cell>
          <table:table-cell office:value-type="float" office:value="68582" calcext:value-type="float">
            <text:p>68582</text:p>
          </table:table-cell>
          <table:table-cell office:value-type="float" office:value="25184" calcext:value-type="float">
            <text:p>25184</text:p>
          </table:table-cell>
          <table:table-cell office:value-type="float" office:value="38621" calcext:value-type="float">
            <text:p>38621</text:p>
          </table:table-cell>
          <table:table-cell office:value-type="float" office:value="33264" calcext:value-type="float">
            <text:p>33264</text:p>
          </table:table-cell>
          <table:table-cell office:value-type="float" office:value="20423" calcext:value-type="float">
            <text:p>20423</text:p>
          </table:table-cell>
          <table:table-cell office:value-type="float" office:value="29362" calcext:value-type="float">
            <text:p>29362</text:p>
          </table:table-cell>
          <table:table-cell table:number-columns-repeated="1012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office:value-type="string" calcext:value-type="string">
            <text:p>12/14-12/21</text:p>
          </table:table-cell>
          <table:table-cell office:value-type="float" office:value="66951" calcext:value-type="float">
            <text:p>66951</text:p>
          </table:table-cell>
          <table:table-cell office:value-type="float" office:value="62542" calcext:value-type="float">
            <text:p>62542</text:p>
          </table:table-cell>
          <table:table-cell office:value-type="float" office:value="101346" calcext:value-type="float">
            <text:p>101346</text:p>
          </table:table-cell>
          <table:table-cell office:value-type="float" office:value="107215" calcext:value-type="float">
            <text:p>107215</text:p>
          </table:table-cell>
          <table:table-cell office:value-type="float" office:value="74749" calcext:value-type="float">
            <text:p>74749</text:p>
          </table:table-cell>
          <table:table-cell office:value-type="float" office:value="28897" calcext:value-type="float">
            <text:p>28897</text:p>
          </table:table-cell>
          <table:table-cell office:value-type="float" office:value="39882" calcext:value-type="float">
            <text:p>39882</text:p>
          </table:table-cell>
          <table:table-cell office:value-type="float" office:value="34989" calcext:value-type="float">
            <text:p>34989</text:p>
          </table:table-cell>
          <table:table-cell office:value-type="float" office:value="20803" calcext:value-type="float">
            <text:p>20803</text:p>
          </table:table-cell>
          <table:table-cell office:value-type="float" office:value="28631" calcext:value-type="float">
            <text:p>28631</text:p>
          </table:table-cell>
          <table:table-cell table:number-columns-repeated="1012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office:value-type="string" calcext:value-type="string">
            <text:p>12/21-12/28</text:p>
          </table:table-cell>
          <table:table-cell office:value-type="float" office:value="51747" calcext:value-type="float">
            <text:p>51747</text:p>
          </table:table-cell>
          <table:table-cell office:value-type="float" office:value="35814" calcext:value-type="float">
            <text:p>35814</text:p>
          </table:table-cell>
          <table:table-cell office:value-type="float" office:value="84004" calcext:value-type="float">
            <text:p>84004</text:p>
          </table:table-cell>
          <table:table-cell office:value-type="float" office:value="85479" calcext:value-type="float">
            <text:p>85479</text:p>
          </table:table-cell>
          <table:table-cell office:value-type="float" office:value="58906" calcext:value-type="float">
            <text:p>58906</text:p>
          </table:table-cell>
          <table:table-cell office:value-type="float" office:value="27749" calcext:value-type="float">
            <text:p>27749</text:p>
          </table:table-cell>
          <table:table-cell office:value-type="float" office:value="29537" calcext:value-type="float">
            <text:p>29537</text:p>
          </table:table-cell>
          <table:table-cell office:value-type="float" office:value="31040" calcext:value-type="float">
            <text:p>31040</text:p>
          </table:table-cell>
          <table:table-cell office:value-type="float" office:value="18349" calcext:value-type="float">
            <text:p>18349</text:p>
          </table:table-cell>
          <table:table-cell office:value-type="float" office:value="21209" calcext:value-type="float">
            <text:p>21209</text:p>
          </table:table-cell>
          <table:table-cell table:number-columns-repeated="1012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office:value-type="string" calcext:value-type="string">
            <text:p>12/28-01/04</text:p>
          </table:table-cell>
          <table:table-cell office:value-type="float" office:value="62101" calcext:value-type="float">
            <text:p>62101</text:p>
          </table:table-cell>
          <table:table-cell office:value-type="float" office:value="25188" calcext:value-type="float">
            <text:p>25188</text:p>
          </table:table-cell>
          <table:table-cell office:value-type="float" office:value="98094" calcext:value-type="float">
            <text:p>98094</text:p>
          </table:table-cell>
          <table:table-cell office:value-type="float" office:value="92897" calcext:value-type="float">
            <text:p>92897</text:p>
          </table:table-cell>
          <table:table-cell office:value-type="float" office:value="60567" calcext:value-type="float">
            <text:p>60567</text:p>
          </table:table-cell>
          <table:table-cell office:value-type="float" office:value="33869" calcext:value-type="float">
            <text:p>33869</text:p>
          </table:table-cell>
          <table:table-cell office:value-type="float" office:value="36154" calcext:value-type="float">
            <text:p>36154</text:p>
          </table:table-cell>
          <table:table-cell office:value-type="float" office:value="33706" calcext:value-type="float">
            <text:p>33706</text:p>
          </table:table-cell>
          <table:table-cell office:value-type="float" office:value="23180" calcext:value-type="float">
            <text:p>23180</text:p>
          </table:table-cell>
          <table:table-cell office:value-type="float" office:value="27273" calcext:value-type="float">
            <text:p>27273</text:p>
          </table:table-cell>
          <table:table-cell table:number-columns-repeated="1012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office:value-type="string" calcext:value-type="string">
            <text:p>01/04-01/11</text:p>
          </table:table-cell>
          <table:table-cell office:value-type="float" office:value="69573" calcext:value-type="float">
            <text:p>69573</text:p>
          </table:table-cell>
          <table:table-cell office:value-type="float" office:value="97861" calcext:value-type="float">
            <text:p>97861</text:p>
          </table:table-cell>
          <table:table-cell office:value-type="float" office:value="107153" calcext:value-type="float">
            <text:p>107153</text:p>
          </table:table-cell>
          <table:table-cell office:value-type="float" office:value="94649" calcext:value-type="float">
            <text:p>94649</text:p>
          </table:table-cell>
          <table:table-cell office:value-type="float" office:value="59679" calcext:value-type="float">
            <text:p>59679</text:p>
          </table:table-cell>
          <table:table-cell office:value-type="float" office:value="52338" calcext:value-type="float">
            <text:p>52338</text:p>
          </table:table-cell>
          <table:table-cell office:value-type="float" office:value="38539" calcext:value-type="float">
            <text:p>38539</text:p>
          </table:table-cell>
          <table:table-cell office:value-type="float" office:value="35209" calcext:value-type="float">
            <text:p>35209</text:p>
          </table:table-cell>
          <table:table-cell office:value-type="float" office:value="22495" calcext:value-type="float">
            <text:p>22495</text:p>
          </table:table-cell>
          <table:table-cell office:value-type="float" office:value="28696" calcext:value-type="float">
            <text:p>28696</text:p>
          </table:table-cell>
          <table:table-cell table:number-columns-repeated="1012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office:value-type="string" calcext:value-type="string">
            <text:p>01/11-01/18</text:p>
          </table:table-cell>
          <table:table-cell office:value-type="float" office:value="137475" calcext:value-type="float">
            <text:p>137475</text:p>
          </table:table-cell>
          <table:table-cell office:value-type="float" office:value="117185" calcext:value-type="float">
            <text:p>117185</text:p>
          </table:table-cell>
          <table:table-cell office:value-type="float" office:value="106368" calcext:value-type="float">
            <text:p>106368</text:p>
          </table:table-cell>
          <table:table-cell office:value-type="float" office:value="97379" calcext:value-type="float">
            <text:p>97379</text:p>
          </table:table-cell>
          <table:table-cell office:value-type="float" office:value="52847" calcext:value-type="float">
            <text:p>52847</text:p>
          </table:table-cell>
          <table:table-cell office:value-type="float" office:value="59340" calcext:value-type="float">
            <text:p>59340</text:p>
          </table:table-cell>
          <table:table-cell office:value-type="float" office:value="39597" calcext:value-type="float">
            <text:p>39597</text:p>
          </table:table-cell>
          <table:table-cell office:value-type="float" office:value="32991" calcext:value-type="float">
            <text:p>32991</text:p>
          </table:table-cell>
          <table:table-cell office:value-type="float" office:value="30773" calcext:value-type="float">
            <text:p>30773</text:p>
          </table:table-cell>
          <table:table-cell office:value-type="float" office:value="27072" calcext:value-type="float">
            <text:p>27072</text:p>
          </table:table-cell>
          <table:table-cell table:number-columns-repeated="1012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office:value-type="string" calcext:value-type="string">
            <text:p>01/18-01/25</text:p>
          </table:table-cell>
          <table:table-cell office:value-type="float" office:value="136101" calcext:value-type="float">
            <text:p>136101</text:p>
          </table:table-cell>
          <table:table-cell office:value-type="float" office:value="135434" calcext:value-type="float">
            <text:p>135434</text:p>
          </table:table-cell>
          <table:table-cell office:value-type="float" office:value="108481" calcext:value-type="float">
            <text:p>108481</text:p>
          </table:table-cell>
          <table:table-cell office:value-type="float" office:value="96514" calcext:value-type="float">
            <text:p>96514</text:p>
          </table:table-cell>
          <table:table-cell office:value-type="float" office:value="49605" calcext:value-type="float">
            <text:p>49605</text:p>
          </table:table-cell>
          <table:table-cell office:value-type="float" office:value="59890" calcext:value-type="float">
            <text:p>59890</text:p>
          </table:table-cell>
          <table:table-cell office:value-type="float" office:value="39052" calcext:value-type="float">
            <text:p>39052</text:p>
          </table:table-cell>
          <table:table-cell office:value-type="float" office:value="31347" calcext:value-type="float">
            <text:p>31347</text:p>
          </table:table-cell>
          <table:table-cell office:value-type="float" office:value="28376" calcext:value-type="float">
            <text:p>28376</text:p>
          </table:table-cell>
          <table:table-cell office:value-type="float" office:value="24686" calcext:value-type="float">
            <text:p>24686</text:p>
          </table:table-cell>
          <table:table-cell table:number-columns-repeated="1012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office:value-type="string" calcext:value-type="string">
            <text:p>01/25-02/01</text:p>
          </table:table-cell>
          <table:table-cell office:value-type="float" office:value="141980" calcext:value-type="float">
            <text:p>141980</text:p>
          </table:table-cell>
          <table:table-cell office:value-type="float" office:value="153333" calcext:value-type="float">
            <text:p>153333</text:p>
          </table:table-cell>
          <table:table-cell office:value-type="float" office:value="91672" calcext:value-type="float">
            <text:p>91672</text:p>
          </table:table-cell>
          <table:table-cell office:value-type="float" office:value="95693" calcext:value-type="float">
            <text:p>95693</text:p>
          </table:table-cell>
          <table:table-cell office:value-type="float" office:value="48737" calcext:value-type="float">
            <text:p>48737</text:p>
          </table:table-cell>
          <table:table-cell office:value-type="float" office:value="62347" calcext:value-type="float">
            <text:p>62347</text:p>
          </table:table-cell>
          <table:table-cell office:value-type="float" office:value="40738" calcext:value-type="float">
            <text:p>40738</text:p>
          </table:table-cell>
          <table:table-cell office:value-type="float" office:value="31686" calcext:value-type="float">
            <text:p>31686</text:p>
          </table:table-cell>
          <table:table-cell office:value-type="float" office:value="29070" calcext:value-type="float">
            <text:p>29070</text:p>
          </table:table-cell>
          <table:table-cell office:value-type="float" office:value="24540" calcext:value-type="float">
            <text:p>24540</text:p>
          </table:table-cell>
          <table:table-cell table:number-columns-repeated="1012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office:value-type="string" calcext:value-type="string">
            <text:p>02/01-02/08</text:p>
          </table:table-cell>
          <table:table-cell office:value-type="float" office:value="134454" calcext:value-type="float">
            <text:p>134454</text:p>
          </table:table-cell>
          <table:table-cell office:value-type="float" office:value="162245" calcext:value-type="float">
            <text:p>162245</text:p>
          </table:table-cell>
          <table:table-cell office:value-type="float" office:value="80094" calcext:value-type="float">
            <text:p>80094</text:p>
          </table:table-cell>
          <table:table-cell office:value-type="float" office:value="94180" calcext:value-type="float">
            <text:p>94180</text:p>
          </table:table-cell>
          <table:table-cell office:value-type="float" office:value="50478" calcext:value-type="float">
            <text:p>50478</text:p>
          </table:table-cell>
          <table:table-cell office:value-type="float" office:value="61047" calcext:value-type="float">
            <text:p>61047</text:p>
          </table:table-cell>
          <table:table-cell office:value-type="float" office:value="40201" calcext:value-type="float">
            <text:p>40201</text:p>
          </table:table-cell>
          <table:table-cell office:value-type="float" office:value="32759" calcext:value-type="float">
            <text:p>32759</text:p>
          </table:table-cell>
          <table:table-cell office:value-type="float" office:value="28311" calcext:value-type="float">
            <text:p>28311</text:p>
          </table:table-cell>
          <table:table-cell office:value-type="float" office:value="23825" calcext:value-type="float">
            <text:p>23825</text:p>
          </table:table-cell>
          <table:table-cell table:number-columns-repeated="1012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02/08-02/15</text:p>
          </table:table-cell>
          <table:table-cell office:value-type="float" office:value="146594" calcext:value-type="float">
            <text:p>146594</text:p>
          </table:table-cell>
          <table:table-cell office:value-type="float" office:value="164448" calcext:value-type="float">
            <text:p>164448</text:p>
          </table:table-cell>
          <table:table-cell office:value-type="float" office:value="68345" calcext:value-type="float">
            <text:p>68345</text:p>
          </table:table-cell>
          <table:table-cell office:value-type="float" office:value="99741" calcext:value-type="float">
            <text:p>99741</text:p>
          </table:table-cell>
          <table:table-cell office:value-type="float" office:value="51234" calcext:value-type="float">
            <text:p>51234</text:p>
          </table:table-cell>
          <table:table-cell office:value-type="float" office:value="61983" calcext:value-type="float">
            <text:p>61983</text:p>
          </table:table-cell>
          <table:table-cell office:value-type="float" office:value="39828" calcext:value-type="float">
            <text:p>39828</text:p>
          </table:table-cell>
          <table:table-cell office:value-type="float" office:value="31146" calcext:value-type="float">
            <text:p>31146</text:p>
          </table:table-cell>
          <table:table-cell office:value-type="float" office:value="30955" calcext:value-type="float">
            <text:p>30955</text:p>
          </table:table-cell>
          <table:table-cell office:value-type="float" office:value="23843" calcext:value-type="float">
            <text:p>23843</text:p>
          </table:table-cell>
          <table:table-cell table:number-columns-repeated="1012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02/15-02/22</text:p>
          </table:table-cell>
          <table:table-cell office:value-type="float" office:value="150222" calcext:value-type="float">
            <text:p>150222</text:p>
          </table:table-cell>
          <table:table-cell office:value-type="float" office:value="166520" calcext:value-type="float">
            <text:p>166520</text:p>
          </table:table-cell>
          <table:table-cell office:value-type="float" office:value="95718" calcext:value-type="float">
            <text:p>95718</text:p>
          </table:table-cell>
          <table:table-cell office:value-type="float" office:value="101034" calcext:value-type="float">
            <text:p>101034</text:p>
          </table:table-cell>
          <table:table-cell office:value-type="float" office:value="50541" calcext:value-type="float">
            <text:p>50541</text:p>
          </table:table-cell>
          <table:table-cell office:value-type="float" office:value="65054" calcext:value-type="float">
            <text:p>65054</text:p>
          </table:table-cell>
          <table:table-cell office:value-type="float" office:value="41934" calcext:value-type="float">
            <text:p>41934</text:p>
          </table:table-cell>
          <table:table-cell office:value-type="float" office:value="32185" calcext:value-type="float">
            <text:p>32185</text:p>
          </table:table-cell>
          <table:table-cell office:value-type="float" office:value="30499" calcext:value-type="float">
            <text:p>30499</text:p>
          </table:table-cell>
          <table:table-cell office:value-type="float" office:value="24583" calcext:value-type="float">
            <text:p>24583</text:p>
          </table:table-cell>
          <table:table-cell table:number-columns-repeated="1012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office:value-type="string" calcext:value-type="string">
            <text:p>02/15-03/01</text:p>
          </table:table-cell>
          <table:table-cell office:value-type="float" office:value="156550" calcext:value-type="float">
            <text:p>156550</text:p>
          </table:table-cell>
          <table:table-cell office:value-type="float" office:value="196211" calcext:value-type="float">
            <text:p>196211</text:p>
          </table:table-cell>
          <table:table-cell office:value-type="float" office:value="77128" calcext:value-type="float">
            <text:p>77128</text:p>
          </table:table-cell>
          <table:table-cell office:value-type="float" office:value="103660" calcext:value-type="float">
            <text:p>103660</text:p>
          </table:table-cell>
          <table:table-cell office:value-type="float" office:value="50276" calcext:value-type="float">
            <text:p>50276</text:p>
          </table:table-cell>
          <table:table-cell office:value-type="float" office:value="65758" calcext:value-type="float">
            <text:p>65758</text:p>
          </table:table-cell>
          <table:table-cell office:value-type="float" office:value="44392" calcext:value-type="float">
            <text:p>44392</text:p>
          </table:table-cell>
          <table:table-cell office:value-type="float" office:value="31788" calcext:value-type="float">
            <text:p>31788</text:p>
          </table:table-cell>
          <table:table-cell office:value-type="float" office:value="31082" calcext:value-type="float">
            <text:p>31082</text:p>
          </table:table-cell>
          <table:table-cell office:value-type="float" office:value="25451" calcext:value-type="float">
            <text:p>25451</text:p>
          </table:table-cell>
          <table:table-cell table:number-columns-repeated="1012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office:value-type="string" calcext:value-type="string">
            <text:p>03/01-03/08</text:p>
          </table:table-cell>
          <table:table-cell office:value-type="float" office:value="156574" calcext:value-type="float">
            <text:p>156574</text:p>
          </table:table-cell>
          <table:table-cell office:value-type="float" office:value="189783" calcext:value-type="float">
            <text:p>189783</text:p>
          </table:table-cell>
          <table:table-cell office:value-type="float" office:value="71994" calcext:value-type="float">
            <text:p>71994</text:p>
          </table:table-cell>
          <table:table-cell office:value-type="float" office:value="104039" calcext:value-type="float">
            <text:p>104039</text:p>
          </table:table-cell>
          <table:table-cell office:value-type="float" office:value="51589" calcext:value-type="float">
            <text:p>51589</text:p>
          </table:table-cell>
          <table:table-cell office:value-type="float" office:value="63654" calcext:value-type="float">
            <text:p>63654</text:p>
          </table:table-cell>
          <table:table-cell office:value-type="float" office:value="44927" calcext:value-type="float">
            <text:p>44927</text:p>
          </table:table-cell>
          <table:table-cell office:value-type="float" office:value="31202" calcext:value-type="float">
            <text:p>31202</text:p>
          </table:table-cell>
          <table:table-cell office:value-type="float" office:value="29909" calcext:value-type="float">
            <text:p>29909</text:p>
          </table:table-cell>
          <table:table-cell office:value-type="float" office:value="26184" calcext:value-type="float">
            <text:p>26184</text:p>
          </table:table-cell>
          <table:table-cell table:number-columns-repeated="1012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office:value-type="string" calcext:value-type="string">
            <text:p>03/08-03/15</text:p>
          </table:table-cell>
          <table:table-cell office:value-type="float" office:value="161944" calcext:value-type="float">
            <text:p>161944</text:p>
          </table:table-cell>
          <table:table-cell office:value-type="float" office:value="183338" calcext:value-type="float">
            <text:p>183338</text:p>
          </table:table-cell>
          <table:table-cell office:value-type="float" office:value="90877" calcext:value-type="float">
            <text:p>90877</text:p>
          </table:table-cell>
          <table:table-cell office:value-type="float" office:value="107559" calcext:value-type="float">
            <text:p>107559</text:p>
          </table:table-cell>
          <table:table-cell office:value-type="float" office:value="52380" calcext:value-type="float">
            <text:p>52380</text:p>
          </table:table-cell>
          <table:table-cell office:value-type="float" office:value="64679" calcext:value-type="float">
            <text:p>64679</text:p>
          </table:table-cell>
          <table:table-cell office:value-type="float" office:value="44497" calcext:value-type="float">
            <text:p>44497</text:p>
          </table:table-cell>
          <table:table-cell office:value-type="float" office:value="31733" calcext:value-type="float">
            <text:p>31733</text:p>
          </table:table-cell>
          <table:table-cell office:value-type="float" office:value="33152" calcext:value-type="float">
            <text:p>33152</text:p>
          </table:table-cell>
          <table:table-cell office:value-type="float" office:value="27719" calcext:value-type="float">
            <text:p>27719</text:p>
          </table:table-cell>
          <table:table-cell table:number-columns-repeated="1012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office:value-type="string" calcext:value-type="string">
            <text:p>03/15-03/22</text:p>
          </table:table-cell>
          <table:table-cell office:value-type="float" office:value="171705" calcext:value-type="float">
            <text:p>171705</text:p>
          </table:table-cell>
          <table:table-cell office:value-type="float" office:value="170963" calcext:value-type="float">
            <text:p>170963</text:p>
          </table:table-cell>
          <table:table-cell office:value-type="float" office:value="86297" calcext:value-type="float">
            <text:p>86297</text:p>
          </table:table-cell>
          <table:table-cell office:value-type="float" office:value="115921" calcext:value-type="float">
            <text:p>115921</text:p>
          </table:table-cell>
          <table:table-cell office:value-type="float" office:value="55666" calcext:value-type="float">
            <text:p>55666</text:p>
          </table:table-cell>
          <table:table-cell office:value-type="float" office:value="63963" calcext:value-type="float">
            <text:p>63963</text:p>
          </table:table-cell>
          <table:table-cell office:value-type="float" office:value="46930" calcext:value-type="float">
            <text:p>46930</text:p>
          </table:table-cell>
          <table:table-cell office:value-type="float" office:value="31763" calcext:value-type="float">
            <text:p>31763</text:p>
          </table:table-cell>
          <table:table-cell office:value-type="float" office:value="37525" calcext:value-type="float">
            <text:p>37525</text:p>
          </table:table-cell>
          <table:table-cell office:value-type="float" office:value="28324" calcext:value-type="float">
            <text:p>28324</text:p>
          </table:table-cell>
          <table:table-cell table:number-columns-repeated="101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office:value-type="string" calcext:value-type="string">
            <text:p>03/22-03/29</text:p>
          </table:table-cell>
          <table:table-cell office:value-type="float" office:value="164463" calcext:value-type="float">
            <text:p>164463</text:p>
          </table:table-cell>
          <table:table-cell office:value-type="float" office:value="175043" calcext:value-type="float">
            <text:p>175043</text:p>
          </table:table-cell>
          <table:table-cell office:value-type="float" office:value="94647" calcext:value-type="float">
            <text:p>94647</text:p>
          </table:table-cell>
          <table:table-cell office:value-type="float" office:value="113876" calcext:value-type="float">
            <text:p>113876</text:p>
          </table:table-cell>
          <table:table-cell office:value-type="float" office:value="54714" calcext:value-type="float">
            <text:p>54714</text:p>
          </table:table-cell>
          <table:table-cell office:value-type="float" office:value="61795" calcext:value-type="float">
            <text:p>61795</text:p>
          </table:table-cell>
          <table:table-cell office:value-type="float" office:value="45505" calcext:value-type="float">
            <text:p>45505</text:p>
          </table:table-cell>
          <table:table-cell office:value-type="float" office:value="31322" calcext:value-type="float">
            <text:p>31322</text:p>
          </table:table-cell>
          <table:table-cell office:value-type="float" office:value="35086" calcext:value-type="float">
            <text:p>35086</text:p>
          </table:table-cell>
          <table:table-cell office:value-type="float" office:value="29118" calcext:value-type="float">
            <text:p>29118</text:p>
          </table:table-cell>
          <table:table-cell table:number-columns-repeated="1012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office:value-type="string" calcext:value-type="string">
            <text:p>03/29-04/05</text:p>
          </table:table-cell>
          <table:table-cell office:value-type="float" office:value="154198" calcext:value-type="float">
            <text:p>154198</text:p>
          </table:table-cell>
          <table:table-cell office:value-type="float" office:value="130022" calcext:value-type="float">
            <text:p>130022</text:p>
          </table:table-cell>
          <table:table-cell office:value-type="float" office:value="96773" calcext:value-type="float">
            <text:p>96773</text:p>
          </table:table-cell>
          <table:table-cell office:value-type="float" office:value="109169" calcext:value-type="float">
            <text:p>109169</text:p>
          </table:table-cell>
          <table:table-cell office:value-type="float" office:value="57895" calcext:value-type="float">
            <text:p>57895</text:p>
          </table:table-cell>
          <table:table-cell office:value-type="float" office:value="52552" calcext:value-type="float">
            <text:p>52552</text:p>
          </table:table-cell>
          <table:table-cell office:value-type="float" office:value="46038" calcext:value-type="float">
            <text:p>46038</text:p>
          </table:table-cell>
          <table:table-cell office:value-type="float" office:value="32297" calcext:value-type="float">
            <text:p>32297</text:p>
          </table:table-cell>
          <table:table-cell office:value-type="float" office:value="33673" calcext:value-type="float">
            <text:p>33673</text:p>
          </table:table-cell>
          <table:table-cell office:value-type="float" office:value="28035" calcext:value-type="float">
            <text:p>28035</text:p>
          </table:table-cell>
          <table:table-cell table:number-columns-repeated="1012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office:value-type="string" calcext:value-type="string">
            <text:p>04/05-04/12</text:p>
          </table:table-cell>
          <table:table-cell office:value-type="float" office:value="160653" calcext:value-type="float">
            <text:p>160653</text:p>
          </table:table-cell>
          <table:table-cell office:value-type="float" office:value="184621" calcext:value-type="float">
            <text:p>184621</text:p>
          </table:table-cell>
          <table:table-cell office:value-type="float" office:value="93678" calcext:value-type="float">
            <text:p>93678</text:p>
          </table:table-cell>
          <table:table-cell office:value-type="float" office:value="106324" calcext:value-type="float">
            <text:p>106324</text:p>
          </table:table-cell>
          <table:table-cell office:value-type="float" office:value="52896" calcext:value-type="float">
            <text:p>52896</text:p>
          </table:table-cell>
          <table:table-cell office:value-type="float" office:value="62449" calcext:value-type="float">
            <text:p>62449</text:p>
          </table:table-cell>
          <table:table-cell office:value-type="float" office:value="47746" calcext:value-type="float">
            <text:p>47746</text:p>
          </table:table-cell>
          <table:table-cell office:value-type="float" office:value="30294" calcext:value-type="float">
            <text:p>30294</text:p>
          </table:table-cell>
          <table:table-cell office:value-type="float" office:value="35135" calcext:value-type="float">
            <text:p>35135</text:p>
          </table:table-cell>
          <table:table-cell office:value-type="float" office:value="30652" calcext:value-type="float">
            <text:p>30652</text:p>
          </table:table-cell>
          <table:table-cell table:number-columns-repeated="1012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office:value-type="string" calcext:value-type="string">
            <text:p>04/12-04/19</text:p>
          </table:table-cell>
          <table:table-cell office:value-type="float" office:value="167975" calcext:value-type="float">
            <text:p>167975</text:p>
          </table:table-cell>
          <table:table-cell office:value-type="float" office:value="212977" calcext:value-type="float">
            <text:p>212977</text:p>
          </table:table-cell>
          <table:table-cell office:value-type="float" office:value="101572" calcext:value-type="float">
            <text:p>101572</text:p>
          </table:table-cell>
          <table:table-cell office:value-type="float" office:value="107939" calcext:value-type="float">
            <text:p>107939</text:p>
          </table:table-cell>
          <table:table-cell office:value-type="float" office:value="52285" calcext:value-type="float">
            <text:p>52285</text:p>
          </table:table-cell>
          <table:table-cell office:value-type="float" office:value="64460" calcext:value-type="float">
            <text:p>64460</text:p>
          </table:table-cell>
          <table:table-cell office:value-type="float" office:value="49086" calcext:value-type="float">
            <text:p>49086</text:p>
          </table:table-cell>
          <table:table-cell office:value-type="float" office:value="31470" calcext:value-type="float">
            <text:p>31470</text:p>
          </table:table-cell>
          <table:table-cell office:value-type="float" office:value="35410" calcext:value-type="float">
            <text:p>35410</text:p>
          </table:table-cell>
          <table:table-cell office:value-type="float" office:value="30469" calcext:value-type="float">
            <text:p>30469</text:p>
          </table:table-cell>
          <table:table-cell table:number-columns-repeated="1012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office:value-type="string" calcext:value-type="string">
            <text:p>04/19-04/26</text:p>
          </table:table-cell>
          <table:table-cell office:value-type="float" office:value="170026" calcext:value-type="float">
            <text:p>170026</text:p>
          </table:table-cell>
          <table:table-cell office:value-type="float" office:value="212771" calcext:value-type="float">
            <text:p>212771</text:p>
          </table:table-cell>
          <table:table-cell office:value-type="float" office:value="105262" calcext:value-type="float">
            <text:p>105262</text:p>
          </table:table-cell>
          <table:table-cell office:value-type="float" office:value="108288" calcext:value-type="float">
            <text:p>108288</text:p>
          </table:table-cell>
          <table:table-cell office:value-type="float" office:value="52788" calcext:value-type="float">
            <text:p>52788</text:p>
          </table:table-cell>
          <table:table-cell office:value-type="float" office:value="66155" calcext:value-type="float">
            <text:p>66155</text:p>
          </table:table-cell>
          <table:table-cell office:value-type="float" office:value="47904" calcext:value-type="float">
            <text:p>47904</text:p>
          </table:table-cell>
          <table:table-cell office:value-type="float" office:value="31133" calcext:value-type="float">
            <text:p>31133</text:p>
          </table:table-cell>
          <table:table-cell office:value-type="float" office:value="36983" calcext:value-type="float">
            <text:p>36983</text:p>
          </table:table-cell>
          <table:table-cell office:value-type="float" office:value="30297" calcext:value-type="float">
            <text:p>30297</text:p>
          </table:table-cell>
          <table:table-cell table:number-columns-repeated="1012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04/26-05/02</text:p>
          </table:table-cell>
          <table:table-cell office:value-type="float" office:value="172755" calcext:value-type="float">
            <text:p>172755</text:p>
          </table:table-cell>
          <table:table-cell office:value-type="float" office:value="216056" calcext:value-type="float">
            <text:p>216056</text:p>
          </table:table-cell>
          <table:table-cell office:value-type="float" office:value="116002" calcext:value-type="float">
            <text:p>116002</text:p>
          </table:table-cell>
          <table:table-cell office:value-type="float" office:value="106195" calcext:value-type="float">
            <text:p>106195</text:p>
          </table:table-cell>
          <table:table-cell office:value-type="float" office:value="53593" calcext:value-type="float">
            <text:p>53593</text:p>
          </table:table-cell>
          <table:table-cell office:value-type="float" office:value="65302" calcext:value-type="float">
            <text:p>65302</text:p>
          </table:table-cell>
          <table:table-cell office:value-type="float" office:value="49969" calcext:value-type="float">
            <text:p>49969</text:p>
          </table:table-cell>
          <table:table-cell office:value-type="float" office:value="30819" calcext:value-type="float">
            <text:p>30819</text:p>
          </table:table-cell>
          <table:table-cell office:value-type="float" office:value="34002" calcext:value-type="float">
            <text:p>34002</text:p>
          </table:table-cell>
          <table:table-cell office:value-type="float" office:value="32300" calcext:value-type="float">
            <text:p>32300</text:p>
          </table:table-cell>
          <table:table-cell table:number-columns-repeated="1012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office:value-type="string" calcext:value-type="string">
            <text:p>05/03-05/10</text:p>
          </table:table-cell>
          <table:table-cell office:value-type="float" office:value="192773" calcext:value-type="float">
            <text:p>192773</text:p>
          </table:table-cell>
          <table:table-cell office:value-type="float" office:value="222628" calcext:value-type="float">
            <text:p>222628</text:p>
          </table:table-cell>
          <table:table-cell office:value-type="float" office:value="116827" calcext:value-type="float">
            <text:p>116827</text:p>
          </table:table-cell>
          <table:table-cell office:value-type="float" office:value="112919" calcext:value-type="float">
            <text:p>112919</text:p>
          </table:table-cell>
          <table:table-cell office:value-type="float" office:value="57927" calcext:value-type="float">
            <text:p>57927</text:p>
          </table:table-cell>
          <table:table-cell office:value-type="float" office:value="69524" calcext:value-type="float">
            <text:p>69524</text:p>
          </table:table-cell>
          <table:table-cell office:value-type="float" office:value="52222" calcext:value-type="float">
            <text:p>52222</text:p>
          </table:table-cell>
          <table:table-cell office:value-type="float" office:value="31241" calcext:value-type="float">
            <text:p>31241</text:p>
          </table:table-cell>
          <table:table-cell office:value-type="float" office:value="37176" calcext:value-type="float">
            <text:p>37176</text:p>
          </table:table-cell>
          <table:table-cell office:value-type="float" office:value="34378" calcext:value-type="float">
            <text:p>34378</text:p>
          </table:table-cell>
          <table:table-cell table:number-columns-repeated="1012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office:value-type="string" calcext:value-type="string">
            <text:p>05/10-05/17</text:p>
          </table:table-cell>
          <table:table-cell office:value-type="float" office:value="189347" calcext:value-type="float">
            <text:p>189347</text:p>
          </table:table-cell>
          <table:table-cell office:value-type="float" office:value="232292" calcext:value-type="float">
            <text:p>232292</text:p>
          </table:table-cell>
          <table:table-cell office:value-type="float" office:value="149246" calcext:value-type="float">
            <text:p>149246</text:p>
          </table:table-cell>
          <table:table-cell office:value-type="float" office:value="112022" calcext:value-type="float">
            <text:p>112022</text:p>
          </table:table-cell>
          <table:table-cell office:value-type="float" office:value="58261" calcext:value-type="float">
            <text:p>58261</text:p>
          </table:table-cell>
          <table:table-cell office:value-type="float" office:value="73875" calcext:value-type="float">
            <text:p>73875</text:p>
          </table:table-cell>
          <table:table-cell office:value-type="float" office:value="54059" calcext:value-type="float">
            <text:p>54059</text:p>
          </table:table-cell>
          <table:table-cell office:value-type="float" office:value="31435" calcext:value-type="float">
            <text:p>31435</text:p>
          </table:table-cell>
          <table:table-cell office:value-type="float" office:value="39407" calcext:value-type="float">
            <text:p>39407</text:p>
          </table:table-cell>
          <table:table-cell office:value-type="float" office:value="35502" calcext:value-type="float">
            <text:p>35502</text:p>
          </table:table-cell>
          <table:table-cell table:number-columns-repeated="1012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office:value-type="string" calcext:value-type="string">
            <text:p>05/17-05/24</text:p>
          </table:table-cell>
          <table:table-cell office:value-type="float" office:value="193701" calcext:value-type="float">
            <text:p>193701</text:p>
          </table:table-cell>
          <table:table-cell office:value-type="float" office:value="241338" calcext:value-type="float">
            <text:p>241338</text:p>
          </table:table-cell>
          <table:table-cell office:value-type="float" office:value="144895" calcext:value-type="float">
            <text:p>144895</text:p>
          </table:table-cell>
          <table:table-cell office:value-type="float" office:value="115670" calcext:value-type="float">
            <text:p>115670</text:p>
          </table:table-cell>
          <table:table-cell office:value-type="float" office:value="61062" calcext:value-type="float">
            <text:p>61062</text:p>
          </table:table-cell>
          <table:table-cell office:value-type="float" office:value="73799" calcext:value-type="float">
            <text:p>73799</text:p>
          </table:table-cell>
          <table:table-cell office:value-type="float" office:value="55777" calcext:value-type="float">
            <text:p>55777</text:p>
          </table:table-cell>
          <table:table-cell office:value-type="float" office:value="32082" calcext:value-type="float">
            <text:p>32082</text:p>
          </table:table-cell>
          <table:table-cell office:value-type="float" office:value="40835" calcext:value-type="float">
            <text:p>40835</text:p>
          </table:table-cell>
          <table:table-cell office:value-type="float" office:value="36112" calcext:value-type="float">
            <text:p>36112</text:p>
          </table:table-cell>
          <table:table-cell table:number-columns-repeated="101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string" calcext:value-type="string">
            <text:p>05/24-05/31</text:p>
          </table:table-cell>
          <table:table-cell office:value-type="float" office:value="191608" calcext:value-type="float">
            <text:p>191608</text:p>
          </table:table-cell>
          <table:table-cell office:value-type="float" office:value="217964" calcext:value-type="float">
            <text:p>217964</text:p>
          </table:table-cell>
          <table:table-cell office:value-type="float" office:value="141471" calcext:value-type="float">
            <text:p>141471</text:p>
          </table:table-cell>
          <table:table-cell office:value-type="float" office:value="110550" calcext:value-type="float">
            <text:p>110550</text:p>
          </table:table-cell>
          <table:table-cell office:value-type="float" office:value="59607" calcext:value-type="float">
            <text:p>59607</text:p>
          </table:table-cell>
          <table:table-cell office:value-type="float" office:value="63679" calcext:value-type="float">
            <text:p>63679</text:p>
          </table:table-cell>
          <table:table-cell office:value-type="float" office:value="52775" calcext:value-type="float">
            <text:p>52775</text:p>
          </table:table-cell>
          <table:table-cell office:value-type="float" office:value="31693" calcext:value-type="float">
            <text:p>31693</text:p>
          </table:table-cell>
          <table:table-cell office:value-type="float" office:value="45087" calcext:value-type="float">
            <text:p>45087</text:p>
          </table:table-cell>
          <table:table-cell office:value-type="float" office:value="33934" calcext:value-type="float">
            <text:p>33934</text:p>
          </table:table-cell>
          <table:table-cell table:number-columns-repeated="1012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string" calcext:value-type="string">
            <text:p>05/31-06/07</text:p>
          </table:table-cell>
          <table:table-cell office:value-type="float" office:value="191222" calcext:value-type="float">
            <text:p>191222</text:p>
          </table:table-cell>
          <table:table-cell office:value-type="float" office:value="171910" calcext:value-type="float">
            <text:p>171910</text:p>
          </table:table-cell>
          <table:table-cell office:value-type="float" office:value="168645" calcext:value-type="float">
            <text:p>168645</text:p>
          </table:table-cell>
          <table:table-cell office:value-type="float" office:value="116717" calcext:value-type="float">
            <text:p>116717</text:p>
          </table:table-cell>
          <table:table-cell office:value-type="float" office:value="62948" calcext:value-type="float">
            <text:p>62948</text:p>
          </table:table-cell>
          <table:table-cell office:value-type="float" office:value="72440" calcext:value-type="float">
            <text:p>72440</text:p>
          </table:table-cell>
          <table:table-cell office:value-type="float" office:value="53675" calcext:value-type="float">
            <text:p>53675</text:p>
          </table:table-cell>
          <table:table-cell office:value-type="float" office:value="32276" calcext:value-type="float">
            <text:p>32276</text:p>
          </table:table-cell>
          <table:table-cell office:value-type="float" office:value="48015" calcext:value-type="float">
            <text:p>48015</text:p>
          </table:table-cell>
          <table:table-cell office:value-type="float" office:value="32176" calcext:value-type="float">
            <text:p>32176</text:p>
          </table:table-cell>
          <table:table-cell table:number-columns-repeated="1012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office:value-type="string" calcext:value-type="string">
            <text:p>06/07-06/14</text:p>
          </table:table-cell>
          <table:table-cell office:value-type="float" office:value="195959" calcext:value-type="float">
            <text:p>195959</text:p>
          </table:table-cell>
          <table:table-cell office:value-type="float" office:value="121633" calcext:value-type="float">
            <text:p>121633</text:p>
          </table:table-cell>
          <table:table-cell office:value-type="float" office:value="151616" calcext:value-type="float">
            <text:p>151616</text:p>
          </table:table-cell>
          <table:table-cell office:value-type="float" office:value="116333" calcext:value-type="float">
            <text:p>116333</text:p>
          </table:table-cell>
          <table:table-cell office:value-type="float" office:value="62551" calcext:value-type="float">
            <text:p>62551</text:p>
          </table:table-cell>
          <table:table-cell office:value-type="float" office:value="72994" calcext:value-type="float">
            <text:p>72994</text:p>
          </table:table-cell>
          <table:table-cell office:value-type="float" office:value="52314" calcext:value-type="float">
            <text:p>52314</text:p>
          </table:table-cell>
          <table:table-cell office:value-type="float" office:value="32374" calcext:value-type="float">
            <text:p>32374</text:p>
          </table:table-cell>
          <table:table-cell office:value-type="float" office:value="56193" calcext:value-type="float">
            <text:p>56193</text:p>
          </table:table-cell>
          <table:table-cell office:value-type="float" office:value="29964" calcext:value-type="float">
            <text:p>29964</text:p>
          </table:table-cell>
          <table:table-cell table:number-columns-repeated="1012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office:value-type="string" calcext:value-type="string">
            <text:p>06/14-06/21</text:p>
          </table:table-cell>
          <table:table-cell office:value-type="float" office:value="206107" calcext:value-type="float">
            <text:p>206107</text:p>
          </table:table-cell>
          <table:table-cell office:value-type="float" office:value="85680" calcext:value-type="float">
            <text:p>85680</text:p>
          </table:table-cell>
          <table:table-cell office:value-type="float" office:value="155265" calcext:value-type="float">
            <text:p>155265</text:p>
          </table:table-cell>
          <table:table-cell office:value-type="float" office:value="119614" calcext:value-type="float">
            <text:p>119614</text:p>
          </table:table-cell>
          <table:table-cell office:value-type="float" office:value="63067" calcext:value-type="float">
            <text:p>63067</text:p>
          </table:table-cell>
          <table:table-cell office:value-type="float" office:value="74174" calcext:value-type="float">
            <text:p>74174</text:p>
          </table:table-cell>
          <table:table-cell office:value-type="float" office:value="52794" calcext:value-type="float">
            <text:p>52794</text:p>
          </table:table-cell>
          <table:table-cell office:value-type="float" office:value="33548" calcext:value-type="float">
            <text:p>33548</text:p>
          </table:table-cell>
          <table:table-cell office:value-type="float" office:value="63233" calcext:value-type="float">
            <text:p>63233</text:p>
          </table:table-cell>
          <table:table-cell office:value-type="float" office:value="29729" calcext:value-type="float">
            <text:p>29729</text:p>
          </table:table-cell>
          <table:table-cell table:number-columns-repeated="1012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office:value-type="string" calcext:value-type="string">
            <text:p>06/21-06/28</text:p>
          </table:table-cell>
          <table:table-cell office:value-type="float" office:value="202844" calcext:value-type="float">
            <text:p>202844</text:p>
          </table:table-cell>
          <table:table-cell office:value-type="float" office:value="82380" calcext:value-type="float">
            <text:p>82380</text:p>
          </table:table-cell>
          <table:table-cell office:value-type="float" office:value="146424" calcext:value-type="float">
            <text:p>146424</text:p>
          </table:table-cell>
          <table:table-cell office:value-type="float" office:value="117461" calcext:value-type="float">
            <text:p>117461</text:p>
          </table:table-cell>
          <table:table-cell office:value-type="float" office:value="61425" calcext:value-type="float">
            <text:p>61425</text:p>
          </table:table-cell>
          <table:table-cell office:value-type="float" office:value="71986" calcext:value-type="float">
            <text:p>71986</text:p>
          </table:table-cell>
          <table:table-cell office:value-type="float" office:value="53148" calcext:value-type="float">
            <text:p>53148</text:p>
          </table:table-cell>
          <table:table-cell office:value-type="float" office:value="33412" calcext:value-type="float">
            <text:p>33412</text:p>
          </table:table-cell>
          <table:table-cell office:value-type="float" office:value="61281" calcext:value-type="float">
            <text:p>61281</text:p>
          </table:table-cell>
          <table:table-cell office:value-type="float" office:value="30103" calcext:value-type="float">
            <text:p>30103</text:p>
          </table:table-cell>
          <table:table-cell table:number-columns-repeated="1012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1">
      <number:minutes number:style="long"/>
      <number:text>:</number:text>
      <number:seconds number:style="long" number:decimal-places="1"/>
    </number:time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time-style style:name="N113">
      <number:minutes number:style="long"/>
      <number:text>:</number:text>
      <number:seconds number:style="long"/>
    </number:time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10:27:52.6367115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openpyxl</meta:initial-creator>
    <meta:creation-date>2022-05-03T07:26:37</meta:creation-date>
    <dc:date>2022-05-03T10:31:40.372046367</dc:date>
    <meta:generator>LibreOffice/7.3.2.2$MacOSX_AARCH64 LibreOffice_project/49f2b1bff42cfccbd8f788c8dc32c1c309559be0</meta:generator>
    <meta:editing-duration>PT16M33S</meta:editing-duration>
    <meta:editing-cycles>3</meta:editing-cycles>
    <meta:document-statistic meta:table-count="1" meta:cell-count="839" meta:object-count="1"/>
    <meta:user-defined meta:name="AppVersion">3.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9.8cm" svg:height="16.762cm" xlink:href=".." xlink:type="simple" chart:class="chart:line" chart:style-name="ch1">
        <chart:legend chart:legend-position="end" svg:x="0.902cm" svg:y="0.223cm" style:legend-expansion="custom" svg:width="28.119cm" svg:height="1.933cm" style:legend-expansion-aspect-ratio="14.5468184169684" chart:style-name="ch2"/>
        <chart:plot-area chart:style-name="ch3" table:cell-range-address="Sheet1.B1:Sheet1.L70" chart:data-source-has-labels="both" svg:x="0.575cm" svg:y="2.074cm" svg:width="29.148cm" svg:height="14.269cm">
          <chart:coordinate-region svg:x="2.076cm" svg:y="2.275cm" svg:width="27.505cm" svg:height="12.177cm"/>
          <chart:axis chart:dimension="x" chart:name="primary-x" chart:style-name="ch4" chartooo:axis-type="auto">
            <chartooo:date-scale/>
            <chart:title svg:x="14.602cm" svg:y="16.232cm" chart:style-name="ch5">
              <text:p>Weeks</text:p>
            </chart:title>
            <chart:categories table:cell-range-address="Sheet1.B2:Sheet1.B70"/>
          </chart:axis>
          <chart:axis chart:dimension="y" chart:name="primary-y" chart:style-name="ch6">
            <chart:title svg:x="0cm" svg:y="10.435cm" chart:style-name="ch7">
              <text:p>Number of Visits</text:p>
            </chart:title>
            <chart:grid chart:style-name="ch8" chart:class="major"/>
          </chart:axis>
          <chart:series chart:style-name="ch9" chart:values-cell-range-address="Sheet1.C2:Sheet1.C70" chart:label-cell-address="Sheet1.C1:Sheet1.C1" chart:class="chart:line">
            <chart:data-point chart:repeated="69"/>
          </chart:series>
          <chart:series chart:style-name="ch10" chart:values-cell-range-address="Sheet1.D2:Sheet1.D70" chart:label-cell-address="Sheet1.D1:Sheet1.D1" chart:class="chart:line">
            <chart:data-point chart:repeated="69"/>
          </chart:series>
          <chart:series chart:style-name="ch11" chart:values-cell-range-address="Sheet1.E2:Sheet1.E70" chart:label-cell-address="Sheet1.E1:Sheet1.E1" chart:class="chart:line">
            <chart:data-point chart:repeated="69"/>
          </chart:series>
          <chart:series chart:style-name="ch12" chart:values-cell-range-address="Sheet1.F2:Sheet1.F70" chart:label-cell-address="Sheet1.F1:Sheet1.F1" chart:class="chart:line">
            <chart:data-point chart:repeated="69"/>
          </chart:series>
          <chart:series chart:style-name="ch13" chart:values-cell-range-address="Sheet1.G2:Sheet1.G70" chart:label-cell-address="Sheet1.G1:Sheet1.G1" chart:class="chart:line">
            <chart:data-point chart:repeated="69"/>
          </chart:series>
          <chart:series chart:style-name="ch14" chart:values-cell-range-address="Sheet1.H2:Sheet1.H70" chart:label-cell-address="Sheet1.H1:Sheet1.H1" chart:class="chart:line">
            <chart:data-point chart:repeated="69"/>
          </chart:series>
          <chart:series chart:style-name="ch15" chart:values-cell-range-address="Sheet1.I2:Sheet1.I70" chart:label-cell-address="Sheet1.I1:Sheet1.I1" chart:class="chart:line">
            <chart:data-point chart:repeated="69"/>
          </chart:series>
          <chart:series chart:style-name="ch16" chart:values-cell-range-address="Sheet1.J2:Sheet1.J70" chart:label-cell-address="Sheet1.J1:Sheet1.J1" chart:class="chart:line">
            <chart:data-point chart:repeated="69"/>
          </chart:series>
          <chart:series chart:style-name="ch17" chart:values-cell-range-address="Sheet1.K2:Sheet1.K70" chart:label-cell-address="Sheet1.K1:Sheet1.K1" chart:class="chart:line">
            <chart:data-point chart:repeated="69"/>
          </chart:series>
          <chart:series chart:style-name="ch18" chart:values-cell-range-address="Sheet1.L2:Sheet1.L70" chart:label-cell-address="Sheet1.L1:Sheet1.L1" chart:class="chart:line">
            <chart:data-point chart:repeated="6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ll-Service Restaurants</text:p>
                <draw:g>
                  <svg:desc>Sheet1.C1:Sheet1.C1</svg:desc>
                </draw:g>
              </table:table-cell>
              <table:table-cell office:value-type="string">
                <text:p>Elementary and Secondary Schools</text:p>
                <draw:g>
                  <svg:desc>Sheet1.D1:Sheet1.D1</svg:desc>
                </draw:g>
              </table:table-cell>
              <table:table-cell office:value-type="string">
                <text:p>Nature Parks and Other Similar Institutions</text:p>
                <draw:g>
                  <svg:desc>Sheet1.E1:Sheet1.E1</svg:desc>
                </draw:g>
              </table:table-cell>
              <table:table-cell office:value-type="string">
                <text:p>Malls</text:p>
                <draw:g>
                  <svg:desc>Sheet1.F1:Sheet1.F1</svg:desc>
                </draw:g>
              </table:table-cell>
              <table:table-cell office:value-type="string">
                <text:p>All Other General Merchandise Stores</text:p>
                <draw:g>
                  <svg:desc>Sheet1.G1:Sheet1.G1</svg:desc>
                </draw:g>
              </table:table-cell>
              <table:table-cell office:value-type="string">
                <text:p>Fitness and Recreational Sports Centers</text:p>
                <draw:g>
                  <svg:desc>Sheet1.H1:Sheet1.H1</svg:desc>
                </draw:g>
              </table:table-cell>
              <table:table-cell office:value-type="string">
                <text:p>Limited-Service Restaurants</text:p>
                <draw:g>
                  <svg:desc>Sheet1.I1:Sheet1.I1</svg:desc>
                </draw:g>
              </table:table-cell>
              <table:table-cell office:value-type="string">
                <text:p>Supermarkets and Other Grocery (except Convenience) Stores</text:p>
                <draw:g>
                  <svg:desc>Sheet1.J1:Sheet1.J1</svg:desc>
                </draw:g>
              </table:table-cell>
              <table:table-cell office:value-type="string">
                <text:p>Hotels (except Casino Hotels) and Motels</text:p>
                <draw:g>
                  <svg:desc>Sheet1.K1:Sheet1.K1</svg:desc>
                </draw:g>
              </table:table-cell>
              <table:table-cell office:value-type="string">
                <text:p>Hardware Stores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3/02-03/09</text:p>
                <draw:g>
                  <svg:desc>Sheet1.B2:Sheet1.B70</svg:desc>
                </draw:g>
              </table:table-cell>
              <table:table-cell office:value-type="float" office:value="280176">
                <text:p>280176</text:p>
                <draw:g>
                  <svg:desc>Sheet1.C2:Sheet1.C70</svg:desc>
                </draw:g>
              </table:table-cell>
              <table:table-cell office:value-type="float" office:value="360308">
                <text:p>360308</text:p>
                <draw:g>
                  <svg:desc>Sheet1.D2:Sheet1.D70</svg:desc>
                </draw:g>
              </table:table-cell>
              <table:table-cell office:value-type="float" office:value="131486">
                <text:p>131486</text:p>
                <draw:g>
                  <svg:desc>Sheet1.E2:Sheet1.E70</svg:desc>
                </draw:g>
              </table:table-cell>
              <table:table-cell office:value-type="float" office:value="181934">
                <text:p>181934</text:p>
                <draw:g>
                  <svg:desc>Sheet1.F2:Sheet1.F70</svg:desc>
                </draw:g>
              </table:table-cell>
              <table:table-cell office:value-type="float" office:value="71626">
                <text:p>71626</text:p>
                <draw:g>
                  <svg:desc>Sheet1.G2:Sheet1.G70</svg:desc>
                </draw:g>
              </table:table-cell>
              <table:table-cell office:value-type="float" office:value="127865">
                <text:p>127865</text:p>
                <draw:g>
                  <svg:desc>Sheet1.H2:Sheet1.H70</svg:desc>
                </draw:g>
              </table:table-cell>
              <table:table-cell office:value-type="float" office:value="91640">
                <text:p>91640</text:p>
                <draw:g>
                  <svg:desc>Sheet1.I2:Sheet1.I70</svg:desc>
                </draw:g>
              </table:table-cell>
              <table:table-cell office:value-type="float" office:value="55931">
                <text:p>55931</text:p>
                <draw:g>
                  <svg:desc>Sheet1.J2:Sheet1.J70</svg:desc>
                </draw:g>
              </table:table-cell>
              <table:table-cell office:value-type="float" office:value="64163">
                <text:p>64163</text:p>
                <draw:g>
                  <svg:desc>Sheet1.K2:Sheet1.K70</svg:desc>
                </draw:g>
              </table:table-cell>
              <table:table-cell office:value-type="float" office:value="36947">
                <text:p>36947</text:p>
                <draw:g>
                  <svg:desc>Sheet1.L2:Sheet1.L70</svg:desc>
                </draw:g>
              </table:table-cell>
            </table:table-row>
            <table:table-row>
              <table:table-cell office:value-type="string">
                <text:p>03/09-3/16</text:p>
              </table:table-cell>
              <table:table-cell office:value-type="float" office:value="239701">
                <text:p>239701</text:p>
              </table:table-cell>
              <table:table-cell office:value-type="float" office:value="285124">
                <text:p>285124</text:p>
              </table:table-cell>
              <table:table-cell office:value-type="float" office:value="115363">
                <text:p>115363</text:p>
              </table:table-cell>
              <table:table-cell office:value-type="float" office:value="169048">
                <text:p>169048</text:p>
              </table:table-cell>
              <table:table-cell office:value-type="float" office:value="77824">
                <text:p>77824</text:p>
              </table:table-cell>
              <table:table-cell office:value-type="float" office:value="106884">
                <text:p>106884</text:p>
              </table:table-cell>
              <table:table-cell office:value-type="float" office:value="70790">
                <text:p>70790</text:p>
              </table:table-cell>
              <table:table-cell office:value-type="float" office:value="69733">
                <text:p>69733</text:p>
              </table:table-cell>
              <table:table-cell office:value-type="float" office:value="53000">
                <text:p>53000</text:p>
              </table:table-cell>
              <table:table-cell office:value-type="float" office:value="37006">
                <text:p>37006</text:p>
              </table:table-cell>
            </table:table-row>
            <table:table-row>
              <table:table-cell office:value-type="string">
                <text:p>03/16-03/23</text:p>
              </table:table-cell>
              <table:table-cell office:value-type="float" office:value="76985">
                <text:p>76985</text:p>
              </table:table-cell>
              <table:table-cell office:value-type="float" office:value="71062">
                <text:p>71062</text:p>
              </table:table-cell>
              <table:table-cell office:value-type="float" office:value="85001">
                <text:p>85001</text:p>
              </table:table-cell>
              <table:table-cell office:value-type="float" office:value="75211">
                <text:p>75211</text:p>
              </table:table-cell>
              <table:table-cell office:value-type="float" office:value="56783">
                <text:p>56783</text:p>
              </table:table-cell>
              <table:table-cell office:value-type="float" office:value="36443">
                <text:p>36443</text:p>
              </table:table-cell>
              <table:table-cell office:value-type="float" office:value="34175">
                <text:p>34175</text:p>
              </table:table-cell>
              <table:table-cell office:value-type="float" office:value="59263">
                <text:p>59263</text:p>
              </table:table-cell>
              <table:table-cell office:value-type="float" office:value="22870">
                <text:p>22870</text:p>
              </table:table-cell>
              <table:table-cell office:value-type="float" office:value="30797">
                <text:p>30797</text:p>
              </table:table-cell>
            </table:table-row>
            <table:table-row>
              <table:table-cell office:value-type="string">
                <text:p>03/23-03/30</text:p>
              </table:table-cell>
              <table:table-cell office:value-type="float" office:value="57364">
                <text:p>57364</text:p>
              </table:table-cell>
              <table:table-cell office:value-type="float" office:value="43366">
                <text:p>43366</text:p>
              </table:table-cell>
              <table:table-cell office:value-type="float" office:value="85894">
                <text:p>85894</text:p>
              </table:table-cell>
              <table:table-cell office:value-type="float" office:value="60491">
                <text:p>60491</text:p>
              </table:table-cell>
              <table:table-cell office:value-type="float" office:value="54573">
                <text:p>54573</text:p>
              </table:table-cell>
              <table:table-cell office:value-type="float" office:value="26704">
                <text:p>26704</text:p>
              </table:table-cell>
              <table:table-cell office:value-type="float" office:value="28845">
                <text:p>28845</text:p>
              </table:table-cell>
              <table:table-cell office:value-type="float" office:value="53026">
                <text:p>53026</text:p>
              </table:table-cell>
              <table:table-cell office:value-type="float" office:value="16708">
                <text:p>16708</text:p>
              </table:table-cell>
              <table:table-cell office:value-type="float" office:value="34296">
                <text:p>34296</text:p>
              </table:table-cell>
            </table:table-row>
            <table:table-row>
              <table:table-cell office:value-type="string">
                <text:p>03/30-04/06</text:p>
              </table:table-cell>
              <table:table-cell office:value-type="float" office:value="47808">
                <text:p>47808</text:p>
              </table:table-cell>
              <table:table-cell office:value-type="float" office:value="30151">
                <text:p>30151</text:p>
              </table:table-cell>
              <table:table-cell office:value-type="float" office:value="70409">
                <text:p>70409</text:p>
              </table:table-cell>
              <table:table-cell office:value-type="float" office:value="54638">
                <text:p>54638</text:p>
              </table:table-cell>
              <table:table-cell office:value-type="float" office:value="51767">
                <text:p>51767</text:p>
              </table:table-cell>
              <table:table-cell office:value-type="float" office:value="23057">
                <text:p>23057</text:p>
              </table:table-cell>
              <table:table-cell office:value-type="float" office:value="27245">
                <text:p>27245</text:p>
              </table:table-cell>
              <table:table-cell office:value-type="float" office:value="47137">
                <text:p>47137</text:p>
              </table:table-cell>
              <table:table-cell office:value-type="float" office:value="13678">
                <text:p>13678</text:p>
              </table:table-cell>
              <table:table-cell office:value-type="float" office:value="31228">
                <text:p>31228</text:p>
              </table:table-cell>
            </table:table-row>
            <table:table-row>
              <table:table-cell office:value-type="string">
                <text:p>04/06-04/13</text:p>
              </table:table-cell>
              <table:table-cell office:value-type="float" office:value="45842">
                <text:p>45842</text:p>
              </table:table-cell>
              <table:table-cell office:value-type="float" office:value="26938">
                <text:p>26938</text:p>
              </table:table-cell>
              <table:table-cell office:value-type="float" office:value="65225">
                <text:p>65225</text:p>
              </table:table-cell>
              <table:table-cell office:value-type="float" office:value="54012">
                <text:p>54012</text:p>
              </table:table-cell>
              <table:table-cell office:value-type="float" office:value="53145">
                <text:p>53145</text:p>
              </table:table-cell>
              <table:table-cell office:value-type="float" office:value="21319">
                <text:p>21319</text:p>
              </table:table-cell>
              <table:table-cell office:value-type="float" office:value="25561">
                <text:p>25561</text:p>
              </table:table-cell>
              <table:table-cell office:value-type="float" office:value="47153">
                <text:p>47153</text:p>
              </table:table-cell>
              <table:table-cell office:value-type="float" office:value="13159">
                <text:p>13159</text:p>
              </table:table-cell>
              <table:table-cell office:value-type="float" office:value="29759">
                <text:p>29759</text:p>
              </table:table-cell>
            </table:table-row>
            <table:table-row>
              <table:table-cell office:value-type="string">
                <text:p>04/13-04/20</text:p>
              </table:table-cell>
              <table:table-cell office:value-type="float" office:value="45733">
                <text:p>45733</text:p>
              </table:table-cell>
              <table:table-cell office:value-type="float" office:value="24884">
                <text:p>24884</text:p>
              </table:table-cell>
              <table:table-cell office:value-type="float" office:value="60580">
                <text:p>60580</text:p>
              </table:table-cell>
              <table:table-cell office:value-type="float" office:value="53083">
                <text:p>53083</text:p>
              </table:table-cell>
              <table:table-cell office:value-type="float" office:value="52018">
                <text:p>52018</text:p>
              </table:table-cell>
              <table:table-cell office:value-type="float" office:value="20461">
                <text:p>20461</text:p>
              </table:table-cell>
              <table:table-cell office:value-type="float" office:value="26696">
                <text:p>26696</text:p>
              </table:table-cell>
              <table:table-cell office:value-type="float" office:value="43767">
                <text:p>43767</text:p>
              </table:table-cell>
              <table:table-cell office:value-type="float" office:value="12958">
                <text:p>12958</text:p>
              </table:table-cell>
              <table:table-cell office:value-type="float" office:value="35213">
                <text:p>35213</text:p>
              </table:table-cell>
            </table:table-row>
            <table:table-row>
              <table:table-cell office:value-type="string">
                <text:p>04/20-04/27</text:p>
              </table:table-cell>
              <table:table-cell office:value-type="float" office:value="53800">
                <text:p>53800</text:p>
              </table:table-cell>
              <table:table-cell office:value-type="float" office:value="31146">
                <text:p>31146</text:p>
              </table:table-cell>
              <table:table-cell office:value-type="float" office:value="83788">
                <text:p>83788</text:p>
              </table:table-cell>
              <table:table-cell office:value-type="float" office:value="57452">
                <text:p>57452</text:p>
              </table:table-cell>
              <table:table-cell office:value-type="float" office:value="56051">
                <text:p>56051</text:p>
              </table:table-cell>
              <table:table-cell office:value-type="float" office:value="24745">
                <text:p>24745</text:p>
              </table:table-cell>
              <table:table-cell office:value-type="float" office:value="30898">
                <text:p>30898</text:p>
              </table:table-cell>
              <table:table-cell office:value-type="float" office:value="46365">
                <text:p>46365</text:p>
              </table:table-cell>
              <table:table-cell office:value-type="float" office:value="16718">
                <text:p>16718</text:p>
              </table:table-cell>
              <table:table-cell office:value-type="float" office:value="44449">
                <text:p>44449</text:p>
              </table:table-cell>
            </table:table-row>
            <table:table-row>
              <table:table-cell office:value-type="string">
                <text:p>04/27-05/04</text:p>
              </table:table-cell>
              <table:table-cell office:value-type="float" office:value="56610">
                <text:p>56610</text:p>
              </table:table-cell>
              <table:table-cell office:value-type="float" office:value="32851">
                <text:p>32851</text:p>
              </table:table-cell>
              <table:table-cell office:value-type="float" office:value="87521">
                <text:p>87521</text:p>
              </table:table-cell>
              <table:table-cell office:value-type="float" office:value="60852">
                <text:p>60852</text:p>
              </table:table-cell>
              <table:table-cell office:value-type="float" office:value="61149">
                <text:p>61149</text:p>
              </table:table-cell>
              <table:table-cell office:value-type="float" office:value="25893">
                <text:p>25893</text:p>
              </table:table-cell>
              <table:table-cell office:value-type="float" office:value="33027">
                <text:p>33027</text:p>
              </table:table-cell>
              <table:table-cell office:value-type="float" office:value="46467">
                <text:p>46467</text:p>
              </table:table-cell>
              <table:table-cell office:value-type="float" office:value="18216">
                <text:p>18216</text:p>
              </table:table-cell>
              <table:table-cell office:value-type="float" office:value="46830">
                <text:p>46830</text:p>
              </table:table-cell>
            </table:table-row>
            <table:table-row>
              <table:table-cell office:value-type="string">
                <text:p>05/04-05/11</text:p>
              </table:table-cell>
              <table:table-cell office:value-type="float" office:value="58530">
                <text:p>58530</text:p>
              </table:table-cell>
              <table:table-cell office:value-type="float" office:value="31917">
                <text:p>31917</text:p>
              </table:table-cell>
              <table:table-cell office:value-type="float" office:value="76970">
                <text:p>76970</text:p>
              </table:table-cell>
              <table:table-cell office:value-type="float" office:value="66592">
                <text:p>66592</text:p>
              </table:table-cell>
              <table:table-cell office:value-type="float" office:value="63870">
                <text:p>63870</text:p>
              </table:table-cell>
              <table:table-cell office:value-type="float" office:value="25754">
                <text:p>25754</text:p>
              </table:table-cell>
              <table:table-cell office:value-type="float" office:value="33424">
                <text:p>33424</text:p>
              </table:table-cell>
              <table:table-cell office:value-type="float" office:value="49309">
                <text:p>49309</text:p>
              </table:table-cell>
              <table:table-cell office:value-type="float" office:value="19883">
                <text:p>19883</text:p>
              </table:table-cell>
              <table:table-cell office:value-type="float" office:value="45096">
                <text:p>45096</text:p>
              </table:table-cell>
            </table:table-row>
            <table:table-row>
              <table:table-cell office:value-type="string">
                <text:p>05/11-05/18</text:p>
              </table:table-cell>
              <table:table-cell office:value-type="float" office:value="59436">
                <text:p>59436</text:p>
              </table:table-cell>
              <table:table-cell office:value-type="float" office:value="33590">
                <text:p>33590</text:p>
              </table:table-cell>
              <table:table-cell office:value-type="float" office:value="81467">
                <text:p>81467</text:p>
              </table:table-cell>
              <table:table-cell office:value-type="float" office:value="63147">
                <text:p>63147</text:p>
              </table:table-cell>
              <table:table-cell office:value-type="float" office:value="61006">
                <text:p>61006</text:p>
              </table:table-cell>
              <table:table-cell office:value-type="float" office:value="26387">
                <text:p>26387</text:p>
              </table:table-cell>
              <table:table-cell office:value-type="float" office:value="34091">
                <text:p>34091</text:p>
              </table:table-cell>
              <table:table-cell office:value-type="float" office:value="47077">
                <text:p>47077</text:p>
              </table:table-cell>
              <table:table-cell office:value-type="float" office:value="21813">
                <text:p>21813</text:p>
              </table:table-cell>
              <table:table-cell office:value-type="float" office:value="46274">
                <text:p>46274</text:p>
              </table:table-cell>
            </table:table-row>
            <table:table-row>
              <table:table-cell office:value-type="string">
                <text:p>05/18-05/25</text:p>
              </table:table-cell>
              <table:table-cell office:value-type="float" office:value="67288">
                <text:p>67288</text:p>
              </table:table-cell>
              <table:table-cell office:value-type="float" office:value="38498">
                <text:p>38498</text:p>
              </table:table-cell>
              <table:table-cell office:value-type="float" office:value="105869">
                <text:p>105869</text:p>
              </table:table-cell>
              <table:table-cell office:value-type="float" office:value="73816">
                <text:p>73816</text:p>
              </table:table-cell>
              <table:table-cell office:value-type="float" office:value="63348">
                <text:p>63348</text:p>
              </table:table-cell>
              <table:table-cell office:value-type="float" office:value="30644">
                <text:p>30644</text:p>
              </table:table-cell>
              <table:table-cell office:value-type="float" office:value="37398">
                <text:p>37398</text:p>
              </table:table-cell>
              <table:table-cell office:value-type="float" office:value="48661">
                <text:p>48661</text:p>
              </table:table-cell>
              <table:table-cell office:value-type="float" office:value="27661">
                <text:p>27661</text:p>
              </table:table-cell>
              <table:table-cell office:value-type="float" office:value="49424">
                <text:p>49424</text:p>
              </table:table-cell>
            </table:table-row>
            <table:table-row>
              <table:table-cell office:value-type="string">
                <text:p>05/25-06/01</text:p>
              </table:table-cell>
              <table:table-cell office:value-type="float" office:value="67857">
                <text:p>67857</text:p>
              </table:table-cell>
              <table:table-cell office:value-type="float" office:value="40275">
                <text:p>40275</text:p>
              </table:table-cell>
              <table:table-cell office:value-type="float" office:value="103685">
                <text:p>103685</text:p>
              </table:table-cell>
              <table:table-cell office:value-type="float" office:value="72502">
                <text:p>72502</text:p>
              </table:table-cell>
              <table:table-cell office:value-type="float" office:value="59608">
                <text:p>59608</text:p>
              </table:table-cell>
              <table:table-cell office:value-type="float" office:value="31304">
                <text:p>31304</text:p>
              </table:table-cell>
              <table:table-cell office:value-type="float" office:value="38045">
                <text:p>38045</text:p>
              </table:table-cell>
              <table:table-cell office:value-type="float" office:value="47718">
                <text:p>47718</text:p>
              </table:table-cell>
              <table:table-cell office:value-type="float" office:value="27013">
                <text:p>27013</text:p>
              </table:table-cell>
              <table:table-cell office:value-type="float" office:value="46374">
                <text:p>46374</text:p>
              </table:table-cell>
            </table:table-row>
            <table:table-row>
              <table:table-cell office:value-type="string">
                <text:p>06/01-06/08</text:p>
              </table:table-cell>
              <table:table-cell office:value-type="float" office:value="111259">
                <text:p>111259</text:p>
              </table:table-cell>
              <table:table-cell office:value-type="float" office:value="45033">
                <text:p>45033</text:p>
              </table:table-cell>
              <table:table-cell office:value-type="float" office:value="124486">
                <text:p>124486</text:p>
              </table:table-cell>
              <table:table-cell office:value-type="float" office:value="94304">
                <text:p>94304</text:p>
              </table:table-cell>
              <table:table-cell office:value-type="float" office:value="66385">
                <text:p>66385</text:p>
              </table:table-cell>
              <table:table-cell office:value-type="float" office:value="42897">
                <text:p>42897</text:p>
              </table:table-cell>
              <table:table-cell office:value-type="float" office:value="45803">
                <text:p>45803</text:p>
              </table:table-cell>
              <table:table-cell office:value-type="float" office:value="50490">
                <text:p>50490</text:p>
              </table:table-cell>
              <table:table-cell office:value-type="float" office:value="33723">
                <text:p>33723</text:p>
              </table:table-cell>
              <table:table-cell office:value-type="float" office:value="47084">
                <text:p>47084</text:p>
              </table:table-cell>
            </table:table-row>
            <table:table-row>
              <table:table-cell office:value-type="string">
                <text:p>06/08-06/15</text:p>
              </table:table-cell>
              <table:table-cell office:value-type="float" office:value="139640">
                <text:p>139640</text:p>
              </table:table-cell>
              <table:table-cell office:value-type="float" office:value="40249">
                <text:p>40249</text:p>
              </table:table-cell>
              <table:table-cell office:value-type="float" office:value="123671">
                <text:p>123671</text:p>
              </table:table-cell>
              <table:table-cell office:value-type="float" office:value="105789">
                <text:p>105789</text:p>
              </table:table-cell>
              <table:table-cell office:value-type="float" office:value="67197">
                <text:p>67197</text:p>
              </table:table-cell>
              <table:table-cell office:value-type="float" office:value="52123">
                <text:p>52123</text:p>
              </table:table-cell>
              <table:table-cell office:value-type="float" office:value="47279">
                <text:p>47279</text:p>
              </table:table-cell>
              <table:table-cell office:value-type="float" office:value="49736">
                <text:p>49736</text:p>
              </table:table-cell>
              <table:table-cell office:value-type="float" office:value="36428">
                <text:p>36428</text:p>
              </table:table-cell>
              <table:table-cell office:value-type="float" office:value="46078">
                <text:p>46078</text:p>
              </table:table-cell>
            </table:table-row>
            <table:table-row>
              <table:table-cell office:value-type="string">
                <text:p>06/15-06/22</text:p>
              </table:table-cell>
              <table:table-cell office:value-type="float" office:value="160020">
                <text:p>160020</text:p>
              </table:table-cell>
              <table:table-cell office:value-type="float" office:value="46238">
                <text:p>46238</text:p>
              </table:table-cell>
              <table:table-cell office:value-type="float" office:value="115533">
                <text:p>115533</text:p>
              </table:table-cell>
              <table:table-cell office:value-type="float" office:value="111954">
                <text:p>111954</text:p>
              </table:table-cell>
              <table:table-cell office:value-type="float" office:value="66467">
                <text:p>66467</text:p>
              </table:table-cell>
              <table:table-cell office:value-type="float" office:value="62000">
                <text:p>62000</text:p>
              </table:table-cell>
              <table:table-cell office:value-type="float" office:value="47462">
                <text:p>47462</text:p>
              </table:table-cell>
              <table:table-cell office:value-type="float" office:value="49956">
                <text:p>49956</text:p>
              </table:table-cell>
              <table:table-cell office:value-type="float" office:value="39558">
                <text:p>39558</text:p>
              </table:table-cell>
              <table:table-cell office:value-type="float" office:value="42892">
                <text:p>42892</text:p>
              </table:table-cell>
            </table:table-row>
            <table:table-row>
              <table:table-cell office:value-type="string">
                <text:p>06/22-06/29</text:p>
              </table:table-cell>
              <table:table-cell office:value-type="float" office:value="168132">
                <text:p>168132</text:p>
              </table:table-cell>
              <table:table-cell office:value-type="float" office:value="53296">
                <text:p>53296</text:p>
              </table:table-cell>
              <table:table-cell office:value-type="float" office:value="127921">
                <text:p>127921</text:p>
              </table:table-cell>
              <table:table-cell office:value-type="float" office:value="115223">
                <text:p>115223</text:p>
              </table:table-cell>
              <table:table-cell office:value-type="float" office:value="69048">
                <text:p>69048</text:p>
              </table:table-cell>
              <table:table-cell office:value-type="float" office:value="69418">
                <text:p>69418</text:p>
              </table:table-cell>
              <table:table-cell office:value-type="float" office:value="51105">
                <text:p>51105</text:p>
              </table:table-cell>
              <table:table-cell office:value-type="float" office:value="51221">
                <text:p>51221</text:p>
              </table:table-cell>
              <table:table-cell office:value-type="float" office:value="45954">
                <text:p>45954</text:p>
              </table:table-cell>
              <table:table-cell office:value-type="float" office:value="44939">
                <text:p>44939</text:p>
              </table:table-cell>
            </table:table-row>
            <table:table-row>
              <table:table-cell office:value-type="string">
                <text:p>06/29-07/06</text:p>
              </table:table-cell>
              <table:table-cell office:value-type="float" office:value="150263">
                <text:p>150263</text:p>
              </table:table-cell>
              <table:table-cell office:value-type="float" office:value="39278">
                <text:p>39278</text:p>
              </table:table-cell>
              <table:table-cell office:value-type="float" office:value="125377">
                <text:p>125377</text:p>
              </table:table-cell>
              <table:table-cell office:value-type="float" office:value="103564">
                <text:p>103564</text:p>
              </table:table-cell>
              <table:table-cell office:value-type="float" office:value="67504">
                <text:p>67504</text:p>
              </table:table-cell>
              <table:table-cell office:value-type="float" office:value="53364">
                <text:p>53364</text:p>
              </table:table-cell>
              <table:table-cell office:value-type="float" office:value="44504">
                <text:p>44504</text:p>
              </table:table-cell>
              <table:table-cell office:value-type="float" office:value="48485">
                <text:p>48485</text:p>
              </table:table-cell>
              <table:table-cell office:value-type="float" office:value="46610">
                <text:p>46610</text:p>
              </table:table-cell>
              <table:table-cell office:value-type="float" office:value="38390">
                <text:p>38390</text:p>
              </table:table-cell>
            </table:table-row>
            <table:table-row>
              <table:table-cell office:value-type="string">
                <text:p>07/06-07/13</text:p>
              </table:table-cell>
              <table:table-cell office:value-type="float" office:value="167406">
                <text:p>167406</text:p>
              </table:table-cell>
              <table:table-cell office:value-type="float" office:value="52396">
                <text:p>52396</text:p>
              </table:table-cell>
              <table:table-cell office:value-type="float" office:value="134430">
                <text:p>134430</text:p>
              </table:table-cell>
              <table:table-cell office:value-type="float" office:value="108682">
                <text:p>108682</text:p>
              </table:table-cell>
              <table:table-cell office:value-type="float" office:value="63332">
                <text:p>63332</text:p>
              </table:table-cell>
              <table:table-cell office:value-type="float" office:value="65156">
                <text:p>65156</text:p>
              </table:table-cell>
              <table:table-cell office:value-type="float" office:value="48479">
                <text:p>48479</text:p>
              </table:table-cell>
              <table:table-cell office:value-type="float" office:value="45783">
                <text:p>45783</text:p>
              </table:table-cell>
              <table:table-cell office:value-type="float" office:value="46730">
                <text:p>46730</text:p>
              </table:table-cell>
              <table:table-cell office:value-type="float" office:value="39309">
                <text:p>39309</text:p>
              </table:table-cell>
            </table:table-row>
            <table:table-row>
              <table:table-cell office:value-type="string">
                <text:p>07/13-07/20</text:p>
              </table:table-cell>
              <table:table-cell office:value-type="float" office:value="171888">
                <text:p>171888</text:p>
              </table:table-cell>
              <table:table-cell office:value-type="float" office:value="62313">
                <text:p>62313</text:p>
              </table:table-cell>
              <table:table-cell office:value-type="float" office:value="141973">
                <text:p>141973</text:p>
              </table:table-cell>
              <table:table-cell office:value-type="float" office:value="110786">
                <text:p>110786</text:p>
              </table:table-cell>
              <table:table-cell office:value-type="float" office:value="63527">
                <text:p>63527</text:p>
              </table:table-cell>
              <table:table-cell office:value-type="float" office:value="72773">
                <text:p>72773</text:p>
              </table:table-cell>
              <table:table-cell office:value-type="float" office:value="50816">
                <text:p>50816</text:p>
              </table:table-cell>
              <table:table-cell office:value-type="float" office:value="47292">
                <text:p>47292</text:p>
              </table:table-cell>
              <table:table-cell office:value-type="float" office:value="50951">
                <text:p>50951</text:p>
              </table:table-cell>
              <table:table-cell office:value-type="float" office:value="39655">
                <text:p>39655</text:p>
              </table:table-cell>
            </table:table-row>
            <table:table-row>
              <table:table-cell office:value-type="string">
                <text:p>07/20-07/27</text:p>
              </table:table-cell>
              <table:table-cell office:value-type="float" office:value="173679">
                <text:p>173679</text:p>
              </table:table-cell>
              <table:table-cell office:value-type="float" office:value="60727">
                <text:p>60727</text:p>
              </table:table-cell>
              <table:table-cell office:value-type="float" office:value="188273">
                <text:p>188273</text:p>
              </table:table-cell>
              <table:table-cell office:value-type="float" office:value="113496">
                <text:p>113496</text:p>
              </table:table-cell>
              <table:table-cell office:value-type="float" office:value="62760">
                <text:p>62760</text:p>
              </table:table-cell>
              <table:table-cell office:value-type="float" office:value="73318">
                <text:p>73318</text:p>
              </table:table-cell>
              <table:table-cell office:value-type="float" office:value="51502">
                <text:p>51502</text:p>
              </table:table-cell>
              <table:table-cell office:value-type="float" office:value="47440">
                <text:p>47440</text:p>
              </table:table-cell>
              <table:table-cell office:value-type="float" office:value="55684">
                <text:p>55684</text:p>
              </table:table-cell>
              <table:table-cell office:value-type="float" office:value="40023">
                <text:p>40023</text:p>
              </table:table-cell>
            </table:table-row>
            <table:table-row>
              <table:table-cell office:value-type="string">
                <text:p>07/27-08/03</text:p>
              </table:table-cell>
              <table:table-cell office:value-type="float" office:value="182188">
                <text:p>182188</text:p>
              </table:table-cell>
              <table:table-cell office:value-type="float" office:value="62640">
                <text:p>62640</text:p>
              </table:table-cell>
              <table:table-cell office:value-type="float" office:value="152238">
                <text:p>152238</text:p>
              </table:table-cell>
              <table:table-cell office:value-type="float" office:value="113565">
                <text:p>113565</text:p>
              </table:table-cell>
              <table:table-cell office:value-type="float" office:value="62548">
                <text:p>62548</text:p>
              </table:table-cell>
              <table:table-cell office:value-type="float" office:value="71205">
                <text:p>71205</text:p>
              </table:table-cell>
              <table:table-cell office:value-type="float" office:value="52507">
                <text:p>52507</text:p>
              </table:table-cell>
              <table:table-cell office:value-type="float" office:value="46175">
                <text:p>46175</text:p>
              </table:table-cell>
              <table:table-cell office:value-type="float" office:value="55698">
                <text:p>55698</text:p>
              </table:table-cell>
              <table:table-cell office:value-type="float" office:value="38428">
                <text:p>38428</text:p>
              </table:table-cell>
            </table:table-row>
            <table:table-row>
              <table:table-cell office:value-type="string">
                <text:p>08/03-08/10</text:p>
              </table:table-cell>
              <table:table-cell office:value-type="float" office:value="179079">
                <text:p>179079</text:p>
              </table:table-cell>
              <table:table-cell office:value-type="float" office:value="62187">
                <text:p>62187</text:p>
              </table:table-cell>
              <table:table-cell office:value-type="float" office:value="133432">
                <text:p>133432</text:p>
              </table:table-cell>
              <table:table-cell office:value-type="float" office:value="117692">
                <text:p>117692</text:p>
              </table:table-cell>
              <table:table-cell office:value-type="float" office:value="63526">
                <text:p>63526</text:p>
              </table:table-cell>
              <table:table-cell office:value-type="float" office:value="65455">
                <text:p>65455</text:p>
              </table:table-cell>
              <table:table-cell office:value-type="float" office:value="51338">
                <text:p>51338</text:p>
              </table:table-cell>
              <table:table-cell office:value-type="float" office:value="45159">
                <text:p>45159</text:p>
              </table:table-cell>
              <table:table-cell office:value-type="float" office:value="52499">
                <text:p>52499</text:p>
              </table:table-cell>
              <table:table-cell office:value-type="float" office:value="35507">
                <text:p>35507</text:p>
              </table:table-cell>
            </table:table-row>
            <table:table-row>
              <table:table-cell office:value-type="string">
                <text:p>08/10-08/17</text:p>
              </table:table-cell>
              <table:table-cell office:value-type="float" office:value="185173">
                <text:p>185173</text:p>
              </table:table-cell>
              <table:table-cell office:value-type="float" office:value="53848">
                <text:p>53848</text:p>
              </table:table-cell>
              <table:table-cell office:value-type="float" office:value="125529">
                <text:p>125529</text:p>
              </table:table-cell>
              <table:table-cell office:value-type="float" office:value="120509">
                <text:p>120509</text:p>
              </table:table-cell>
              <table:table-cell office:value-type="float" office:value="63507">
                <text:p>63507</text:p>
              </table:table-cell>
              <table:table-cell office:value-type="float" office:value="64380">
                <text:p>64380</text:p>
              </table:table-cell>
              <table:table-cell office:value-type="float" office:value="52341">
                <text:p>52341</text:p>
              </table:table-cell>
              <table:table-cell office:value-type="float" office:value="45433">
                <text:p>45433</text:p>
              </table:table-cell>
              <table:table-cell office:value-type="float" office:value="51384">
                <text:p>51384</text:p>
              </table:table-cell>
              <table:table-cell office:value-type="float" office:value="35982">
                <text:p>35982</text:p>
              </table:table-cell>
            </table:table-row>
            <table:table-row>
              <table:table-cell office:value-type="string">
                <text:p>08/17-08/24</text:p>
              </table:table-cell>
              <table:table-cell office:value-type="float" office:value="193147">
                <text:p>193147</text:p>
              </table:table-cell>
              <table:table-cell office:value-type="float" office:value="63088">
                <text:p>63088</text:p>
              </table:table-cell>
              <table:table-cell office:value-type="float" office:value="148962">
                <text:p>148962</text:p>
              </table:table-cell>
              <table:table-cell office:value-type="float" office:value="124988">
                <text:p>124988</text:p>
              </table:table-cell>
              <table:table-cell office:value-type="float" office:value="68564">
                <text:p>68564</text:p>
              </table:table-cell>
              <table:table-cell office:value-type="float" office:value="66163">
                <text:p>66163</text:p>
              </table:table-cell>
              <table:table-cell office:value-type="float" office:value="54454">
                <text:p>54454</text:p>
              </table:table-cell>
              <table:table-cell office:value-type="float" office:value="47005">
                <text:p>47005</text:p>
              </table:table-cell>
              <table:table-cell office:value-type="float" office:value="50149">
                <text:p>50149</text:p>
              </table:table-cell>
              <table:table-cell office:value-type="float" office:value="37361">
                <text:p>37361</text:p>
              </table:table-cell>
            </table:table-row>
            <table:table-row>
              <table:table-cell office:value-type="string">
                <text:p>08/24-08/31</text:p>
              </table:table-cell>
              <table:table-cell office:value-type="float" office:value="174366">
                <text:p>174366</text:p>
              </table:table-cell>
              <table:table-cell office:value-type="float" office:value="73616">
                <text:p>73616</text:p>
              </table:table-cell>
              <table:table-cell office:value-type="float" office:value="118186">
                <text:p>118186</text:p>
              </table:table-cell>
              <table:table-cell office:value-type="float" office:value="115367">
                <text:p>115367</text:p>
              </table:table-cell>
              <table:table-cell office:value-type="float" office:value="62016">
                <text:p>62016</text:p>
              </table:table-cell>
              <table:table-cell office:value-type="float" office:value="60043">
                <text:p>60043</text:p>
              </table:table-cell>
              <table:table-cell office:value-type="float" office:value="51552">
                <text:p>51552</text:p>
              </table:table-cell>
              <table:table-cell office:value-type="float" office:value="44029">
                <text:p>44029</text:p>
              </table:table-cell>
              <table:table-cell office:value-type="float" office:value="42139">
                <text:p>42139</text:p>
              </table:table-cell>
              <table:table-cell office:value-type="float" office:value="34585">
                <text:p>34585</text:p>
              </table:table-cell>
            </table:table-row>
            <table:table-row>
              <table:table-cell office:value-type="string">
                <text:p>08/31-09/07</text:p>
              </table:table-cell>
              <table:table-cell office:value-type="float" office:value="189095">
                <text:p>189095</text:p>
              </table:table-cell>
              <table:table-cell office:value-type="float" office:value="97569">
                <text:p>97569</text:p>
              </table:table-cell>
              <table:table-cell office:value-type="float" office:value="141167">
                <text:p>141167</text:p>
              </table:table-cell>
              <table:table-cell office:value-type="float" office:value="122821">
                <text:p>122821</text:p>
              </table:table-cell>
              <table:table-cell office:value-type="float" office:value="67091">
                <text:p>67091</text:p>
              </table:table-cell>
              <table:table-cell office:value-type="float" office:value="58696">
                <text:p>58696</text:p>
              </table:table-cell>
              <table:table-cell office:value-type="float" office:value="53262">
                <text:p>53262</text:p>
              </table:table-cell>
              <table:table-cell office:value-type="float" office:value="46426">
                <text:p>46426</text:p>
              </table:table-cell>
              <table:table-cell office:value-type="float" office:value="45863">
                <text:p>45863</text:p>
              </table:table-cell>
              <table:table-cell office:value-type="float" office:value="36008">
                <text:p>36008</text:p>
              </table:table-cell>
            </table:table-row>
            <table:table-row>
              <table:table-cell office:value-type="string">
                <text:p>09/07-09/14</text:p>
              </table:table-cell>
              <table:table-cell office:value-type="float" office:value="178366">
                <text:p>178366</text:p>
              </table:table-cell>
              <table:table-cell office:value-type="float" office:value="132486">
                <text:p>132486</text:p>
              </table:table-cell>
              <table:table-cell office:value-type="float" office:value="129360">
                <text:p>129360</text:p>
              </table:table-cell>
              <table:table-cell office:value-type="float" office:value="125858">
                <text:p>125858</text:p>
              </table:table-cell>
              <table:table-cell office:value-type="float" office:value="70207">
                <text:p>70207</text:p>
              </table:table-cell>
              <table:table-cell office:value-type="float" office:value="64708">
                <text:p>64708</text:p>
              </table:table-cell>
              <table:table-cell office:value-type="float" office:value="51058">
                <text:p>51058</text:p>
              </table:table-cell>
              <table:table-cell office:value-type="float" office:value="47083">
                <text:p>47083</text:p>
              </table:table-cell>
              <table:table-cell office:value-type="float" office:value="39521">
                <text:p>39521</text:p>
              </table:table-cell>
              <table:table-cell office:value-type="float" office:value="36422">
                <text:p>36422</text:p>
              </table:table-cell>
            </table:table-row>
            <table:table-row>
              <table:table-cell office:value-type="string">
                <text:p>09/14-09/21</text:p>
              </table:table-cell>
              <table:table-cell office:value-type="float" office:value="176978">
                <text:p>176978</text:p>
              </table:table-cell>
              <table:table-cell office:value-type="float" office:value="159163">
                <text:p>159163</text:p>
              </table:table-cell>
              <table:table-cell office:value-type="float" office:value="120618">
                <text:p>120618</text:p>
              </table:table-cell>
              <table:table-cell office:value-type="float" office:value="109021">
                <text:p>109021</text:p>
              </table:table-cell>
              <table:table-cell office:value-type="float" office:value="58516">
                <text:p>58516</text:p>
              </table:table-cell>
              <table:table-cell office:value-type="float" office:value="68695">
                <text:p>68695</text:p>
              </table:table-cell>
              <table:table-cell office:value-type="float" office:value="48758">
                <text:p>48758</text:p>
              </table:table-cell>
              <table:table-cell office:value-type="float" office:value="43321">
                <text:p>43321</text:p>
              </table:table-cell>
              <table:table-cell office:value-type="float" office:value="43209">
                <text:p>43209</text:p>
              </table:table-cell>
              <table:table-cell office:value-type="float" office:value="33306">
                <text:p>33306</text:p>
              </table:table-cell>
            </table:table-row>
            <table:table-row>
              <table:table-cell office:value-type="string">
                <text:p>09/21-09/28</text:p>
              </table:table-cell>
              <table:table-cell office:value-type="float" office:value="181938">
                <text:p>181938</text:p>
              </table:table-cell>
              <table:table-cell office:value-type="float" office:value="156035">
                <text:p>156035</text:p>
              </table:table-cell>
              <table:table-cell office:value-type="float" office:value="118547">
                <text:p>118547</text:p>
              </table:table-cell>
              <table:table-cell office:value-type="float" office:value="110923">
                <text:p>110923</text:p>
              </table:table-cell>
              <table:table-cell office:value-type="float" office:value="59959">
                <text:p>59959</text:p>
              </table:table-cell>
              <table:table-cell office:value-type="float" office:value="66505">
                <text:p>66505</text:p>
              </table:table-cell>
              <table:table-cell office:value-type="float" office:value="49479">
                <text:p>49479</text:p>
              </table:table-cell>
              <table:table-cell office:value-type="float" office:value="45648">
                <text:p>45648</text:p>
              </table:table-cell>
              <table:table-cell office:value-type="float" office:value="41027">
                <text:p>41027</text:p>
              </table:table-cell>
              <table:table-cell office:value-type="float" office:value="33699">
                <text:p>33699</text:p>
              </table:table-cell>
            </table:table-row>
            <table:table-row>
              <table:table-cell office:value-type="string">
                <text:p>09/28-10/05</text:p>
              </table:table-cell>
              <table:table-cell office:value-type="float" office:value="172864">
                <text:p>172864</text:p>
              </table:table-cell>
              <table:table-cell office:value-type="float" office:value="168306">
                <text:p>168306</text:p>
              </table:table-cell>
              <table:table-cell office:value-type="float" office:value="107774">
                <text:p>107774</text:p>
              </table:table-cell>
              <table:table-cell office:value-type="float" office:value="110374">
                <text:p>110374</text:p>
              </table:table-cell>
              <table:table-cell office:value-type="float" office:value="63882">
                <text:p>63882</text:p>
              </table:table-cell>
              <table:table-cell office:value-type="float" office:value="65854">
                <text:p>65854</text:p>
              </table:table-cell>
              <table:table-cell office:value-type="float" office:value="48460">
                <text:p>48460</text:p>
              </table:table-cell>
              <table:table-cell office:value-type="float" office:value="45654">
                <text:p>45654</text:p>
              </table:table-cell>
              <table:table-cell office:value-type="float" office:value="36484">
                <text:p>36484</text:p>
              </table:table-cell>
              <table:table-cell office:value-type="float" office:value="34276">
                <text:p>34276</text:p>
              </table:table-cell>
            </table:table-row>
            <table:table-row>
              <table:table-cell office:value-type="string">
                <text:p>10/05-10/12</text:p>
              </table:table-cell>
              <table:table-cell office:value-type="float" office:value="176414">
                <text:p>176414</text:p>
              </table:table-cell>
              <table:table-cell office:value-type="float" office:value="172606">
                <text:p>172606</text:p>
              </table:table-cell>
              <table:table-cell office:value-type="float" office:value="122469">
                <text:p>122469</text:p>
              </table:table-cell>
              <table:table-cell office:value-type="float" office:value="108649">
                <text:p>108649</text:p>
              </table:table-cell>
              <table:table-cell office:value-type="float" office:value="59828">
                <text:p>59828</text:p>
              </table:table-cell>
              <table:table-cell office:value-type="float" office:value="64080">
                <text:p>64080</text:p>
              </table:table-cell>
              <table:table-cell office:value-type="float" office:value="49510">
                <text:p>49510</text:p>
              </table:table-cell>
              <table:table-cell office:value-type="float" office:value="38378">
                <text:p>38378</text:p>
              </table:table-cell>
              <table:table-cell office:value-type="float" office:value="36497">
                <text:p>36497</text:p>
              </table:table-cell>
              <table:table-cell office:value-type="float" office:value="32477">
                <text:p>32477</text:p>
              </table:table-cell>
            </table:table-row>
            <table:table-row>
              <table:table-cell office:value-type="string">
                <text:p>10/12-10/19</text:p>
              </table:table-cell>
              <table:table-cell office:value-type="float" office:value="175050">
                <text:p>175050</text:p>
              </table:table-cell>
              <table:table-cell office:value-type="float" office:value="121084">
                <text:p>121084</text:p>
              </table:table-cell>
              <table:table-cell office:value-type="float" office:value="104024">
                <text:p>104024</text:p>
              </table:table-cell>
              <table:table-cell office:value-type="float" office:value="117998">
                <text:p>117998</text:p>
              </table:table-cell>
              <table:table-cell office:value-type="float" office:value="65675">
                <text:p>65675</text:p>
              </table:table-cell>
              <table:table-cell office:value-type="float" office:value="61047">
                <text:p>61047</text:p>
              </table:table-cell>
              <table:table-cell office:value-type="float" office:value="49432">
                <text:p>49432</text:p>
              </table:table-cell>
              <table:table-cell office:value-type="float" office:value="39075">
                <text:p>39075</text:p>
              </table:table-cell>
              <table:table-cell office:value-type="float" office:value="42680">
                <text:p>42680</text:p>
              </table:table-cell>
              <table:table-cell office:value-type="float" office:value="34280">
                <text:p>34280</text:p>
              </table:table-cell>
            </table:table-row>
            <table:table-row>
              <table:table-cell office:value-type="string">
                <text:p>10/19-10/26</text:p>
              </table:table-cell>
              <table:table-cell office:value-type="float" office:value="160960">
                <text:p>160960</text:p>
              </table:table-cell>
              <table:table-cell office:value-type="float" office:value="159767">
                <text:p>159767</text:p>
              </table:table-cell>
              <table:table-cell office:value-type="float" office:value="98855">
                <text:p>98855</text:p>
              </table:table-cell>
              <table:table-cell office:value-type="float" office:value="113393">
                <text:p>113393</text:p>
              </table:table-cell>
              <table:table-cell office:value-type="float" office:value="67884">
                <text:p>67884</text:p>
              </table:table-cell>
              <table:table-cell office:value-type="float" office:value="63871">
                <text:p>63871</text:p>
              </table:table-cell>
              <table:table-cell office:value-type="float" office:value="45772">
                <text:p>45772</text:p>
              </table:table-cell>
              <table:table-cell office:value-type="float" office:value="38128">
                <text:p>38128</text:p>
              </table:table-cell>
              <table:table-cell office:value-type="float" office:value="33367">
                <text:p>33367</text:p>
              </table:table-cell>
              <table:table-cell office:value-type="float" office:value="33949">
                <text:p>33949</text:p>
              </table:table-cell>
            </table:table-row>
            <table:table-row>
              <table:table-cell office:value-type="string">
                <text:p>10/26-11/02</text:p>
              </table:table-cell>
              <table:table-cell office:value-type="float" office:value="155719">
                <text:p>155719</text:p>
              </table:table-cell>
              <table:table-cell office:value-type="float" office:value="161716">
                <text:p>161716</text:p>
              </table:table-cell>
              <table:table-cell office:value-type="float" office:value="90212">
                <text:p>90212</text:p>
              </table:table-cell>
              <table:table-cell office:value-type="float" office:value="111799">
                <text:p>111799</text:p>
              </table:table-cell>
              <table:table-cell office:value-type="float" office:value="66020">
                <text:p>66020</text:p>
              </table:table-cell>
              <table:table-cell office:value-type="float" office:value="62990">
                <text:p>62990</text:p>
              </table:table-cell>
              <table:table-cell office:value-type="float" office:value="46663">
                <text:p>46663</text:p>
              </table:table-cell>
              <table:table-cell office:value-type="float" office:value="36751">
                <text:p>36751</text:p>
              </table:table-cell>
              <table:table-cell office:value-type="float" office:value="28767">
                <text:p>28767</text:p>
              </table:table-cell>
              <table:table-cell office:value-type="float" office:value="31817">
                <text:p>31817</text:p>
              </table:table-cell>
            </table:table-row>
            <table:table-row>
              <table:table-cell office:value-type="string">
                <text:p>11/02-11/09</text:p>
              </table:table-cell>
              <table:table-cell office:value-type="float" office:value="150571">
                <text:p>150571</text:p>
              </table:table-cell>
              <table:table-cell office:value-type="float" office:value="142286">
                <text:p>142286</text:p>
              </table:table-cell>
              <table:table-cell office:value-type="float" office:value="234294">
                <text:p>234294</text:p>
              </table:table-cell>
              <table:table-cell office:value-type="float" office:value="107379">
                <text:p>107379</text:p>
              </table:table-cell>
              <table:table-cell office:value-type="float" office:value="57225">
                <text:p>57225</text:p>
              </table:table-cell>
              <table:table-cell office:value-type="float" office:value="59462">
                <text:p>59462</text:p>
              </table:table-cell>
              <table:table-cell office:value-type="float" office:value="44624">
                <text:p>44624</text:p>
              </table:table-cell>
              <table:table-cell office:value-type="float" office:value="34065">
                <text:p>34065</text:p>
              </table:table-cell>
              <table:table-cell office:value-type="float" office:value="27969">
                <text:p>27969</text:p>
              </table:table-cell>
              <table:table-cell office:value-type="float" office:value="29603">
                <text:p>29603</text:p>
              </table:table-cell>
            </table:table-row>
            <table:table-row>
              <table:table-cell office:value-type="string">
                <text:p>11/09-11/16</text:p>
              </table:table-cell>
              <table:table-cell office:value-type="float" office:value="127846">
                <text:p>127846</text:p>
              </table:table-cell>
              <table:table-cell office:value-type="float" office:value="118578">
                <text:p>118578</text:p>
              </table:table-cell>
              <table:table-cell office:value-type="float" office:value="85084">
                <text:p>85084</text:p>
              </table:table-cell>
              <table:table-cell office:value-type="float" office:value="110613">
                <text:p>110613</text:p>
              </table:table-cell>
              <table:table-cell office:value-type="float" office:value="64988">
                <text:p>64988</text:p>
              </table:table-cell>
              <table:table-cell office:value-type="float" office:value="56582">
                <text:p>56582</text:p>
              </table:table-cell>
              <table:table-cell office:value-type="float" office:value="39818">
                <text:p>39818</text:p>
              </table:table-cell>
              <table:table-cell office:value-type="float" office:value="34607">
                <text:p>34607</text:p>
              </table:table-cell>
              <table:table-cell office:value-type="float" office:value="26494">
                <text:p>26494</text:p>
              </table:table-cell>
              <table:table-cell office:value-type="float" office:value="29752">
                <text:p>29752</text:p>
              </table:table-cell>
            </table:table-row>
            <table:table-row>
              <table:table-cell office:value-type="string">
                <text:p>11/16-11/23</text:p>
              </table:table-cell>
              <table:table-cell office:value-type="float" office:value="111447">
                <text:p>111447</text:p>
              </table:table-cell>
              <table:table-cell office:value-type="float" office:value="101615">
                <text:p>101615</text:p>
              </table:table-cell>
              <table:table-cell office:value-type="float" office:value="126064">
                <text:p>126064</text:p>
              </table:table-cell>
              <table:table-cell office:value-type="float" office:value="104277">
                <text:p>104277</text:p>
              </table:table-cell>
              <table:table-cell office:value-type="float" office:value="61246">
                <text:p>61246</text:p>
              </table:table-cell>
              <table:table-cell office:value-type="float" office:value="48553">
                <text:p>48553</text:p>
              </table:table-cell>
              <table:table-cell office:value-type="float" office:value="39187">
                <text:p>39187</text:p>
              </table:table-cell>
              <table:table-cell office:value-type="float" office:value="35576">
                <text:p>35576</text:p>
              </table:table-cell>
              <table:table-cell office:value-type="float" office:value="21737">
                <text:p>21737</text:p>
              </table:table-cell>
              <table:table-cell office:value-type="float" office:value="30614">
                <text:p>30614</text:p>
              </table:table-cell>
            </table:table-row>
            <table:table-row>
              <table:table-cell office:value-type="string">
                <text:p>11/23-11/30</text:p>
              </table:table-cell>
              <table:table-cell office:value-type="float" office:value="53960">
                <text:p>53960</text:p>
              </table:table-cell>
              <table:table-cell office:value-type="float" office:value="37372">
                <text:p>37372</text:p>
              </table:table-cell>
              <table:table-cell office:value-type="float" office:value="156358">
                <text:p>156358</text:p>
              </table:table-cell>
              <table:table-cell office:value-type="float" office:value="94532">
                <text:p>94532</text:p>
              </table:table-cell>
              <table:table-cell office:value-type="float" office:value="59970">
                <text:p>59970</text:p>
              </table:table-cell>
              <table:table-cell office:value-type="float" office:value="21297">
                <text:p>21297</text:p>
              </table:table-cell>
              <table:table-cell office:value-type="float" office:value="31013">
                <text:p>31013</text:p>
              </table:table-cell>
              <table:table-cell office:value-type="float" office:value="31102">
                <text:p>31102</text:p>
              </table:table-cell>
              <table:table-cell office:value-type="float" office:value="17498">
                <text:p>17498</text:p>
              </table:table-cell>
              <table:table-cell office:value-type="float" office:value="31154">
                <text:p>31154</text:p>
              </table:table-cell>
            </table:table-row>
            <table:table-row>
              <table:table-cell office:value-type="string">
                <text:p>11/30-12/07</text:p>
              </table:table-cell>
              <table:table-cell office:value-type="float" office:value="64698">
                <text:p>64698</text:p>
              </table:table-cell>
              <table:table-cell office:value-type="float" office:value="58949">
                <text:p>58949</text:p>
              </table:table-cell>
              <table:table-cell office:value-type="float" office:value="133392">
                <text:p>133392</text:p>
              </table:table-cell>
              <table:table-cell office:value-type="float" office:value="96230">
                <text:p>96230</text:p>
              </table:table-cell>
              <table:table-cell office:value-type="float" office:value="66693">
                <text:p>66693</text:p>
              </table:table-cell>
              <table:table-cell office:value-type="float" office:value="26639">
                <text:p>26639</text:p>
              </table:table-cell>
              <table:table-cell office:value-type="float" office:value="38067">
                <text:p>38067</text:p>
              </table:table-cell>
              <table:table-cell office:value-type="float" office:value="33072">
                <text:p>33072</text:p>
              </table:table-cell>
              <table:table-cell office:value-type="float" office:value="21840">
                <text:p>21840</text:p>
              </table:table-cell>
              <table:table-cell office:value-type="float" office:value="31136">
                <text:p>31136</text:p>
              </table:table-cell>
            </table:table-row>
            <table:table-row>
              <table:table-cell office:value-type="string">
                <text:p>12/07-12/14</text:p>
              </table:table-cell>
              <table:table-cell office:value-type="float" office:value="64622">
                <text:p>64622</text:p>
              </table:table-cell>
              <table:table-cell office:value-type="float" office:value="62210">
                <text:p>62210</text:p>
              </table:table-cell>
              <table:table-cell office:value-type="float" office:value="82783">
                <text:p>82783</text:p>
              </table:table-cell>
              <table:table-cell office:value-type="float" office:value="99563">
                <text:p>99563</text:p>
              </table:table-cell>
              <table:table-cell office:value-type="float" office:value="68582">
                <text:p>68582</text:p>
              </table:table-cell>
              <table:table-cell office:value-type="float" office:value="25184">
                <text:p>25184</text:p>
              </table:table-cell>
              <table:table-cell office:value-type="float" office:value="38621">
                <text:p>38621</text:p>
              </table:table-cell>
              <table:table-cell office:value-type="float" office:value="33264">
                <text:p>33264</text:p>
              </table:table-cell>
              <table:table-cell office:value-type="float" office:value="20423">
                <text:p>20423</text:p>
              </table:table-cell>
              <table:table-cell office:value-type="float" office:value="29362">
                <text:p>29362</text:p>
              </table:table-cell>
            </table:table-row>
            <table:table-row>
              <table:table-cell office:value-type="string">
                <text:p>12/14-12/21</text:p>
              </table:table-cell>
              <table:table-cell office:value-type="float" office:value="66951">
                <text:p>66951</text:p>
              </table:table-cell>
              <table:table-cell office:value-type="float" office:value="62542">
                <text:p>62542</text:p>
              </table:table-cell>
              <table:table-cell office:value-type="float" office:value="101346">
                <text:p>101346</text:p>
              </table:table-cell>
              <table:table-cell office:value-type="float" office:value="107215">
                <text:p>107215</text:p>
              </table:table-cell>
              <table:table-cell office:value-type="float" office:value="74749">
                <text:p>74749</text:p>
              </table:table-cell>
              <table:table-cell office:value-type="float" office:value="28897">
                <text:p>28897</text:p>
              </table:table-cell>
              <table:table-cell office:value-type="float" office:value="39882">
                <text:p>39882</text:p>
              </table:table-cell>
              <table:table-cell office:value-type="float" office:value="34989">
                <text:p>34989</text:p>
              </table:table-cell>
              <table:table-cell office:value-type="float" office:value="20803">
                <text:p>20803</text:p>
              </table:table-cell>
              <table:table-cell office:value-type="float" office:value="28631">
                <text:p>28631</text:p>
              </table:table-cell>
            </table:table-row>
            <table:table-row>
              <table:table-cell office:value-type="string">
                <text:p>12/21-12/28</text:p>
              </table:table-cell>
              <table:table-cell office:value-type="float" office:value="51747">
                <text:p>51747</text:p>
              </table:table-cell>
              <table:table-cell office:value-type="float" office:value="35814">
                <text:p>35814</text:p>
              </table:table-cell>
              <table:table-cell office:value-type="float" office:value="84004">
                <text:p>84004</text:p>
              </table:table-cell>
              <table:table-cell office:value-type="float" office:value="85479">
                <text:p>85479</text:p>
              </table:table-cell>
              <table:table-cell office:value-type="float" office:value="58906">
                <text:p>58906</text:p>
              </table:table-cell>
              <table:table-cell office:value-type="float" office:value="27749">
                <text:p>27749</text:p>
              </table:table-cell>
              <table:table-cell office:value-type="float" office:value="29537">
                <text:p>29537</text:p>
              </table:table-cell>
              <table:table-cell office:value-type="float" office:value="31040">
                <text:p>31040</text:p>
              </table:table-cell>
              <table:table-cell office:value-type="float" office:value="18349">
                <text:p>18349</text:p>
              </table:table-cell>
              <table:table-cell office:value-type="float" office:value="21209">
                <text:p>21209</text:p>
              </table:table-cell>
            </table:table-row>
            <table:table-row>
              <table:table-cell office:value-type="string">
                <text:p>12/28-01/04</text:p>
              </table:table-cell>
              <table:table-cell office:value-type="float" office:value="62101">
                <text:p>62101</text:p>
              </table:table-cell>
              <table:table-cell office:value-type="float" office:value="25188">
                <text:p>25188</text:p>
              </table:table-cell>
              <table:table-cell office:value-type="float" office:value="98094">
                <text:p>98094</text:p>
              </table:table-cell>
              <table:table-cell office:value-type="float" office:value="92897">
                <text:p>92897</text:p>
              </table:table-cell>
              <table:table-cell office:value-type="float" office:value="60567">
                <text:p>60567</text:p>
              </table:table-cell>
              <table:table-cell office:value-type="float" office:value="33869">
                <text:p>33869</text:p>
              </table:table-cell>
              <table:table-cell office:value-type="float" office:value="36154">
                <text:p>36154</text:p>
              </table:table-cell>
              <table:table-cell office:value-type="float" office:value="33706">
                <text:p>33706</text:p>
              </table:table-cell>
              <table:table-cell office:value-type="float" office:value="23180">
                <text:p>23180</text:p>
              </table:table-cell>
              <table:table-cell office:value-type="float" office:value="27273">
                <text:p>27273</text:p>
              </table:table-cell>
            </table:table-row>
            <table:table-row>
              <table:table-cell office:value-type="string">
                <text:p>01/04-01/11</text:p>
              </table:table-cell>
              <table:table-cell office:value-type="float" office:value="69573">
                <text:p>69573</text:p>
              </table:table-cell>
              <table:table-cell office:value-type="float" office:value="97861">
                <text:p>97861</text:p>
              </table:table-cell>
              <table:table-cell office:value-type="float" office:value="107153">
                <text:p>107153</text:p>
              </table:table-cell>
              <table:table-cell office:value-type="float" office:value="94649">
                <text:p>94649</text:p>
              </table:table-cell>
              <table:table-cell office:value-type="float" office:value="59679">
                <text:p>59679</text:p>
              </table:table-cell>
              <table:table-cell office:value-type="float" office:value="52338">
                <text:p>52338</text:p>
              </table:table-cell>
              <table:table-cell office:value-type="float" office:value="38539">
                <text:p>38539</text:p>
              </table:table-cell>
              <table:table-cell office:value-type="float" office:value="35209">
                <text:p>35209</text:p>
              </table:table-cell>
              <table:table-cell office:value-type="float" office:value="22495">
                <text:p>22495</text:p>
              </table:table-cell>
              <table:table-cell office:value-type="float" office:value="28696">
                <text:p>28696</text:p>
              </table:table-cell>
            </table:table-row>
            <table:table-row>
              <table:table-cell office:value-type="string">
                <text:p>01/11-01/18</text:p>
              </table:table-cell>
              <table:table-cell office:value-type="float" office:value="137475">
                <text:p>137475</text:p>
              </table:table-cell>
              <table:table-cell office:value-type="float" office:value="117185">
                <text:p>117185</text:p>
              </table:table-cell>
              <table:table-cell office:value-type="float" office:value="106368">
                <text:p>106368</text:p>
              </table:table-cell>
              <table:table-cell office:value-type="float" office:value="97379">
                <text:p>97379</text:p>
              </table:table-cell>
              <table:table-cell office:value-type="float" office:value="52847">
                <text:p>52847</text:p>
              </table:table-cell>
              <table:table-cell office:value-type="float" office:value="59340">
                <text:p>59340</text:p>
              </table:table-cell>
              <table:table-cell office:value-type="float" office:value="39597">
                <text:p>39597</text:p>
              </table:table-cell>
              <table:table-cell office:value-type="float" office:value="32991">
                <text:p>32991</text:p>
              </table:table-cell>
              <table:table-cell office:value-type="float" office:value="30773">
                <text:p>30773</text:p>
              </table:table-cell>
              <table:table-cell office:value-type="float" office:value="27072">
                <text:p>27072</text:p>
              </table:table-cell>
            </table:table-row>
            <table:table-row>
              <table:table-cell office:value-type="string">
                <text:p>01/18-01/25</text:p>
              </table:table-cell>
              <table:table-cell office:value-type="float" office:value="136101">
                <text:p>136101</text:p>
              </table:table-cell>
              <table:table-cell office:value-type="float" office:value="135434">
                <text:p>135434</text:p>
              </table:table-cell>
              <table:table-cell office:value-type="float" office:value="108481">
                <text:p>108481</text:p>
              </table:table-cell>
              <table:table-cell office:value-type="float" office:value="96514">
                <text:p>96514</text:p>
              </table:table-cell>
              <table:table-cell office:value-type="float" office:value="49605">
                <text:p>49605</text:p>
              </table:table-cell>
              <table:table-cell office:value-type="float" office:value="59890">
                <text:p>59890</text:p>
              </table:table-cell>
              <table:table-cell office:value-type="float" office:value="39052">
                <text:p>39052</text:p>
              </table:table-cell>
              <table:table-cell office:value-type="float" office:value="31347">
                <text:p>31347</text:p>
              </table:table-cell>
              <table:table-cell office:value-type="float" office:value="28376">
                <text:p>28376</text:p>
              </table:table-cell>
              <table:table-cell office:value-type="float" office:value="24686">
                <text:p>24686</text:p>
              </table:table-cell>
            </table:table-row>
            <table:table-row>
              <table:table-cell office:value-type="string">
                <text:p>01/25-02/01</text:p>
              </table:table-cell>
              <table:table-cell office:value-type="float" office:value="141980">
                <text:p>141980</text:p>
              </table:table-cell>
              <table:table-cell office:value-type="float" office:value="153333">
                <text:p>153333</text:p>
              </table:table-cell>
              <table:table-cell office:value-type="float" office:value="91672">
                <text:p>91672</text:p>
              </table:table-cell>
              <table:table-cell office:value-type="float" office:value="95693">
                <text:p>95693</text:p>
              </table:table-cell>
              <table:table-cell office:value-type="float" office:value="48737">
                <text:p>48737</text:p>
              </table:table-cell>
              <table:table-cell office:value-type="float" office:value="62347">
                <text:p>62347</text:p>
              </table:table-cell>
              <table:table-cell office:value-type="float" office:value="40738">
                <text:p>40738</text:p>
              </table:table-cell>
              <table:table-cell office:value-type="float" office:value="31686">
                <text:p>31686</text:p>
              </table:table-cell>
              <table:table-cell office:value-type="float" office:value="29070">
                <text:p>29070</text:p>
              </table:table-cell>
              <table:table-cell office:value-type="float" office:value="24540">
                <text:p>24540</text:p>
              </table:table-cell>
            </table:table-row>
            <table:table-row>
              <table:table-cell office:value-type="string">
                <text:p>02/01-02/08</text:p>
              </table:table-cell>
              <table:table-cell office:value-type="float" office:value="134454">
                <text:p>134454</text:p>
              </table:table-cell>
              <table:table-cell office:value-type="float" office:value="162245">
                <text:p>162245</text:p>
              </table:table-cell>
              <table:table-cell office:value-type="float" office:value="80094">
                <text:p>80094</text:p>
              </table:table-cell>
              <table:table-cell office:value-type="float" office:value="94180">
                <text:p>94180</text:p>
              </table:table-cell>
              <table:table-cell office:value-type="float" office:value="50478">
                <text:p>50478</text:p>
              </table:table-cell>
              <table:table-cell office:value-type="float" office:value="61047">
                <text:p>61047</text:p>
              </table:table-cell>
              <table:table-cell office:value-type="float" office:value="40201">
                <text:p>40201</text:p>
              </table:table-cell>
              <table:table-cell office:value-type="float" office:value="32759">
                <text:p>32759</text:p>
              </table:table-cell>
              <table:table-cell office:value-type="float" office:value="28311">
                <text:p>28311</text:p>
              </table:table-cell>
              <table:table-cell office:value-type="float" office:value="23825">
                <text:p>23825</text:p>
              </table:table-cell>
            </table:table-row>
            <table:table-row>
              <table:table-cell office:value-type="string">
                <text:p>02/08-02/15</text:p>
              </table:table-cell>
              <table:table-cell office:value-type="float" office:value="146594">
                <text:p>146594</text:p>
              </table:table-cell>
              <table:table-cell office:value-type="float" office:value="164448">
                <text:p>164448</text:p>
              </table:table-cell>
              <table:table-cell office:value-type="float" office:value="68345">
                <text:p>68345</text:p>
              </table:table-cell>
              <table:table-cell office:value-type="float" office:value="99741">
                <text:p>99741</text:p>
              </table:table-cell>
              <table:table-cell office:value-type="float" office:value="51234">
                <text:p>51234</text:p>
              </table:table-cell>
              <table:table-cell office:value-type="float" office:value="61983">
                <text:p>61983</text:p>
              </table:table-cell>
              <table:table-cell office:value-type="float" office:value="39828">
                <text:p>39828</text:p>
              </table:table-cell>
              <table:table-cell office:value-type="float" office:value="31146">
                <text:p>31146</text:p>
              </table:table-cell>
              <table:table-cell office:value-type="float" office:value="30955">
                <text:p>30955</text:p>
              </table:table-cell>
              <table:table-cell office:value-type="float" office:value="23843">
                <text:p>23843</text:p>
              </table:table-cell>
            </table:table-row>
            <table:table-row>
              <table:table-cell office:value-type="string">
                <text:p>02/15-02/22</text:p>
              </table:table-cell>
              <table:table-cell office:value-type="float" office:value="150222">
                <text:p>150222</text:p>
              </table:table-cell>
              <table:table-cell office:value-type="float" office:value="166520">
                <text:p>166520</text:p>
              </table:table-cell>
              <table:table-cell office:value-type="float" office:value="95718">
                <text:p>95718</text:p>
              </table:table-cell>
              <table:table-cell office:value-type="float" office:value="101034">
                <text:p>101034</text:p>
              </table:table-cell>
              <table:table-cell office:value-type="float" office:value="50541">
                <text:p>50541</text:p>
              </table:table-cell>
              <table:table-cell office:value-type="float" office:value="65054">
                <text:p>65054</text:p>
              </table:table-cell>
              <table:table-cell office:value-type="float" office:value="41934">
                <text:p>41934</text:p>
              </table:table-cell>
              <table:table-cell office:value-type="float" office:value="32185">
                <text:p>32185</text:p>
              </table:table-cell>
              <table:table-cell office:value-type="float" office:value="30499">
                <text:p>30499</text:p>
              </table:table-cell>
              <table:table-cell office:value-type="float" office:value="24583">
                <text:p>24583</text:p>
              </table:table-cell>
            </table:table-row>
            <table:table-row>
              <table:table-cell office:value-type="string">
                <text:p>02/15-03/01</text:p>
              </table:table-cell>
              <table:table-cell office:value-type="float" office:value="156550">
                <text:p>156550</text:p>
              </table:table-cell>
              <table:table-cell office:value-type="float" office:value="196211">
                <text:p>196211</text:p>
              </table:table-cell>
              <table:table-cell office:value-type="float" office:value="77128">
                <text:p>77128</text:p>
              </table:table-cell>
              <table:table-cell office:value-type="float" office:value="103660">
                <text:p>103660</text:p>
              </table:table-cell>
              <table:table-cell office:value-type="float" office:value="50276">
                <text:p>50276</text:p>
              </table:table-cell>
              <table:table-cell office:value-type="float" office:value="65758">
                <text:p>65758</text:p>
              </table:table-cell>
              <table:table-cell office:value-type="float" office:value="44392">
                <text:p>44392</text:p>
              </table:table-cell>
              <table:table-cell office:value-type="float" office:value="31788">
                <text:p>31788</text:p>
              </table:table-cell>
              <table:table-cell office:value-type="float" office:value="31082">
                <text:p>31082</text:p>
              </table:table-cell>
              <table:table-cell office:value-type="float" office:value="25451">
                <text:p>25451</text:p>
              </table:table-cell>
            </table:table-row>
            <table:table-row>
              <table:table-cell office:value-type="string">
                <text:p>03/01-03/08</text:p>
              </table:table-cell>
              <table:table-cell office:value-type="float" office:value="156574">
                <text:p>156574</text:p>
              </table:table-cell>
              <table:table-cell office:value-type="float" office:value="189783">
                <text:p>189783</text:p>
              </table:table-cell>
              <table:table-cell office:value-type="float" office:value="71994">
                <text:p>71994</text:p>
              </table:table-cell>
              <table:table-cell office:value-type="float" office:value="104039">
                <text:p>104039</text:p>
              </table:table-cell>
              <table:table-cell office:value-type="float" office:value="51589">
                <text:p>51589</text:p>
              </table:table-cell>
              <table:table-cell office:value-type="float" office:value="63654">
                <text:p>63654</text:p>
              </table:table-cell>
              <table:table-cell office:value-type="float" office:value="44927">
                <text:p>44927</text:p>
              </table:table-cell>
              <table:table-cell office:value-type="float" office:value="31202">
                <text:p>31202</text:p>
              </table:table-cell>
              <table:table-cell office:value-type="float" office:value="29909">
                <text:p>29909</text:p>
              </table:table-cell>
              <table:table-cell office:value-type="float" office:value="26184">
                <text:p>26184</text:p>
              </table:table-cell>
            </table:table-row>
            <table:table-row>
              <table:table-cell office:value-type="string">
                <text:p>03/08-03/15</text:p>
              </table:table-cell>
              <table:table-cell office:value-type="float" office:value="161944">
                <text:p>161944</text:p>
              </table:table-cell>
              <table:table-cell office:value-type="float" office:value="183338">
                <text:p>183338</text:p>
              </table:table-cell>
              <table:table-cell office:value-type="float" office:value="90877">
                <text:p>90877</text:p>
              </table:table-cell>
              <table:table-cell office:value-type="float" office:value="107559">
                <text:p>107559</text:p>
              </table:table-cell>
              <table:table-cell office:value-type="float" office:value="52380">
                <text:p>52380</text:p>
              </table:table-cell>
              <table:table-cell office:value-type="float" office:value="64679">
                <text:p>64679</text:p>
              </table:table-cell>
              <table:table-cell office:value-type="float" office:value="44497">
                <text:p>44497</text:p>
              </table:table-cell>
              <table:table-cell office:value-type="float" office:value="31733">
                <text:p>31733</text:p>
              </table:table-cell>
              <table:table-cell office:value-type="float" office:value="33152">
                <text:p>33152</text:p>
              </table:table-cell>
              <table:table-cell office:value-type="float" office:value="27719">
                <text:p>27719</text:p>
              </table:table-cell>
            </table:table-row>
            <table:table-row>
              <table:table-cell office:value-type="string">
                <text:p>03/15-03/22</text:p>
              </table:table-cell>
              <table:table-cell office:value-type="float" office:value="171705">
                <text:p>171705</text:p>
              </table:table-cell>
              <table:table-cell office:value-type="float" office:value="170963">
                <text:p>170963</text:p>
              </table:table-cell>
              <table:table-cell office:value-type="float" office:value="86297">
                <text:p>86297</text:p>
              </table:table-cell>
              <table:table-cell office:value-type="float" office:value="115921">
                <text:p>115921</text:p>
              </table:table-cell>
              <table:table-cell office:value-type="float" office:value="55666">
                <text:p>55666</text:p>
              </table:table-cell>
              <table:table-cell office:value-type="float" office:value="63963">
                <text:p>63963</text:p>
              </table:table-cell>
              <table:table-cell office:value-type="float" office:value="46930">
                <text:p>46930</text:p>
              </table:table-cell>
              <table:table-cell office:value-type="float" office:value="31763">
                <text:p>31763</text:p>
              </table:table-cell>
              <table:table-cell office:value-type="float" office:value="37525">
                <text:p>37525</text:p>
              </table:table-cell>
              <table:table-cell office:value-type="float" office:value="28324">
                <text:p>28324</text:p>
              </table:table-cell>
            </table:table-row>
            <table:table-row>
              <table:table-cell office:value-type="string">
                <text:p>03/22-03/29</text:p>
              </table:table-cell>
              <table:table-cell office:value-type="float" office:value="164463">
                <text:p>164463</text:p>
              </table:table-cell>
              <table:table-cell office:value-type="float" office:value="175043">
                <text:p>175043</text:p>
              </table:table-cell>
              <table:table-cell office:value-type="float" office:value="94647">
                <text:p>94647</text:p>
              </table:table-cell>
              <table:table-cell office:value-type="float" office:value="113876">
                <text:p>113876</text:p>
              </table:table-cell>
              <table:table-cell office:value-type="float" office:value="54714">
                <text:p>54714</text:p>
              </table:table-cell>
              <table:table-cell office:value-type="float" office:value="61795">
                <text:p>61795</text:p>
              </table:table-cell>
              <table:table-cell office:value-type="float" office:value="45505">
                <text:p>45505</text:p>
              </table:table-cell>
              <table:table-cell office:value-type="float" office:value="31322">
                <text:p>31322</text:p>
              </table:table-cell>
              <table:table-cell office:value-type="float" office:value="35086">
                <text:p>35086</text:p>
              </table:table-cell>
              <table:table-cell office:value-type="float" office:value="29118">
                <text:p>29118</text:p>
              </table:table-cell>
            </table:table-row>
            <table:table-row>
              <table:table-cell office:value-type="string">
                <text:p>03/29-04/05</text:p>
              </table:table-cell>
              <table:table-cell office:value-type="float" office:value="154198">
                <text:p>154198</text:p>
              </table:table-cell>
              <table:table-cell office:value-type="float" office:value="130022">
                <text:p>130022</text:p>
              </table:table-cell>
              <table:table-cell office:value-type="float" office:value="96773">
                <text:p>96773</text:p>
              </table:table-cell>
              <table:table-cell office:value-type="float" office:value="109169">
                <text:p>109169</text:p>
              </table:table-cell>
              <table:table-cell office:value-type="float" office:value="57895">
                <text:p>57895</text:p>
              </table:table-cell>
              <table:table-cell office:value-type="float" office:value="52552">
                <text:p>52552</text:p>
              </table:table-cell>
              <table:table-cell office:value-type="float" office:value="46038">
                <text:p>46038</text:p>
              </table:table-cell>
              <table:table-cell office:value-type="float" office:value="32297">
                <text:p>32297</text:p>
              </table:table-cell>
              <table:table-cell office:value-type="float" office:value="33673">
                <text:p>33673</text:p>
              </table:table-cell>
              <table:table-cell office:value-type="float" office:value="28035">
                <text:p>28035</text:p>
              </table:table-cell>
            </table:table-row>
            <table:table-row>
              <table:table-cell office:value-type="string">
                <text:p>04/05-04/12</text:p>
              </table:table-cell>
              <table:table-cell office:value-type="float" office:value="160653">
                <text:p>160653</text:p>
              </table:table-cell>
              <table:table-cell office:value-type="float" office:value="184621">
                <text:p>184621</text:p>
              </table:table-cell>
              <table:table-cell office:value-type="float" office:value="93678">
                <text:p>93678</text:p>
              </table:table-cell>
              <table:table-cell office:value-type="float" office:value="106324">
                <text:p>106324</text:p>
              </table:table-cell>
              <table:table-cell office:value-type="float" office:value="52896">
                <text:p>52896</text:p>
              </table:table-cell>
              <table:table-cell office:value-type="float" office:value="62449">
                <text:p>62449</text:p>
              </table:table-cell>
              <table:table-cell office:value-type="float" office:value="47746">
                <text:p>47746</text:p>
              </table:table-cell>
              <table:table-cell office:value-type="float" office:value="30294">
                <text:p>30294</text:p>
              </table:table-cell>
              <table:table-cell office:value-type="float" office:value="35135">
                <text:p>35135</text:p>
              </table:table-cell>
              <table:table-cell office:value-type="float" office:value="30652">
                <text:p>30652</text:p>
              </table:table-cell>
            </table:table-row>
            <table:table-row>
              <table:table-cell office:value-type="string">
                <text:p>04/12-04/19</text:p>
              </table:table-cell>
              <table:table-cell office:value-type="float" office:value="167975">
                <text:p>167975</text:p>
              </table:table-cell>
              <table:table-cell office:value-type="float" office:value="212977">
                <text:p>212977</text:p>
              </table:table-cell>
              <table:table-cell office:value-type="float" office:value="101572">
                <text:p>101572</text:p>
              </table:table-cell>
              <table:table-cell office:value-type="float" office:value="107939">
                <text:p>107939</text:p>
              </table:table-cell>
              <table:table-cell office:value-type="float" office:value="52285">
                <text:p>52285</text:p>
              </table:table-cell>
              <table:table-cell office:value-type="float" office:value="64460">
                <text:p>64460</text:p>
              </table:table-cell>
              <table:table-cell office:value-type="float" office:value="49086">
                <text:p>49086</text:p>
              </table:table-cell>
              <table:table-cell office:value-type="float" office:value="31470">
                <text:p>31470</text:p>
              </table:table-cell>
              <table:table-cell office:value-type="float" office:value="35410">
                <text:p>35410</text:p>
              </table:table-cell>
              <table:table-cell office:value-type="float" office:value="30469">
                <text:p>30469</text:p>
              </table:table-cell>
            </table:table-row>
            <table:table-row>
              <table:table-cell office:value-type="string">
                <text:p>04/19-04/26</text:p>
              </table:table-cell>
              <table:table-cell office:value-type="float" office:value="170026">
                <text:p>170026</text:p>
              </table:table-cell>
              <table:table-cell office:value-type="float" office:value="212771">
                <text:p>212771</text:p>
              </table:table-cell>
              <table:table-cell office:value-type="float" office:value="105262">
                <text:p>105262</text:p>
              </table:table-cell>
              <table:table-cell office:value-type="float" office:value="108288">
                <text:p>108288</text:p>
              </table:table-cell>
              <table:table-cell office:value-type="float" office:value="52788">
                <text:p>52788</text:p>
              </table:table-cell>
              <table:table-cell office:value-type="float" office:value="66155">
                <text:p>66155</text:p>
              </table:table-cell>
              <table:table-cell office:value-type="float" office:value="47904">
                <text:p>47904</text:p>
              </table:table-cell>
              <table:table-cell office:value-type="float" office:value="31133">
                <text:p>31133</text:p>
              </table:table-cell>
              <table:table-cell office:value-type="float" office:value="36983">
                <text:p>36983</text:p>
              </table:table-cell>
              <table:table-cell office:value-type="float" office:value="30297">
                <text:p>30297</text:p>
              </table:table-cell>
            </table:table-row>
            <table:table-row>
              <table:table-cell office:value-type="string">
                <text:p>04/26-05/02</text:p>
              </table:table-cell>
              <table:table-cell office:value-type="float" office:value="172755">
                <text:p>172755</text:p>
              </table:table-cell>
              <table:table-cell office:value-type="float" office:value="216056">
                <text:p>216056</text:p>
              </table:table-cell>
              <table:table-cell office:value-type="float" office:value="116002">
                <text:p>116002</text:p>
              </table:table-cell>
              <table:table-cell office:value-type="float" office:value="106195">
                <text:p>106195</text:p>
              </table:table-cell>
              <table:table-cell office:value-type="float" office:value="53593">
                <text:p>53593</text:p>
              </table:table-cell>
              <table:table-cell office:value-type="float" office:value="65302">
                <text:p>65302</text:p>
              </table:table-cell>
              <table:table-cell office:value-type="float" office:value="49969">
                <text:p>49969</text:p>
              </table:table-cell>
              <table:table-cell office:value-type="float" office:value="30819">
                <text:p>30819</text:p>
              </table:table-cell>
              <table:table-cell office:value-type="float" office:value="34002">
                <text:p>34002</text:p>
              </table:table-cell>
              <table:table-cell office:value-type="float" office:value="32300">
                <text:p>32300</text:p>
              </table:table-cell>
            </table:table-row>
            <table:table-row>
              <table:table-cell office:value-type="string">
                <text:p>05/03-05/10</text:p>
              </table:table-cell>
              <table:table-cell office:value-type="float" office:value="192773">
                <text:p>192773</text:p>
              </table:table-cell>
              <table:table-cell office:value-type="float" office:value="222628">
                <text:p>222628</text:p>
              </table:table-cell>
              <table:table-cell office:value-type="float" office:value="116827">
                <text:p>116827</text:p>
              </table:table-cell>
              <table:table-cell office:value-type="float" office:value="112919">
                <text:p>112919</text:p>
              </table:table-cell>
              <table:table-cell office:value-type="float" office:value="57927">
                <text:p>57927</text:p>
              </table:table-cell>
              <table:table-cell office:value-type="float" office:value="69524">
                <text:p>69524</text:p>
              </table:table-cell>
              <table:table-cell office:value-type="float" office:value="52222">
                <text:p>52222</text:p>
              </table:table-cell>
              <table:table-cell office:value-type="float" office:value="31241">
                <text:p>31241</text:p>
              </table:table-cell>
              <table:table-cell office:value-type="float" office:value="37176">
                <text:p>37176</text:p>
              </table:table-cell>
              <table:table-cell office:value-type="float" office:value="34378">
                <text:p>34378</text:p>
              </table:table-cell>
            </table:table-row>
            <table:table-row>
              <table:table-cell office:value-type="string">
                <text:p>05/10-05/17</text:p>
              </table:table-cell>
              <table:table-cell office:value-type="float" office:value="189347">
                <text:p>189347</text:p>
              </table:table-cell>
              <table:table-cell office:value-type="float" office:value="232292">
                <text:p>232292</text:p>
              </table:table-cell>
              <table:table-cell office:value-type="float" office:value="149246">
                <text:p>149246</text:p>
              </table:table-cell>
              <table:table-cell office:value-type="float" office:value="112022">
                <text:p>112022</text:p>
              </table:table-cell>
              <table:table-cell office:value-type="float" office:value="58261">
                <text:p>58261</text:p>
              </table:table-cell>
              <table:table-cell office:value-type="float" office:value="73875">
                <text:p>73875</text:p>
              </table:table-cell>
              <table:table-cell office:value-type="float" office:value="54059">
                <text:p>54059</text:p>
              </table:table-cell>
              <table:table-cell office:value-type="float" office:value="31435">
                <text:p>31435</text:p>
              </table:table-cell>
              <table:table-cell office:value-type="float" office:value="39407">
                <text:p>39407</text:p>
              </table:table-cell>
              <table:table-cell office:value-type="float" office:value="35502">
                <text:p>35502</text:p>
              </table:table-cell>
            </table:table-row>
            <table:table-row>
              <table:table-cell office:value-type="string">
                <text:p>05/17-05/24</text:p>
              </table:table-cell>
              <table:table-cell office:value-type="float" office:value="193701">
                <text:p>193701</text:p>
              </table:table-cell>
              <table:table-cell office:value-type="float" office:value="241338">
                <text:p>241338</text:p>
              </table:table-cell>
              <table:table-cell office:value-type="float" office:value="144895">
                <text:p>144895</text:p>
              </table:table-cell>
              <table:table-cell office:value-type="float" office:value="115670">
                <text:p>115670</text:p>
              </table:table-cell>
              <table:table-cell office:value-type="float" office:value="61062">
                <text:p>61062</text:p>
              </table:table-cell>
              <table:table-cell office:value-type="float" office:value="73799">
                <text:p>73799</text:p>
              </table:table-cell>
              <table:table-cell office:value-type="float" office:value="55777">
                <text:p>55777</text:p>
              </table:table-cell>
              <table:table-cell office:value-type="float" office:value="32082">
                <text:p>32082</text:p>
              </table:table-cell>
              <table:table-cell office:value-type="float" office:value="40835">
                <text:p>40835</text:p>
              </table:table-cell>
              <table:table-cell office:value-type="float" office:value="36112">
                <text:p>36112</text:p>
              </table:table-cell>
            </table:table-row>
            <table:table-row>
              <table:table-cell office:value-type="string">
                <text:p>05/24-05/31</text:p>
              </table:table-cell>
              <table:table-cell office:value-type="float" office:value="191608">
                <text:p>191608</text:p>
              </table:table-cell>
              <table:table-cell office:value-type="float" office:value="217964">
                <text:p>217964</text:p>
              </table:table-cell>
              <table:table-cell office:value-type="float" office:value="141471">
                <text:p>141471</text:p>
              </table:table-cell>
              <table:table-cell office:value-type="float" office:value="110550">
                <text:p>110550</text:p>
              </table:table-cell>
              <table:table-cell office:value-type="float" office:value="59607">
                <text:p>59607</text:p>
              </table:table-cell>
              <table:table-cell office:value-type="float" office:value="63679">
                <text:p>63679</text:p>
              </table:table-cell>
              <table:table-cell office:value-type="float" office:value="52775">
                <text:p>52775</text:p>
              </table:table-cell>
              <table:table-cell office:value-type="float" office:value="31693">
                <text:p>31693</text:p>
              </table:table-cell>
              <table:table-cell office:value-type="float" office:value="45087">
                <text:p>45087</text:p>
              </table:table-cell>
              <table:table-cell office:value-type="float" office:value="33934">
                <text:p>33934</text:p>
              </table:table-cell>
            </table:table-row>
            <table:table-row>
              <table:table-cell office:value-type="string">
                <text:p>05/31-06/07</text:p>
              </table:table-cell>
              <table:table-cell office:value-type="float" office:value="191222">
                <text:p>191222</text:p>
              </table:table-cell>
              <table:table-cell office:value-type="float" office:value="171910">
                <text:p>171910</text:p>
              </table:table-cell>
              <table:table-cell office:value-type="float" office:value="168645">
                <text:p>168645</text:p>
              </table:table-cell>
              <table:table-cell office:value-type="float" office:value="116717">
                <text:p>116717</text:p>
              </table:table-cell>
              <table:table-cell office:value-type="float" office:value="62948">
                <text:p>62948</text:p>
              </table:table-cell>
              <table:table-cell office:value-type="float" office:value="72440">
                <text:p>72440</text:p>
              </table:table-cell>
              <table:table-cell office:value-type="float" office:value="53675">
                <text:p>53675</text:p>
              </table:table-cell>
              <table:table-cell office:value-type="float" office:value="32276">
                <text:p>32276</text:p>
              </table:table-cell>
              <table:table-cell office:value-type="float" office:value="48015">
                <text:p>48015</text:p>
              </table:table-cell>
              <table:table-cell office:value-type="float" office:value="32176">
                <text:p>32176</text:p>
              </table:table-cell>
            </table:table-row>
            <table:table-row>
              <table:table-cell office:value-type="string">
                <text:p>06/07-06/14</text:p>
              </table:table-cell>
              <table:table-cell office:value-type="float" office:value="195959">
                <text:p>195959</text:p>
              </table:table-cell>
              <table:table-cell office:value-type="float" office:value="121633">
                <text:p>121633</text:p>
              </table:table-cell>
              <table:table-cell office:value-type="float" office:value="151616">
                <text:p>151616</text:p>
              </table:table-cell>
              <table:table-cell office:value-type="float" office:value="116333">
                <text:p>116333</text:p>
              </table:table-cell>
              <table:table-cell office:value-type="float" office:value="62551">
                <text:p>62551</text:p>
              </table:table-cell>
              <table:table-cell office:value-type="float" office:value="72994">
                <text:p>72994</text:p>
              </table:table-cell>
              <table:table-cell office:value-type="float" office:value="52314">
                <text:p>52314</text:p>
              </table:table-cell>
              <table:table-cell office:value-type="float" office:value="32374">
                <text:p>32374</text:p>
              </table:table-cell>
              <table:table-cell office:value-type="float" office:value="56193">
                <text:p>56193</text:p>
              </table:table-cell>
              <table:table-cell office:value-type="float" office:value="29964">
                <text:p>29964</text:p>
              </table:table-cell>
            </table:table-row>
            <table:table-row>
              <table:table-cell office:value-type="string">
                <text:p>06/14-06/21</text:p>
              </table:table-cell>
              <table:table-cell office:value-type="float" office:value="206107">
                <text:p>206107</text:p>
              </table:table-cell>
              <table:table-cell office:value-type="float" office:value="85680">
                <text:p>85680</text:p>
              </table:table-cell>
              <table:table-cell office:value-type="float" office:value="155265">
                <text:p>155265</text:p>
              </table:table-cell>
              <table:table-cell office:value-type="float" office:value="119614">
                <text:p>119614</text:p>
              </table:table-cell>
              <table:table-cell office:value-type="float" office:value="63067">
                <text:p>63067</text:p>
              </table:table-cell>
              <table:table-cell office:value-type="float" office:value="74174">
                <text:p>74174</text:p>
              </table:table-cell>
              <table:table-cell office:value-type="float" office:value="52794">
                <text:p>52794</text:p>
              </table:table-cell>
              <table:table-cell office:value-type="float" office:value="33548">
                <text:p>33548</text:p>
              </table:table-cell>
              <table:table-cell office:value-type="float" office:value="63233">
                <text:p>63233</text:p>
              </table:table-cell>
              <table:table-cell office:value-type="float" office:value="29729">
                <text:p>29729</text:p>
              </table:table-cell>
            </table:table-row>
            <table:table-row>
              <table:table-cell office:value-type="string">
                <text:p>06/21-06/28</text:p>
              </table:table-cell>
              <table:table-cell office:value-type="float" office:value="202844">
                <text:p>202844</text:p>
              </table:table-cell>
              <table:table-cell office:value-type="float" office:value="82380">
                <text:p>82380</text:p>
              </table:table-cell>
              <table:table-cell office:value-type="float" office:value="146424">
                <text:p>146424</text:p>
              </table:table-cell>
              <table:table-cell office:value-type="float" office:value="117461">
                <text:p>117461</text:p>
              </table:table-cell>
              <table:table-cell office:value-type="float" office:value="61425">
                <text:p>61425</text:p>
              </table:table-cell>
              <table:table-cell office:value-type="float" office:value="71986">
                <text:p>71986</text:p>
              </table:table-cell>
              <table:table-cell office:value-type="float" office:value="53148">
                <text:p>53148</text:p>
              </table:table-cell>
              <table:table-cell office:value-type="float" office:value="33412">
                <text:p>33412</text:p>
              </table:table-cell>
              <table:table-cell office:value-type="float" office:value="61281">
                <text:p>61281</text:p>
              </table:table-cell>
              <table:table-cell office:value-type="float" office:value="30103">
                <text:p>301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2.2$MacOSX_AARCH64 LibreOffice_project/49f2b1bff42cfccbd8f788c8dc32c1c309559be0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